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5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6">
      <style:table-cell-properties style:vertical-align="middle" fo:background-color="transparent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style:vertical-align="middle" fo:background-color="transparent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fo:background-color="transparent"/>
      <style:paragraph-properties style:writing-mode="page"/>
      <style:text-properties style:text-line-through-type="single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fo:background-color="transparent"/>
      <style:paragraph-properties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62cm" style:use-optimal-column-width="false" loext:column-width-sym="11.7698" fo:break-before="auto"/>
    </style:style>
    <style:style style:family="table-column" style:name="co3">
      <style:table-column-properties style:column-width="3.757cm" style:use-optimal-column-width="false" loext:column-width-sym="17.1794" fo:break-before="auto"/>
    </style:style>
    <style:style style:family="table-column" style:name="co4">
      <style:table-column-properties style:column-width="3.651cm" style:use-optimal-column-width="false" loext:column-width-sym="16.5718" fo:break-before="auto"/>
    </style:style>
    <style:style style:family="table-column" style:name="co5">
      <style:table-column-properties style:column-width="20.22cm" style:use-optimal-column-width="false" loext:column-width-sym="94.8248" fo:break-before="auto"/>
    </style:style>
    <style:style style:family="table-column" style:name="co6">
      <style:table-column-properties style:column-width="3.096cm" style:use-optimal-column-width="false" loext:column-width-sym="13.9846" fo:break-before="auto"/>
    </style:style>
    <style:style style:family="table-column" style:name="co7">
      <style:table-column-properties style:column-width="3.016cm" style:use-optimal-column-width="false" loext:column-width-sym="13.6122" fo:break-before="auto"/>
    </style:style>
    <style:style style:family="table-column" style:name="co8">
      <style:table-column-properties style:column-width="2.62cm" style:use-optimal-column-width="false" loext:column-width-sym="11.7698" fo:break-before="auto"/>
    </style:style>
    <style:style style:family="table-row" style:name="ro2">
      <style:table-row-properties style:row-height="22.5pt" style:use-optimal-row-height="false" fo:break-before="auto"/>
    </style:style>
    <style:style style:family="text" style:name="T1">
      <style:text-properties fo:font-family="Arial" fo:font-size="11pt" fo:font-style="normal" style:text-underline-type="none" fo:font-weight="bold"/>
    </style:style>
    <style:style style:family="text" style:name="T2">
      <style:text-properties fo:font-family="Arial" fo:font-size="11pt" fo:font-style="normal" style:text-underline-type="none" fo:font-weight="bold"/>
    </style:style>
    <style:style style:family="text" style:name="T3">
      <style:text-properties fo:font-family="Arial" fo:font-size="11pt" fo:font-style="normal" style:text-underline-type="none" fo:font-weight="bold"/>
    </style:style>
    <style:style style:family="text" style:name="T4">
      <style:text-properties fo:font-family="Arial" fo:font-size="11pt" fo:font-style="normal" style:text-underline-type="none" fo:font-weight="bold"/>
    </style:style>
    <style:style style:family="text" style:name="T5">
      <style:text-properties fo:font-family="Arial" fo:font-size="11pt" fo:font-style="normal" style:text-underline-type="none" fo:font-weight="bold"/>
    </style:style>
    <style:style style:family="text" style:name="T6">
      <style:text-properties fo:font-family="Arial" fo:font-size="11pt" fo:font-style="normal" style:text-underline-type="none" fo:font-weight="bold"/>
    </style:style>
    <style:style style:family="table-row" style:name="ro3">
      <style:table-row-properties style:row-height="22.5pt" style:use-optimal-row-height="false" fo:break-before="auto"/>
    </style:style>
    <style:style style:family="text" style:name="T7">
      <style:text-properties fo:font-family="Arial" fo:font-size="11pt" fo:font-style="normal" style:text-underline-type="none" fo:font-weight="normal"/>
    </style:style>
    <style:style style:family="text" style:name="T8">
      <style:text-properties fo:font-family="Arial" fo:font-size="11pt" fo:font-style="normal" style:text-underline-type="none" fo:font-weight="normal"/>
    </style:style>
    <style:style style:family="text" style:name="T9">
      <style:text-properties fo:font-family="Arial" fo:font-size="11pt" fo:font-style="normal" style:text-underline-type="none" fo:font-weight="normal"/>
    </style:style>
    <style:style style:family="text" style:name="T10">
      <style:text-properties fo:font-family="Arial" fo:font-size="11pt" fo:font-style="normal" style:text-underline-type="none" fo:font-weight="normal"/>
    </style:style>
    <style:style style:family="text" style:name="T11">
      <style:text-properties fo:font-family="Arial" fo:font-size="11pt" fo:font-style="normal" style:text-underline-type="none" fo:font-weight="normal"/>
    </style:style>
    <style:style style:family="table-row" style:name="ro4">
      <style:table-row-properties style:row-height="22.5pt" style:use-optimal-row-height="false" fo:break-before="auto"/>
    </style:style>
    <style:style style:family="text" style:name="T12">
      <style:text-properties fo:font-family="Arial" fo:font-size="11pt" fo:font-style="normal" style:text-underline-type="none" fo:font-weight="normal"/>
    </style:style>
    <style:style style:family="text" style:name="T13">
      <style:text-properties fo:font-family="Arial" fo:font-size="11pt" fo:font-style="normal" style:text-underline-type="none" fo:font-weight="normal"/>
    </style:style>
    <style:style style:family="text" style:name="T14">
      <style:text-properties fo:font-family="Arial" fo:font-size="11pt" fo:font-style="normal" style:text-underline-type="none" fo:font-weight="normal"/>
    </style:style>
    <style:style style:family="text" style:name="T15">
      <style:text-properties fo:font-family="Arial" fo:font-size="11pt" fo:font-style="normal" style:text-underline-type="none" fo:font-weight="normal"/>
    </style:style>
    <style:style style:family="table-row" style:name="ro5">
      <style:table-row-properties style:row-height="22.5pt" style:use-optimal-row-height="false" fo:break-before="auto"/>
    </style:style>
    <style:style style:family="text" style:name="T16">
      <style:text-properties fo:font-family="Arial" fo:font-size="11pt" fo:font-style="normal" style:text-underline-type="none" fo:font-weight="normal"/>
    </style:style>
    <style:style style:family="text" style:name="T17">
      <style:text-properties fo:font-family="Arial" fo:font-size="11pt" fo:font-style="normal" style:text-underline-type="none" fo:font-weight="normal"/>
    </style:style>
    <style:style style:family="text" style:name="T18">
      <style:text-properties fo:font-family="Arial" fo:font-size="11pt" fo:font-style="normal" style:text-underline-type="none" fo:font-weight="normal"/>
    </style:style>
    <style:style style:family="text" style:name="T19">
      <style:text-properties fo:font-family="Arial" fo:font-size="11pt" fo:font-style="normal" style:text-underline-type="none" fo:font-weight="normal"/>
    </style:style>
    <style:style style:family="text" style:name="T20">
      <style:text-properties fo:font-family="Arial" fo:font-size="11pt" fo:font-style="normal" style:text-underline-type="none" fo:font-weight="normal"/>
    </style:style>
    <style:style style:family="text" style:name="T21">
      <style:text-properties fo:font-family="Arial" fo:font-size="11pt" fo:font-style="normal" style:text-underline-type="none" fo:font-weight="normal"/>
    </style:style>
    <style:style style:family="table-row" style:name="ro6">
      <style:table-row-properties style:row-height="22.5pt" style:use-optimal-row-height="false" fo:break-before="auto"/>
    </style:style>
    <style:style style:family="text" style:name="T22">
      <style:text-properties fo:font-family="Arial" fo:font-size="11pt" fo:font-style="normal" style:text-underline-type="none" fo:font-weight="normal"/>
    </style:style>
    <style:style style:family="text" style:name="T23">
      <style:text-properties fo:font-family="Arial" fo:font-size="11pt" fo:font-style="normal" style:text-underline-type="none" fo:font-weight="normal"/>
    </style:style>
    <style:style style:family="text" style:name="T24">
      <style:text-properties fo:font-family="Arial" fo:font-size="11pt" fo:font-style="normal" style:text-underline-type="none" fo:font-weight="normal"/>
    </style:style>
    <style:style style:family="text" style:name="T25">
      <style:text-properties fo:font-family="Arial" fo:font-size="11pt" fo:font-style="normal" style:text-underline-type="none" fo:font-weight="normal"/>
    </style:style>
    <style:style style:family="text" style:name="T26">
      <style:text-properties fo:font-family="Arial" fo:font-size="11pt" fo:font-style="normal" style:text-underline-type="none" fo:font-weight="normal"/>
    </style:style>
    <style:style style:family="table-row" style:name="ro7">
      <style:table-row-properties style:row-height="22.5pt" style:use-optimal-row-height="false" fo:break-before="auto"/>
    </style:style>
    <style:style style:family="text" style:name="T27">
      <style:text-properties fo:font-family="Arial" fo:font-size="11pt" fo:font-style="normal" style:text-underline-type="none" fo:font-weight="normal"/>
    </style:style>
    <style:style style:family="text" style:name="T28">
      <style:text-properties fo:font-family="Arial" fo:font-size="11pt" fo:font-style="normal" style:text-underline-type="none" fo:font-weight="normal"/>
    </style:style>
    <style:style style:family="text" style:name="T29">
      <style:text-properties fo:font-family="Arial" fo:font-size="11pt" fo:font-style="normal" style:text-underline-type="none" fo:font-weight="normal"/>
    </style:style>
    <style:style style:family="text" style:name="T30">
      <style:text-properties fo:font-family="Arial" fo:font-size="11pt" fo:font-style="normal" style:text-underline-type="none" fo:font-weight="normal"/>
    </style:style>
    <style:style style:family="text" style:name="T31">
      <style:text-properties fo:font-family="Arial" fo:font-size="11pt" fo:font-style="normal" style:text-underline-type="none" fo:font-weight="normal"/>
    </style:style>
    <style:style style:family="table-row" style:name="ro8">
      <style:table-row-properties style:row-height="22.5pt" style:use-optimal-row-height="false" fo:break-before="auto"/>
    </style:style>
    <style:style style:family="text" style:name="T32">
      <style:text-properties fo:font-family="Arial" fo:font-size="11pt" fo:font-style="normal" style:text-underline-type="none" fo:font-weight="normal"/>
    </style:style>
    <style:style style:family="text" style:name="T33">
      <style:text-properties fo:font-family="Arial" fo:font-size="11pt" fo:font-style="normal" style:text-underline-type="none" fo:font-weight="normal"/>
    </style:style>
    <style:style style:family="text" style:name="T34">
      <style:text-properties fo:font-family="Arial" fo:font-size="11pt" fo:font-style="normal" style:text-underline-type="none" fo:font-weight="normal"/>
    </style:style>
    <style:style style:family="text" style:name="T35">
      <style:text-properties fo:font-family="Arial" fo:font-size="11pt" fo:font-style="normal" style:text-underline-type="none" fo:font-weight="normal"/>
    </style:style>
    <style:style style:family="text" style:name="T36">
      <style:text-properties fo:font-family="Arial" fo:font-size="11pt" fo:font-style="normal" style:text-underline-type="none" fo:font-weight="normal"/>
    </style:style>
    <style:style style:family="text" style:name="T37">
      <style:text-properties fo:font-family="Arial" fo:font-size="11pt" fo:font-style="normal" style:text-underline-type="none" fo:font-weight="normal"/>
    </style:style>
    <style:style style:family="table-row" style:name="ro9">
      <style:table-row-properties style:row-height="22.5pt" style:use-optimal-row-height="false" fo:break-before="auto"/>
    </style:style>
    <style:style style:family="text" style:name="T38">
      <style:text-properties fo:font-family="Arial" fo:font-size="11pt" fo:font-style="normal" style:text-underline-type="none" fo:font-weight="normal"/>
    </style:style>
    <style:style style:family="text" style:name="T39">
      <style:text-properties fo:font-family="Arial" fo:font-size="11pt" fo:font-style="normal" style:text-underline-type="none" fo:font-weight="normal"/>
    </style:style>
    <style:style style:family="text" style:name="T40">
      <style:text-properties fo:font-family="Arial" fo:font-size="11pt" fo:font-style="normal" style:text-underline-type="none" fo:font-weight="normal"/>
    </style:style>
    <style:style style:family="text" style:name="T41">
      <style:text-properties fo:font-family="Arial" fo:font-size="11pt" fo:font-style="normal" style:text-underline-type="none" fo:font-weight="normal"/>
    </style:style>
    <style:style style:family="text" style:name="T42">
      <style:text-properties fo:font-family="Arial" fo:font-size="11pt" fo:font-style="normal" style:text-underline-type="none" fo:font-weight="normal"/>
    </style:style>
    <style:style style:family="text" style:name="T43">
      <style:text-properties fo:font-family="Arial" fo:font-size="11pt" fo:font-style="normal" style:text-underline-type="none" fo:font-weight="normal"/>
    </style:style>
    <style:style style:family="table-row" style:name="ro10">
      <style:table-row-properties style:row-height="22.5pt" style:use-optimal-row-height="false" fo:break-before="auto"/>
    </style:style>
    <style:style style:family="text" style:name="T44">
      <style:text-properties fo:font-family="Arial" fo:font-size="11pt" fo:font-style="normal" style:text-underline-type="none" fo:font-weight="normal"/>
    </style:style>
    <style:style style:family="text" style:name="T45">
      <style:text-properties fo:font-family="Arial" fo:font-size="11pt" fo:font-style="normal" style:text-underline-type="none" fo:font-weight="normal"/>
    </style:style>
    <style:style style:family="text" style:name="T46">
      <style:text-properties fo:font-family="Arial" fo:font-size="11pt" fo:font-style="normal" style:text-underline-type="none" fo:font-weight="normal"/>
    </style:style>
    <style:style style:family="text" style:name="T47">
      <style:text-properties fo:font-family="Arial" fo:font-size="11pt" fo:font-style="normal" style:text-underline-type="none" fo:font-weight="normal"/>
    </style:style>
    <style:style style:family="text" style:name="T48">
      <style:text-properties fo:font-family="Arial" fo:font-size="11pt" fo:font-style="normal" style:text-underline-type="none" fo:font-weight="normal"/>
    </style:style>
    <style:style style:family="table-row" style:name="ro11">
      <style:table-row-properties style:row-height="22.5pt" style:use-optimal-row-height="false" fo:break-before="auto"/>
    </style:style>
    <style:style style:family="text" style:name="T49">
      <style:text-properties fo:font-family="Arial" fo:font-size="11pt" fo:font-style="normal" style:text-underline-type="none" fo:font-weight="normal"/>
    </style:style>
    <style:style style:family="text" style:name="T50">
      <style:text-properties fo:font-family="Arial" fo:font-size="11pt" fo:font-style="normal" style:text-underline-type="none" fo:font-weight="normal"/>
    </style:style>
    <style:style style:family="text" style:name="T51">
      <style:text-properties fo:font-family="Arial" fo:font-size="11pt" fo:font-style="normal" style:text-underline-type="none" fo:font-weight="normal"/>
    </style:style>
    <style:style style:family="text" style:name="T52">
      <style:text-properties fo:font-family="Arial" fo:font-size="11pt" fo:font-style="normal" style:text-underline-type="none" fo:font-weight="normal"/>
    </style:style>
    <style:style style:family="text" style:name="T53">
      <style:text-properties fo:font-family="Arial" fo:font-size="11pt" fo:font-style="normal" style:text-underline-type="none" fo:font-weight="normal"/>
    </style:style>
    <style:style style:family="text" style:name="T54">
      <style:text-properties fo:font-family="Arial" fo:font-size="11pt" fo:font-style="normal" style:text-underline-type="none" fo:font-weight="normal"/>
    </style:style>
    <style:style style:family="table-row" style:name="ro12">
      <style:table-row-properties style:row-height="22.5pt" style:use-optimal-row-height="false" fo:break-before="auto"/>
    </style:style>
    <style:style style:family="text" style:name="T55">
      <style:text-properties fo:font-family="Arial" fo:font-size="11pt" fo:font-style="normal" style:text-underline-type="none" fo:font-weight="normal"/>
    </style:style>
    <style:style style:family="text" style:name="T56">
      <style:text-properties fo:font-family="Arial" fo:font-size="11pt" fo:font-style="normal" style:text-underline-type="none" fo:font-weight="normal"/>
    </style:style>
    <style:style style:family="text" style:name="T57">
      <style:text-properties fo:font-family="Arial" fo:font-size="11pt" fo:font-style="normal" style:text-underline-type="none" fo:font-weight="normal"/>
    </style:style>
    <style:style style:family="text" style:name="T58">
      <style:text-properties fo:font-family="Arial" fo:font-size="11pt" fo:font-style="normal" style:text-underline-type="none" fo:font-weight="normal"/>
    </style:style>
    <style:style style:family="text" style:name="T59">
      <style:text-properties fo:font-family="Arial" fo:font-size="11pt" fo:font-style="normal" style:text-underline-type="none" fo:font-weight="normal"/>
    </style:style>
    <style:style style:family="table-row" style:name="ro13">
      <style:table-row-properties style:row-height="22.5pt" style:use-optimal-row-height="false" fo:break-before="auto"/>
    </style:style>
    <style:style style:family="text" style:name="T60">
      <style:text-properties fo:font-family="Arial" fo:font-size="11pt" fo:font-style="normal" style:text-underline-type="none" fo:font-weight="normal"/>
    </style:style>
    <style:style style:family="text" style:name="T61">
      <style:text-properties fo:font-family="Arial" fo:font-size="11pt" fo:font-style="normal" style:text-underline-type="none" fo:font-weight="normal"/>
    </style:style>
    <style:style style:family="text" style:name="T62">
      <style:text-properties fo:font-family="Arial" fo:font-size="11pt" fo:font-style="normal" style:text-underline-type="none" fo:font-weight="normal"/>
    </style:style>
    <style:style style:family="text" style:name="T63">
      <style:text-properties fo:font-family="Arial" fo:font-size="11pt" fo:font-style="normal" style:text-underline-type="none" fo:font-weight="normal"/>
    </style:style>
    <style:style style:family="text" style:name="T64">
      <style:text-properties fo:font-family="Arial" fo:font-size="11pt" fo:font-style="normal" style:text-underline-type="none" fo:font-weight="normal"/>
    </style:style>
    <style:style style:family="table-row" style:name="ro14">
      <style:table-row-properties style:row-height="22.5pt" style:use-optimal-row-height="false" fo:break-before="auto"/>
    </style:style>
    <style:style style:family="text" style:name="T65">
      <style:text-properties fo:font-family="Arial" fo:font-size="11pt" fo:font-style="normal" style:text-underline-type="none" fo:font-weight="normal"/>
    </style:style>
    <style:style style:family="text" style:name="T66">
      <style:text-properties fo:font-family="Arial" fo:font-size="11pt" fo:font-style="normal" style:text-underline-type="none" fo:font-weight="normal"/>
    </style:style>
    <style:style style:family="text" style:name="T67">
      <style:text-properties fo:font-family="Arial" fo:font-size="11pt" fo:font-style="normal" style:text-underline-type="none" fo:font-weight="normal"/>
    </style:style>
    <style:style style:family="text" style:name="T68">
      <style:text-properties fo:font-family="Arial" fo:font-size="11pt" fo:font-style="normal" style:text-underline-type="none" fo:font-weight="normal"/>
    </style:style>
    <style:style style:family="text" style:name="T69">
      <style:text-properties fo:font-family="Arial" fo:font-size="11pt" fo:font-style="normal" style:text-underline-type="none" fo:font-weight="normal"/>
    </style:style>
    <style:style style:family="table-row" style:name="ro15">
      <style:table-row-properties style:row-height="22.5pt" style:use-optimal-row-height="false" fo:break-before="auto"/>
    </style:style>
    <style:style style:family="text" style:name="T70">
      <style:text-properties fo:font-family="Arial" fo:font-size="11pt" fo:font-style="normal" style:text-underline-type="none" fo:font-weight="normal"/>
    </style:style>
    <style:style style:family="text" style:name="T71">
      <style:text-properties fo:font-family="Arial" fo:font-size="11pt" fo:font-style="normal" style:text-underline-type="none" fo:font-weight="normal"/>
    </style:style>
    <style:style style:family="text" style:name="T72">
      <style:text-properties fo:font-family="Arial" fo:font-size="11pt" fo:font-style="normal" style:text-underline-type="none" fo:font-weight="normal"/>
    </style:style>
    <style:style style:family="text" style:name="T73">
      <style:text-properties fo:font-family="Arial" fo:font-size="11pt" fo:font-style="normal" style:text-underline-type="none" fo:font-weight="normal"/>
    </style:style>
    <style:style style:family="text" style:name="T74">
      <style:text-properties fo:font-family="Arial" fo:font-size="11pt" fo:font-style="normal" style:text-underline-type="none" fo:font-weight="normal"/>
    </style:style>
    <style:style style:family="text" style:name="T75">
      <style:text-properties fo:font-family="Arial" fo:font-size="11pt" fo:font-style="normal" style:text-underline-type="none" fo:font-weight="normal"/>
    </style:style>
    <style:style style:family="table-row" style:name="ro16">
      <style:table-row-properties style:row-height="22.5pt" style:use-optimal-row-height="false" fo:break-before="auto"/>
    </style:style>
    <style:style style:family="text" style:name="T76">
      <style:text-properties fo:font-family="Arial" fo:font-size="11pt" fo:font-style="normal" style:text-underline-type="none" fo:font-weight="normal"/>
    </style:style>
    <style:style style:family="text" style:name="T77">
      <style:text-properties fo:font-family="Arial" fo:font-size="11pt" fo:font-style="normal" style:text-underline-type="none" fo:font-weight="normal"/>
    </style:style>
    <style:style style:family="text" style:name="T78">
      <style:text-properties fo:font-family="Arial" fo:font-size="11pt" fo:font-style="normal" style:text-underline-type="none" fo:font-weight="normal"/>
    </style:style>
    <style:style style:family="text" style:name="T79">
      <style:text-properties fo:font-family="Arial" fo:font-size="11pt" fo:font-style="normal" style:text-underline-type="none" fo:font-weight="normal"/>
    </style:style>
    <style:style style:family="text" style:name="T80">
      <style:text-properties fo:font-family="Arial" fo:font-size="11pt" fo:font-style="normal" style:text-underline-type="none" fo:font-weight="normal"/>
    </style:style>
    <style:style style:family="text" style:name="T81">
      <style:text-properties fo:font-family="Arial" fo:font-size="11pt" fo:font-style="normal" style:text-underline-type="none" fo:font-weight="normal"/>
    </style:style>
    <style:style style:family="table-row" style:name="ro17">
      <style:table-row-properties style:row-height="22.5pt" style:use-optimal-row-height="false" fo:break-before="auto"/>
    </style:style>
    <style:style style:family="text" style:name="T82">
      <style:text-properties fo:font-family="Arial" fo:font-size="11pt" fo:font-style="normal" style:text-underline-type="none" fo:font-weight="normal"/>
    </style:style>
    <style:style style:family="text" style:name="T83">
      <style:text-properties fo:font-family="Arial" fo:font-size="11pt" fo:font-style="normal" style:text-underline-type="none" fo:font-weight="normal"/>
    </style:style>
    <style:style style:family="text" style:name="T84">
      <style:text-properties fo:font-family="Arial" fo:font-size="11pt" fo:font-style="normal" style:text-underline-type="none" fo:font-weight="normal"/>
    </style:style>
    <style:style style:family="text" style:name="T85">
      <style:text-properties fo:font-family="Arial" fo:font-size="11pt" fo:font-style="normal" style:text-underline-type="none" fo:font-weight="normal"/>
    </style:style>
    <style:style style:family="text" style:name="T86">
      <style:text-properties fo:font-family="Arial" fo:font-size="11pt" fo:font-style="normal" style:text-underline-type="none" fo:font-weight="normal"/>
    </style:style>
    <style:style style:family="table-row" style:name="ro18">
      <style:table-row-properties style:row-height="22.5pt" style:use-optimal-row-height="false" fo:break-before="auto"/>
    </style:style>
    <style:style style:family="text" style:name="T87">
      <style:text-properties fo:font-family="Arial" fo:font-size="11pt" fo:font-style="normal" style:text-underline-type="none" fo:font-weight="normal"/>
    </style:style>
    <style:style style:family="text" style:name="T88">
      <style:text-properties fo:font-family="Arial" fo:font-size="11pt" fo:font-style="normal" style:text-underline-type="none" fo:font-weight="normal"/>
    </style:style>
    <style:style style:family="text" style:name="T89">
      <style:text-properties fo:font-family="Arial" fo:font-size="11pt" fo:font-style="normal" style:text-underline-type="none" fo:font-weight="normal"/>
    </style:style>
    <style:style style:family="text" style:name="T90">
      <style:text-properties fo:font-family="Arial" fo:font-size="11pt" fo:font-style="normal" style:text-underline-type="none" fo:font-weight="normal"/>
    </style:style>
    <style:style style:family="text" style:name="T91">
      <style:text-properties fo:font-family="Arial" fo:font-size="11pt" fo:font-style="normal" style:text-underline-type="none" fo:font-weight="normal"/>
    </style:style>
    <style:style style:family="table-row" style:name="ro19">
      <style:table-row-properties style:row-height="22.5pt" style:use-optimal-row-height="false" fo:break-before="auto"/>
    </style:style>
    <style:style style:family="text" style:name="T92">
      <style:text-properties fo:font-family="Arial" fo:font-size="11pt" fo:font-style="normal" style:text-underline-type="none" fo:font-weight="normal"/>
    </style:style>
    <style:style style:family="text" style:name="T93">
      <style:text-properties fo:font-family="Arial" fo:font-size="11pt" fo:font-style="normal" style:text-underline-type="none" fo:font-weight="normal"/>
    </style:style>
    <style:style style:family="text" style:name="T94">
      <style:text-properties fo:font-family="Arial" fo:font-size="11pt" fo:font-style="normal" style:text-underline-type="none" fo:font-weight="normal"/>
    </style:style>
    <style:style style:family="text" style:name="T95">
      <style:text-properties fo:font-family="Arial" fo:font-size="11pt" fo:font-style="normal" style:text-underline-type="none" fo:font-weight="normal"/>
    </style:style>
    <style:style style:family="text" style:name="T96">
      <style:text-properties fo:font-family="Arial" fo:font-size="11pt" fo:font-style="normal" style:text-underline-type="none" fo:font-weight="normal"/>
    </style:style>
    <style:style style:family="text" style:name="T97">
      <style:text-properties fo:font-family="Arial" fo:font-size="11pt" fo:font-style="normal" style:text-underline-type="none" fo:font-weight="normal"/>
    </style:style>
    <style:style style:family="table-row" style:name="ro20">
      <style:table-row-properties style:row-height="22.5pt" style:use-optimal-row-height="false" fo:break-before="auto"/>
    </style:style>
    <style:style style:family="text" style:name="T98">
      <style:text-properties fo:font-family="Arial" fo:font-size="11pt" fo:font-style="normal" style:text-underline-type="none" fo:font-weight="normal"/>
    </style:style>
    <style:style style:family="text" style:name="T99">
      <style:text-properties fo:font-family="Arial" fo:font-size="11pt" fo:font-style="normal" style:text-underline-type="none" fo:font-weight="normal"/>
    </style:style>
    <style:style style:family="text" style:name="T100">
      <style:text-properties fo:font-family="Arial" fo:font-size="11pt" fo:font-style="normal" style:text-underline-type="none" fo:font-weight="normal"/>
    </style:style>
    <style:style style:family="text" style:name="T101">
      <style:text-properties fo:font-family="Arial" fo:font-size="11pt" fo:font-style="normal" style:text-underline-type="none" fo:font-weight="normal"/>
    </style:style>
    <style:style style:family="text" style:name="T102">
      <style:text-properties fo:font-family="Arial" fo:font-size="11pt" fo:font-style="normal" style:text-underline-type="none" fo:font-weight="normal"/>
    </style:style>
    <style:style style:family="text" style:name="T103">
      <style:text-properties fo:font-family="Arial" fo:font-size="11pt" fo:font-style="normal" style:text-underline-type="none" fo:font-weight="normal"/>
    </style:style>
    <style:style style:family="table-row" style:name="ro21">
      <style:table-row-properties style:row-height="22.5pt" style:use-optimal-row-height="false" fo:break-before="auto"/>
    </style:style>
    <style:style style:family="text" style:name="T104">
      <style:text-properties fo:font-family="Arial" fo:font-size="11pt" fo:font-style="normal" style:text-underline-type="none" fo:font-weight="normal"/>
    </style:style>
    <style:style style:family="text" style:name="T105">
      <style:text-properties fo:font-family="Arial" fo:font-size="11pt" fo:font-style="normal" style:text-underline-type="none" fo:font-weight="normal"/>
    </style:style>
    <style:style style:family="text" style:name="T106">
      <style:text-properties fo:font-family="Arial" fo:font-size="11pt" fo:font-style="normal" style:text-underline-type="none" fo:font-weight="normal"/>
    </style:style>
    <style:style style:family="text" style:name="T107">
      <style:text-properties fo:font-family="Arial" fo:font-size="11pt" fo:font-style="normal" style:text-underline-type="none" fo:font-weight="normal"/>
    </style:style>
    <style:style style:family="text" style:name="T108">
      <style:text-properties fo:font-family="Arial" fo:font-size="11pt" fo:font-style="normal" style:text-underline-type="none" fo:font-weight="normal"/>
    </style:style>
    <style:style style:family="table-row" style:name="ro22">
      <style:table-row-properties style:row-height="22.5pt" style:use-optimal-row-height="false" fo:break-before="auto"/>
    </style:style>
    <style:style style:family="text" style:name="T109">
      <style:text-properties fo:font-family="Arial" fo:font-size="11pt" fo:font-style="normal" style:text-underline-type="none" fo:font-weight="normal"/>
    </style:style>
    <style:style style:family="text" style:name="T110">
      <style:text-properties fo:font-family="Arial" fo:font-size="11pt" fo:font-style="normal" style:text-underline-type="none" fo:font-weight="normal"/>
    </style:style>
    <style:style style:family="text" style:name="T111">
      <style:text-properties fo:font-family="Arial" fo:font-size="11pt" fo:font-style="normal" style:text-underline-type="none" fo:font-weight="normal"/>
    </style:style>
    <style:style style:family="text" style:name="T112">
      <style:text-properties fo:font-family="Arial" fo:font-size="11pt" fo:font-style="normal" style:text-underline-type="none" fo:font-weight="normal"/>
    </style:style>
    <style:style style:family="text" style:name="T113">
      <style:text-properties fo:font-family="Arial" fo:font-size="11pt" fo:font-style="normal" style:text-underline-type="none" fo:font-weight="normal"/>
    </style:style>
    <style:style style:family="text" style:name="T114">
      <style:text-properties fo:font-family="Arial" fo:font-size="11pt" fo:font-style="normal" style:text-underline-type="none" fo:font-weight="normal"/>
    </style:style>
    <style:style style:family="table-row" style:name="ro23">
      <style:table-row-properties style:row-height="22.5pt" style:use-optimal-row-height="false" fo:break-before="auto"/>
    </style:style>
    <style:style style:family="text" style:name="T115">
      <style:text-properties fo:font-family="Arial" fo:font-size="11pt" fo:font-style="normal" style:text-underline-type="none" fo:font-weight="normal"/>
    </style:style>
    <style:style style:family="text" style:name="T116">
      <style:text-properties fo:font-family="Arial" fo:font-size="11pt" fo:font-style="normal" style:text-underline-type="none" fo:font-weight="normal"/>
    </style:style>
    <style:style style:family="text" style:name="T117">
      <style:text-properties fo:font-family="Arial" fo:font-size="11pt" fo:font-style="normal" style:text-underline-type="none" fo:font-weight="normal"/>
    </style:style>
    <style:style style:family="text" style:name="T118">
      <style:text-properties fo:font-family="Arial" fo:font-size="11pt" fo:font-style="normal" style:text-underline-type="none" fo:font-weight="normal"/>
    </style:style>
    <style:style style:family="text" style:name="T119">
      <style:text-properties fo:font-family="Arial" fo:font-size="11pt" fo:font-style="normal" style:text-underline-type="none" fo:font-weight="normal"/>
    </style:style>
    <style:style style:family="text" style:name="T120">
      <style:text-properties fo:font-family="Arial" fo:font-size="11pt" fo:font-style="normal" style:text-underline-type="none" fo:font-weight="normal"/>
    </style:style>
    <style:style style:family="table-row" style:name="ro24">
      <style:table-row-properties style:row-height="22.5pt" style:use-optimal-row-height="false" fo:break-before="auto"/>
    </style:style>
    <style:style style:family="text" style:name="T121">
      <style:text-properties fo:font-family="Arial" fo:font-size="11pt" fo:font-style="normal" style:text-underline-type="none" fo:font-weight="normal"/>
    </style:style>
    <style:style style:family="text" style:name="T122">
      <style:text-properties fo:font-family="Arial" fo:font-size="11pt" fo:font-style="normal" style:text-underline-type="none" fo:font-weight="normal"/>
    </style:style>
    <style:style style:family="text" style:name="T123">
      <style:text-properties fo:font-family="Arial" fo:font-size="11pt" fo:font-style="normal" style:text-underline-type="none" fo:font-weight="normal"/>
    </style:style>
    <style:style style:family="text" style:name="T124">
      <style:text-properties fo:font-family="Arial" fo:font-size="11pt" fo:font-style="normal" style:text-underline-type="none" fo:font-weight="normal"/>
    </style:style>
    <style:style style:family="text" style:name="T125">
      <style:text-properties fo:font-family="Arial" fo:font-size="11pt" fo:font-style="normal" style:text-underline-type="none" fo:font-weight="normal"/>
    </style:style>
    <style:style style:family="text" style:name="T126">
      <style:text-properties fo:font-family="Arial" fo:font-size="11pt" fo:font-style="normal" style:text-underline-type="none" fo:font-weight="normal"/>
    </style:style>
    <style:style style:family="table-row" style:name="ro25">
      <style:table-row-properties style:row-height="22.5pt" style:use-optimal-row-height="false" fo:break-before="auto"/>
    </style:style>
    <style:style style:family="text" style:name="T127">
      <style:text-properties fo:font-family="Arial" fo:font-size="11pt" fo:font-style="normal" style:text-underline-type="none" fo:font-weight="normal"/>
    </style:style>
    <style:style style:family="text" style:name="T128">
      <style:text-properties fo:font-family="Arial" fo:font-size="11pt" fo:font-style="normal" style:text-underline-type="none" fo:font-weight="normal"/>
    </style:style>
    <style:style style:family="text" style:name="T129">
      <style:text-properties fo:font-family="Arial" fo:font-size="11pt" fo:font-style="normal" style:text-underline-type="none" fo:font-weight="normal"/>
    </style:style>
    <style:style style:family="text" style:name="T130">
      <style:text-properties fo:font-family="Arial" fo:font-size="11pt" fo:font-style="normal" style:text-underline-type="none" fo:font-weight="normal"/>
    </style:style>
    <style:style style:family="text" style:name="T131">
      <style:text-properties fo:font-family="Arial" fo:font-size="11pt" fo:font-style="normal" style:text-underline-type="none" fo:font-weight="normal"/>
    </style:style>
    <style:style style:family="text" style:name="T132">
      <style:text-properties fo:font-family="Arial" fo:font-size="11pt" fo:font-style="normal" style:text-underline-type="none" fo:font-weight="normal"/>
    </style:style>
    <style:style style:family="table-row" style:name="ro26">
      <style:table-row-properties style:row-height="22.5pt" style:use-optimal-row-height="false" fo:break-before="auto"/>
    </style:style>
    <style:style style:family="text" style:name="T133">
      <style:text-properties fo:font-family="Arial" fo:font-size="11pt" fo:font-style="normal" style:text-underline-type="none" fo:font-weight="normal"/>
    </style:style>
    <style:style style:family="text" style:name="T134">
      <style:text-properties fo:font-family="Arial" fo:font-size="11pt" fo:font-style="normal" style:text-underline-type="none" fo:font-weight="normal"/>
    </style:style>
    <style:style style:family="text" style:name="T135">
      <style:text-properties fo:font-family="Arial" fo:font-size="11pt" fo:font-style="normal" style:text-underline-type="none" fo:font-weight="normal"/>
    </style:style>
    <style:style style:family="text" style:name="T136">
      <style:text-properties fo:font-family="Arial" fo:font-size="11pt" fo:font-style="normal" style:text-underline-type="none" fo:font-weight="normal"/>
    </style:style>
    <style:style style:family="text" style:name="T137">
      <style:text-properties fo:font-family="Arial" fo:font-size="11pt" fo:font-style="normal" style:text-underline-type="none" fo:font-weight="normal"/>
    </style:style>
    <style:style style:family="table-row" style:name="ro27">
      <style:table-row-properties style:row-height="22.5pt" style:use-optimal-row-height="false" fo:break-before="auto"/>
    </style:style>
    <style:style style:family="text" style:name="T138">
      <style:text-properties fo:font-family="Arial" fo:font-size="11pt" fo:font-style="normal" style:text-underline-type="none" fo:font-weight="normal"/>
    </style:style>
    <style:style style:family="text" style:name="T139">
      <style:text-properties fo:font-family="Arial" fo:font-size="11pt" fo:font-style="normal" style:text-underline-type="none" fo:font-weight="normal"/>
    </style:style>
    <style:style style:family="text" style:name="T140">
      <style:text-properties fo:font-family="Arial" fo:font-size="11pt" fo:font-style="normal" style:text-underline-type="none" fo:font-weight="normal"/>
    </style:style>
    <style:style style:family="text" style:name="T141">
      <style:text-properties fo:font-family="Arial" fo:font-size="11pt" fo:font-style="normal" style:text-underline-type="none" fo:font-weight="normal"/>
    </style:style>
    <style:style style:family="text" style:name="T142">
      <style:text-properties fo:font-family="Arial" fo:font-size="11pt" fo:font-style="normal" style:text-underline-type="none" fo:font-weight="normal"/>
    </style:style>
    <style:style style:family="table-row" style:name="ro28">
      <style:table-row-properties style:row-height="22.5pt" style:use-optimal-row-height="false" fo:break-before="auto"/>
    </style:style>
    <style:style style:family="text" style:name="T143">
      <style:text-properties fo:font-family="Arial" fo:font-size="11pt" fo:font-style="normal" style:text-underline-type="none" fo:font-weight="normal"/>
    </style:style>
    <style:style style:family="text" style:name="T144">
      <style:text-properties fo:font-family="Arial" fo:font-size="11pt" fo:font-style="normal" style:text-underline-type="none" fo:font-weight="normal"/>
    </style:style>
    <style:style style:family="text" style:name="T145">
      <style:text-properties fo:font-family="Arial" fo:font-size="11pt" fo:font-style="normal" style:text-underline-type="none" fo:font-weight="normal"/>
    </style:style>
    <style:style style:family="text" style:name="T146">
      <style:text-properties fo:font-family="Arial" fo:font-size="11pt" fo:font-style="normal" style:text-underline-type="none" fo:font-weight="normal"/>
    </style:style>
    <style:style style:family="text" style:name="T147">
      <style:text-properties fo:font-family="Arial" fo:font-size="11pt" fo:font-style="normal" style:text-underline-type="none" fo:font-weight="normal"/>
    </style:style>
    <style:style style:family="text" style:name="T148">
      <style:text-properties fo:font-family="Arial" fo:font-size="11pt" fo:font-style="normal" style:text-underline-type="none" fo:font-weight="normal"/>
    </style:style>
    <style:style style:family="table-row" style:name="ro29">
      <style:table-row-properties style:row-height="22.5pt" style:use-optimal-row-height="false" fo:break-before="auto"/>
    </style:style>
    <style:style style:family="text" style:name="T149">
      <style:text-properties fo:font-family="Arial" fo:font-size="11pt" fo:font-style="normal" style:text-underline-type="none" fo:font-weight="normal"/>
    </style:style>
    <style:style style:family="text" style:name="T150">
      <style:text-properties fo:font-family="Arial" fo:font-size="11pt" fo:font-style="normal" style:text-underline-type="none" fo:font-weight="normal"/>
    </style:style>
    <style:style style:family="text" style:name="T151">
      <style:text-properties fo:font-family="Arial" fo:font-size="11pt" fo:font-style="normal" style:text-underline-type="none" fo:font-weight="normal"/>
    </style:style>
    <style:style style:family="text" style:name="T152">
      <style:text-properties fo:font-family="Arial" fo:font-size="11pt" fo:font-style="normal" style:text-underline-type="none" fo:font-weight="normal"/>
    </style:style>
    <style:style style:family="text" style:name="T153">
      <style:text-properties fo:font-family="Arial" fo:font-size="11pt" fo:font-style="normal" style:text-underline-type="none" fo:font-weight="normal"/>
    </style:style>
    <style:style style:family="table-row" style:name="ro30">
      <style:table-row-properties style:row-height="22.5pt" style:use-optimal-row-height="false" fo:break-before="auto"/>
    </style:style>
    <style:style style:family="text" style:name="T154">
      <style:text-properties fo:font-family="Arial" fo:font-size="11pt" fo:font-style="normal" style:text-underline-type="none" fo:font-weight="normal"/>
    </style:style>
    <style:style style:family="text" style:name="T155">
      <style:text-properties fo:font-family="Arial" fo:font-size="11pt" fo:font-style="normal" style:text-underline-type="none" fo:font-weight="normal"/>
    </style:style>
    <style:style style:family="text" style:name="T156">
      <style:text-properties fo:font-family="Arial" fo:font-size="11pt" fo:font-style="normal" style:text-underline-type="none" fo:font-weight="normal"/>
    </style:style>
    <style:style style:family="text" style:name="T157">
      <style:text-properties fo:font-family="Arial" fo:font-size="11pt" fo:font-style="normal" style:text-underline-type="none" fo:font-weight="normal"/>
    </style:style>
    <style:style style:family="text" style:name="T158">
      <style:text-properties fo:font-family="Arial" fo:font-size="11pt" fo:font-style="normal" style:text-underline-type="none" fo:font-weight="normal"/>
    </style:style>
    <style:style style:family="table-row" style:name="ro31">
      <style:table-row-properties style:row-height="22.5pt" style:use-optimal-row-height="false" fo:break-before="auto"/>
    </style:style>
    <style:style style:family="text" style:name="T159">
      <style:text-properties fo:font-family="Arial" fo:font-size="11pt" fo:font-style="normal" style:text-underline-type="none" fo:font-weight="normal"/>
    </style:style>
    <style:style style:family="text" style:name="T160">
      <style:text-properties fo:font-family="Arial" fo:font-size="11pt" fo:font-style="normal" style:text-underline-type="none" fo:font-weight="normal"/>
    </style:style>
    <style:style style:family="text" style:name="T161">
      <style:text-properties fo:font-family="Arial" fo:font-size="11pt" fo:font-style="normal" style:text-underline-type="none" fo:font-weight="normal"/>
    </style:style>
    <style:style style:family="text" style:name="T162">
      <style:text-properties fo:font-family="Arial" fo:font-size="11pt" fo:font-style="normal" style:text-underline-type="none" fo:font-weight="normal"/>
    </style:style>
    <style:style style:family="text" style:name="T163">
      <style:text-properties fo:font-family="Arial" fo:font-size="11pt" fo:font-style="normal" style:text-underline-type="none" fo:font-weight="normal"/>
    </style:style>
    <style:style style:family="table-row" style:name="ro32">
      <style:table-row-properties style:row-height="22.5pt" style:use-optimal-row-height="false" fo:break-before="auto"/>
    </style:style>
    <style:style style:family="text" style:name="T164">
      <style:text-properties fo:font-family="Arial" fo:font-size="11pt" fo:font-style="normal" style:text-underline-type="none" fo:font-weight="normal"/>
    </style:style>
    <style:style style:family="text" style:name="T165">
      <style:text-properties fo:font-family="Arial" fo:font-size="11pt" fo:font-style="normal" style:text-underline-type="none" fo:font-weight="normal"/>
    </style:style>
    <style:style style:family="text" style:name="T166">
      <style:text-properties fo:font-family="Arial" fo:font-size="11pt" fo:font-style="normal" style:text-underline-type="none" fo:font-weight="normal"/>
    </style:style>
    <style:style style:family="text" style:name="T167">
      <style:text-properties fo:font-family="Arial" fo:font-size="11pt" fo:font-style="normal" style:text-underline-type="none" fo:font-weight="normal"/>
    </style:style>
    <style:style style:family="text" style:name="T168">
      <style:text-properties fo:font-family="Arial" fo:font-size="11pt" fo:font-style="normal" style:text-underline-type="none" fo:font-weight="normal"/>
    </style:style>
    <style:style style:family="table-row" style:name="ro33">
      <style:table-row-properties style:row-height="22.5pt" style:use-optimal-row-height="false" fo:break-before="auto"/>
    </style:style>
    <style:style style:family="text" style:name="T169">
      <style:text-properties fo:font-family="Arial" fo:font-size="11pt" fo:font-style="normal" style:text-underline-type="none" fo:font-weight="normal"/>
    </style:style>
    <style:style style:family="text" style:name="T170">
      <style:text-properties fo:font-family="Arial" fo:font-size="11pt" fo:font-style="normal" style:text-underline-type="none" fo:font-weight="normal"/>
    </style:style>
    <style:style style:family="text" style:name="T171">
      <style:text-properties fo:font-family="Arial" fo:font-size="11pt" fo:font-style="normal" style:text-underline-type="none" fo:font-weight="normal"/>
    </style:style>
    <style:style style:family="text" style:name="T172">
      <style:text-properties fo:font-family="Arial" fo:font-size="11pt" fo:font-style="normal" style:text-underline-type="none" fo:font-weight="normal"/>
    </style:style>
    <style:style style:family="text" style:name="T173">
      <style:text-properties fo:font-family="Arial" fo:font-size="11pt" fo:font-style="normal" style:text-underline-type="none" fo:font-weight="normal"/>
    </style:style>
    <style:style style:family="text" style:name="T174">
      <style:text-properties fo:font-family="Arial" fo:font-size="11pt" fo:font-style="normal" style:text-underline-type="none" fo:font-weight="normal"/>
    </style:style>
    <style:style style:family="table-row" style:name="ro34">
      <style:table-row-properties style:row-height="22.5pt" style:use-optimal-row-height="false" fo:break-before="auto"/>
    </style:style>
    <style:style style:family="text" style:name="T175">
      <style:text-properties fo:font-family="Arial" fo:font-size="11pt" fo:font-style="normal" style:text-underline-type="none" fo:font-weight="normal"/>
    </style:style>
    <style:style style:family="text" style:name="T176">
      <style:text-properties fo:font-family="Arial" fo:font-size="11pt" fo:font-style="normal" style:text-underline-type="none" fo:font-weight="normal"/>
    </style:style>
    <style:style style:family="text" style:name="T177">
      <style:text-properties fo:font-family="Arial" fo:font-size="11pt" fo:font-style="normal" style:text-underline-type="none" fo:font-weight="normal"/>
    </style:style>
    <style:style style:family="text" style:name="T178">
      <style:text-properties fo:font-family="Arial" fo:font-size="11pt" fo:font-style="normal" style:text-underline-type="none" fo:font-weight="normal"/>
    </style:style>
    <style:style style:family="text" style:name="T179">
      <style:text-properties fo:font-family="Arial" fo:font-size="11pt" fo:font-style="normal" style:text-underline-type="none" fo:font-weight="normal"/>
    </style:style>
    <style:style style:family="table-row" style:name="ro35">
      <style:table-row-properties style:row-height="22.5pt" style:use-optimal-row-height="false" fo:break-before="auto"/>
    </style:style>
    <style:style style:family="text" style:name="T180">
      <style:text-properties fo:font-family="Arial" fo:font-size="11pt" fo:font-style="normal" style:text-underline-type="none" fo:font-weight="normal"/>
    </style:style>
    <style:style style:family="text" style:name="T181">
      <style:text-properties fo:font-family="Arial" fo:font-size="11pt" fo:font-style="normal" style:text-underline-type="none" fo:font-weight="normal"/>
    </style:style>
    <style:style style:family="text" style:name="T182">
      <style:text-properties fo:font-family="Arial" fo:font-size="11pt" fo:font-style="normal" style:text-underline-type="none" fo:font-weight="normal"/>
    </style:style>
    <style:style style:family="text" style:name="T183">
      <style:text-properties fo:font-family="Arial" fo:font-size="11pt" fo:font-style="normal" style:text-underline-type="none" fo:font-weight="normal"/>
    </style:style>
    <style:style style:family="text" style:name="T184">
      <style:text-properties fo:font-family="Arial" fo:font-size="11pt" fo:font-style="normal" style:text-underline-type="none" fo:font-weight="normal"/>
    </style:style>
    <style:style style:family="text" style:name="T185">
      <style:text-properties fo:font-family="Arial" fo:font-size="11pt" fo:font-style="normal" style:text-underline-type="none" fo:font-weight="normal"/>
    </style:style>
    <style:style style:family="table-row" style:name="ro36">
      <style:table-row-properties style:row-height="22.5pt" style:use-optimal-row-height="false" fo:break-before="auto"/>
    </style:style>
    <style:style style:family="text" style:name="T186">
      <style:text-properties fo:font-family="Arial" fo:font-size="11pt" fo:font-style="normal" style:text-underline-type="none" fo:font-weight="normal"/>
    </style:style>
    <style:style style:family="text" style:name="T187">
      <style:text-properties fo:font-family="Arial" fo:font-size="11pt" fo:font-style="normal" style:text-underline-type="none" fo:font-weight="normal"/>
    </style:style>
    <style:style style:family="text" style:name="T188">
      <style:text-properties fo:font-family="Arial" fo:font-size="11pt" fo:font-style="normal" style:text-underline-type="none" fo:font-weight="normal"/>
    </style:style>
    <style:style style:family="text" style:name="T189">
      <style:text-properties fo:font-family="Arial" fo:font-size="11pt" fo:font-style="normal" style:text-underline-type="none" fo:font-weight="normal"/>
    </style:style>
    <style:style style:family="text" style:name="T190">
      <style:text-properties fo:font-family="Arial" fo:font-size="11pt" fo:font-style="normal" style:text-underline-type="none" fo:font-weight="normal"/>
    </style:style>
    <style:style style:family="text" style:name="T191">
      <style:text-properties fo:font-family="Arial" fo:font-size="11pt" fo:font-style="normal" style:text-underline-type="none" fo:font-weight="normal"/>
    </style:style>
    <style:style style:family="table-row" style:name="ro37">
      <style:table-row-properties style:row-height="22.5pt" style:use-optimal-row-height="false" fo:break-before="auto"/>
    </style:style>
    <style:style style:family="table-row" style:name="ro38">
      <style:table-row-properties style:row-height="22.5pt" style:use-optimal-row-height="false" fo:break-before="auto"/>
    </style:style>
    <style:style style:family="table-row" style:name="ro39">
      <style:table-row-properties style:row-height="22.5pt" style:use-optimal-row-height="false" fo:break-before="auto"/>
    </style:style>
    <style:style style:family="table-row" style:name="ro40">
      <style:table-row-properties style:row-height="22.5pt" style:use-optimal-row-height="false" fo:break-before="auto"/>
    </style:style>
    <style:style style:family="table-row" style:name="ro41">
      <style:table-row-properties style:row-height="22.5pt" style:use-optimal-row-height="false" fo:break-before="auto"/>
    </style:style>
    <style:style style:family="table-row" style:name="ro42">
      <style:table-row-properties style:row-height="22.5pt" style:use-optimal-row-height="false" fo:break-before="auto"/>
    </style:style>
    <style:style style:family="table-row" style:name="ro43">
      <style:table-row-properties style:row-height="22.5pt" style:use-optimal-row-height="false" fo:break-before="auto"/>
    </style:style>
    <style:style style:family="table-row" style:name="ro44">
      <style:table-row-properties style:row-height="22.5pt" style:use-optimal-row-height="false" fo:break-before="auto"/>
    </style:style>
    <style:style style:family="table-row" style:name="ro45">
      <style:table-row-properties style:row-height="22.5pt" style:use-optimal-row-height="false" fo:break-before="auto"/>
    </style:style>
    <style:style style:family="table-row" style:name="ro46">
      <style:table-row-properties style:row-height="22.5pt" style:use-optimal-row-height="false" fo:break-before="auto"/>
    </style:style>
    <style:style style:family="table-row" style:name="ro47">
      <style:table-row-properties style:row-height="22.5pt" style:use-optimal-row-height="false" fo:break-before="auto"/>
    </style:style>
    <style:style style:family="table-row" style:name="ro48">
      <style:table-row-properties style:row-height="22.5pt" style:use-optimal-row-height="false" fo:break-before="auto"/>
    </style:style>
    <style:style style:family="table-row" style:name="ro49">
      <style:table-row-properties style:row-height="22.5pt" style:use-optimal-row-height="false" fo:break-before="auto"/>
    </style:style>
    <style:style style:family="table-row" style:name="ro50">
      <style:table-row-properties style:row-height="22.5pt" style:use-optimal-row-height="false" fo:break-before="auto"/>
    </style:style>
    <style:style style:family="table-row" style:name="ro51">
      <style:table-row-properties style:row-height="22.5pt" style:use-optimal-row-height="false" fo:break-before="auto"/>
    </style:style>
    <style:style style:family="table-row" style:name="ro52">
      <style:table-row-properties style:row-height="22.5pt" style:use-optimal-row-height="false" fo:break-before="auto"/>
    </style:style>
    <style:style style:family="table-row" style:name="ro53">
      <style:table-row-properties style:row-height="22.5pt" style:use-optimal-row-height="false" fo:break-before="auto"/>
    </style:style>
    <style:style style:family="table-row" style:name="ro54">
      <style:table-row-properties style:row-height="22.5pt" style:use-optimal-row-height="false" fo:break-before="auto"/>
    </style:style>
    <style:style style:family="table-row" style:name="ro55">
      <style:table-row-properties style:row-height="22.5pt" style:use-optimal-row-height="false" fo:break-before="auto"/>
    </style:style>
    <style:style style:family="table-row" style:name="ro56">
      <style:table-row-properties style:row-height="22.5pt" style:use-optimal-row-height="false" fo:break-before="auto"/>
    </style:style>
    <style:style style:family="table-row" style:name="ro57">
      <style:table-row-properties style:row-height="22.5pt" style:use-optimal-row-height="false" fo:break-before="auto"/>
    </style:style>
    <style:style style:family="table-row" style:name="ro58">
      <style:table-row-properties style:row-height="22.5pt" style:use-optimal-row-height="false" fo:break-before="auto"/>
    </style:style>
    <style:style style:family="table-row" style:name="ro59">
      <style:table-row-properties style:row-height="22.5pt" style:use-optimal-row-height="false" fo:break-before="auto"/>
    </style:style>
    <style:style style:family="table-row" style:name="ro60">
      <style:table-row-properties style:row-height="22.5pt" style:use-optimal-row-height="false" fo:break-before="auto"/>
    </style:style>
    <style:style style:family="table-row" style:name="ro61">
      <style:table-row-properties style:row-height="22.5pt" style:use-optimal-row-height="false" fo:break-before="auto"/>
    </style:style>
    <style:style style:family="table-row" style:name="ro62">
      <style:table-row-properties style:row-height="22.5pt" style:use-optimal-row-height="false" fo:break-before="auto"/>
    </style:style>
    <style:style style:family="table-row" style:name="ro63">
      <style:table-row-properties style:row-height="22.5pt" style:use-optimal-row-height="false" fo:break-before="auto"/>
    </style:style>
    <style:style style:family="table-row" style:name="ro64">
      <style:table-row-properties style:row-height="22.5pt" style:use-optimal-row-height="false" fo:break-before="auto"/>
    </style:style>
    <style:style style:family="table-row" style:name="ro65">
      <style:table-row-properties style:row-height="22.5pt" style:use-optimal-row-height="false" fo:break-before="auto"/>
    </style:style>
    <style:style style:family="table-row" style:name="ro66">
      <style:table-row-properties style:row-height="22.5pt" style:use-optimal-row-height="false" fo:break-before="auto"/>
    </style:style>
    <style:style style:family="table-row" style:name="ro67">
      <style:table-row-properties style:row-height="22.5pt" style:use-optimal-row-height="false" fo:break-before="auto"/>
    </style:style>
    <style:style style:family="table-row" style:name="ro68">
      <style:table-row-properties style:row-height="22.5pt" style:use-optimal-row-height="false" fo:break-before="auto"/>
    </style:style>
    <style:style style:family="table-row" style:name="ro69">
      <style:table-row-properties style:row-height="22.5pt" style:use-optimal-row-height="false" fo:break-before="auto"/>
    </style:style>
    <style:style style:family="table-row" style:name="ro70">
      <style:table-row-properties style:row-height="22.5pt" style:use-optimal-row-height="false" fo:break-before="auto"/>
    </style:style>
    <style:style style:family="table-row" style:name="ro71">
      <style:table-row-properties style:row-height="22.5pt" style:use-optimal-row-height="false" fo:break-before="auto"/>
    </style:style>
    <style:style style:family="table-row" style:name="ro72">
      <style:table-row-properties style:row-height="22.5pt" style:use-optimal-row-height="false" fo:break-before="auto"/>
    </style:style>
    <style:style style:family="table-row" style:name="ro73">
      <style:table-row-properties style:row-height="22.5pt" style:use-optimal-row-height="false" fo:break-before="auto"/>
    </style:style>
    <style:style style:family="table-row" style:name="ro74">
      <style:table-row-properties style:row-height="22.5pt" style:use-optimal-row-height="false" fo:break-before="auto"/>
    </style:style>
    <style:style style:family="table-row" style:name="ro75">
      <style:table-row-properties style:row-height="22.5pt" style:use-optimal-row-height="false" fo:break-before="auto"/>
    </style:style>
    <style:style style:family="table-row" style:name="ro76">
      <style:table-row-properties style:row-height="22.5pt" style:use-optimal-row-height="false" fo:break-before="auto"/>
    </style:style>
    <style:style style:family="table-row" style:name="ro77">
      <style:table-row-properties style:row-height="22.5pt" style:use-optimal-row-height="false" fo:break-before="auto"/>
    </style:style>
    <style:style style:family="table-row" style:name="ro78">
      <style:table-row-properties style:row-height="22.5pt" style:use-optimal-row-height="false" fo:break-before="auto"/>
    </style:style>
    <style:style style:family="table-row" style:name="ro79">
      <style:table-row-properties style:row-height="22.5pt" style:use-optimal-row-height="false" fo:break-before="auto"/>
    </style:style>
    <style:style style:family="table-row" style:name="ro80">
      <style:table-row-properties style:row-height="22.5pt" style:use-optimal-row-height="false" fo:break-before="auto"/>
    </style:style>
    <style:style style:family="table-row" style:name="ro81">
      <style:table-row-properties style:row-height="22.5pt" style:use-optimal-row-height="false" fo:break-before="auto"/>
    </style:style>
    <style:style style:family="table-row" style:name="ro82">
      <style:table-row-properties style:row-height="22.5pt" style:use-optimal-row-height="false" fo:break-before="auto"/>
    </style:style>
    <style:style style:family="table-row" style:name="ro83">
      <style:table-row-properties style:row-height="22.5pt" style:use-optimal-row-height="false" fo:break-before="auto"/>
    </style:style>
    <style:style style:family="table-row" style:name="ro84">
      <style:table-row-properties style:row-height="22.5pt" style:use-optimal-row-height="false" fo:break-before="auto"/>
    </style:style>
    <style:style style:family="table-row" style:name="ro85">
      <style:table-row-properties style:row-height="22.5pt" style:use-optimal-row-height="false" fo:break-before="auto"/>
    </style:style>
    <style:style style:family="table-row" style:name="ro86">
      <style:table-row-properties style:row-height="22.5pt" style:use-optimal-row-height="false" fo:break-before="auto"/>
    </style:style>
    <style:style style:family="table-row" style:name="ro87">
      <style:table-row-properties style:row-height="22.5pt" style:use-optimal-row-height="false" fo:break-before="auto"/>
    </style:style>
    <style:style style:family="table-row" style:name="ro88">
      <style:table-row-properties style:row-height="22.5pt" style:use-optimal-row-height="false" fo:break-before="auto"/>
    </style:style>
    <style:style style:family="table-row" style:name="ro89">
      <style:table-row-properties style:row-height="22.5pt" style:use-optimal-row-height="false" fo:break-before="auto"/>
    </style:style>
    <style:style style:family="table-row" style:name="ro90">
      <style:table-row-properties style:row-height="22.5pt" style:use-optimal-row-height="false" fo:break-before="auto"/>
    </style:style>
    <style:style style:family="table-row" style:name="ro91">
      <style:table-row-properties style:row-height="22.5pt" style:use-optimal-row-height="false" fo:break-before="auto"/>
    </style:style>
    <style:style style:family="table-row" style:name="ro92">
      <style:table-row-properties style:row-height="22.5pt" style:use-optimal-row-height="false" fo:break-before="auto"/>
    </style:style>
    <style:style style:family="table-row" style:name="ro93">
      <style:table-row-properties style:row-height="22.5pt" style:use-optimal-row-height="false" fo:break-before="auto"/>
    </style:style>
    <style:style style:family="table-row" style:name="ro94">
      <style:table-row-properties style:row-height="22.5pt" style:use-optimal-row-height="false" fo:break-before="auto"/>
    </style:style>
    <style:style style:family="table-row" style:name="ro95">
      <style:table-row-properties style:row-height="22.5pt" style:use-optimal-row-height="false" fo:break-before="auto"/>
    </style:style>
    <style:style style:family="table-row" style:name="ro96">
      <style:table-row-properties style:row-height="22.5pt" style:use-optimal-row-height="false" fo:break-before="auto"/>
    </style:style>
    <style:style style:family="table-row" style:name="ro97">
      <style:table-row-properties style:row-height="22.5pt" style:use-optimal-row-height="false" fo:break-before="auto"/>
    </style:style>
    <style:style style:family="table-row" style:name="ro98">
      <style:table-row-properties style:row-height="22.5pt" style:use-optimal-row-height="false" fo:break-before="auto"/>
    </style:style>
    <style:style style:family="table-row" style:name="ro99">
      <style:table-row-properties style:row-height="22.5pt" style:use-optimal-row-height="false" fo:break-before="auto"/>
    </style:style>
    <style:style style:family="table-row" style:name="ro100">
      <style:table-row-properties style:row-height="22.5pt" style:use-optimal-row-height="false" fo:break-before="auto"/>
    </style:style>
    <style:style style:family="table-row" style:name="ro101">
      <style:table-row-properties style:row-height="22.5pt" style:use-optimal-row-height="false" fo:break-before="auto"/>
    </style:style>
    <style:style style:family="table-row" style:name="ro102">
      <style:table-row-properties style:row-height="22.5pt" style:use-optimal-row-height="false" fo:break-before="auto"/>
    </style:style>
    <style:style style:family="table-row" style:name="ro103">
      <style:table-row-properties style:row-height="22.5pt" style:use-optimal-row-height="false" fo:break-before="auto"/>
    </style:style>
    <style:style style:family="table-row" style:name="ro104">
      <style:table-row-properties style:row-height="22.5pt" style:use-optimal-row-height="false" fo:break-before="auto"/>
    </style:style>
    <style:style style:family="table-row" style:name="ro105">
      <style:table-row-properties style:row-height="22.5pt" style:use-optimal-row-height="false" fo:break-before="auto"/>
    </style:style>
    <style:style style:family="table-row" style:name="ro106">
      <style:table-row-properties style:row-height="22.5pt" style:use-optimal-row-height="false" fo:break-before="auto"/>
    </style:style>
    <style:style style:family="table-row" style:name="ro107">
      <style:table-row-properties style:row-height="22.5pt" style:use-optimal-row-height="false" fo:break-before="auto"/>
    </style:style>
    <style:style style:family="table-row" style:name="ro108">
      <style:table-row-properties style:row-height="22.5pt" style:use-optimal-row-height="false" fo:break-before="auto"/>
    </style:style>
    <style:style style:family="table-row" style:name="ro109">
      <style:table-row-properties style:row-height="22.5pt" style:use-optimal-row-height="false" fo:break-before="auto"/>
    </style:style>
    <style:style style:family="table-row" style:name="ro110">
      <style:table-row-properties style:row-height="22.5pt" style:use-optimal-row-height="false" fo:break-before="auto"/>
    </style:style>
    <style:style style:family="table-row" style:name="ro111">
      <style:table-row-properties style:row-height="22.5pt" style:use-optimal-row-height="false" fo:break-before="auto"/>
    </style:style>
    <style:style style:family="table-row" style:name="ro112">
      <style:table-row-properties style:row-height="22.5pt" style:use-optimal-row-height="false" fo:break-before="auto"/>
    </style:style>
    <style:style style:family="table-row" style:name="ro113">
      <style:table-row-properties style:row-height="22.5pt" style:use-optimal-row-height="false" fo:break-before="auto"/>
    </style:style>
    <style:style style:family="table-row" style:name="ro114">
      <style:table-row-properties style:row-height="22.5pt" style:use-optimal-row-height="false" fo:break-before="auto"/>
    </style:style>
    <style:style style:family="table-row" style:name="ro115">
      <style:table-row-properties style:row-height="22.5pt" style:use-optimal-row-height="false" fo:break-before="auto"/>
    </style:style>
    <style:style style:family="table-row" style:name="ro116">
      <style:table-row-properties style:row-height="22.5pt" style:use-optimal-row-height="false" fo:break-before="auto"/>
    </style:style>
    <style:style style:family="table-row" style:name="ro117">
      <style:table-row-properties style:row-height="22.5pt" style:use-optimal-row-height="false" fo:break-before="auto"/>
    </style:style>
    <style:style style:family="table-row" style:name="ro118">
      <style:table-row-properties style:row-height="22.5pt" style:use-optimal-row-height="false" fo:break-before="auto"/>
    </style:style>
    <style:style style:family="table-row" style:name="ro119">
      <style:table-row-properties style:row-height="22.5pt" style:use-optimal-row-height="false" fo:break-before="auto"/>
    </style:style>
    <style:style style:family="table-row" style:name="ro120">
      <style:table-row-properties style:row-height="22.5pt" style:use-optimal-row-height="false" fo:break-before="auto"/>
    </style:style>
    <style:style style:family="table-row" style:name="ro121">
      <style:table-row-properties style:row-height="22.5pt" style:use-optimal-row-height="false" fo:break-before="auto"/>
    </style:style>
    <style:style style:family="table-row" style:name="ro122">
      <style:table-row-properties style:row-height="22.5pt" style:use-optimal-row-height="false" fo:break-before="auto"/>
    </style:style>
    <style:style style:family="table-row" style:name="ro123">
      <style:table-row-properties style:row-height="22.5pt" style:use-optimal-row-height="false" fo:break-before="auto"/>
    </style:style>
    <style:style style:family="table-row" style:name="ro124">
      <style:table-row-properties style:row-height="22.5pt" style:use-optimal-row-height="false" fo:break-before="auto"/>
    </style:style>
    <style:style style:family="table-row" style:name="ro125">
      <style:table-row-properties style:row-height="22.5pt" style:use-optimal-row-height="false" fo:break-before="auto"/>
    </style:style>
    <style:style style:family="table-row" style:name="ro126">
      <style:table-row-properties style:row-height="22.5pt" style:use-optimal-row-height="false" fo:break-before="auto"/>
    </style:style>
    <style:style style:family="table-row" style:name="ro127">
      <style:table-row-properties style:row-height="22.5pt" style:use-optimal-row-height="false" fo:break-before="auto"/>
    </style:style>
    <style:style style:family="table-row" style:name="ro128">
      <style:table-row-properties style:row-height="22.5pt" style:use-optimal-row-height="false" fo:break-before="auto"/>
    </style:style>
    <style:style style:family="table-row" style:name="ro129">
      <style:table-row-properties style:row-height="22.5pt" style:use-optimal-row-height="false" fo:break-before="auto"/>
    </style:style>
    <style:style style:family="table-row" style:name="ro130">
      <style:table-row-properties style:row-height="22.5pt" style:use-optimal-row-height="false" fo:break-before="auto"/>
    </style:style>
    <style:style style:family="table-row" style:name="ro131">
      <style:table-row-properties style:row-height="22.5pt" style:use-optimal-row-height="false" fo:break-before="auto"/>
    </style:style>
    <style:style style:family="table-row" style:name="ro132">
      <style:table-row-properties style:row-height="22.5pt" style:use-optimal-row-height="false" fo:break-before="auto"/>
    </style:style>
    <style:style style:family="table-row" style:name="ro133">
      <style:table-row-properties style:row-height="22.5pt" style:use-optimal-row-height="false" fo:break-before="auto"/>
    </style:style>
    <style:style style:family="table-row" style:name="ro134">
      <style:table-row-properties style:row-height="22.5pt" style:use-optimal-row-height="false" fo:break-before="auto"/>
    </style:style>
    <style:style style:family="table-row" style:name="ro135">
      <style:table-row-properties style:row-height="22.5pt" style:use-optimal-row-height="false" fo:break-before="auto"/>
    </style:style>
    <style:style style:family="table-row" style:name="ro136">
      <style:table-row-properties style:row-height="22.5pt" style:use-optimal-row-height="false" fo:break-before="auto"/>
    </style:style>
    <style:style style:family="table-row" style:name="ro137">
      <style:table-row-properties style:row-height="22.5pt" style:use-optimal-row-height="false" fo:break-before="auto"/>
    </style:style>
    <style:style style:family="table-row" style:name="ro138">
      <style:table-row-properties style:row-height="22.5pt" style:use-optimal-row-height="false" fo:break-before="auto"/>
    </style:style>
    <style:style style:family="table-row" style:name="ro139">
      <style:table-row-properties style:row-height="22.5pt" style:use-optimal-row-height="false" fo:break-before="auto"/>
    </style:style>
    <style:style style:family="table-row" style:name="ro140">
      <style:table-row-properties style:row-height="22.5pt" style:use-optimal-row-height="false" fo:break-before="auto"/>
    </style:style>
    <style:style style:family="table-row" style:name="ro141">
      <style:table-row-properties style:row-height="22.5pt" style:use-optimal-row-height="false" fo:break-before="auto"/>
    </style:style>
    <style:style style:family="table-row" style:name="ro142">
      <style:table-row-properties style:row-height="22.5pt" style:use-optimal-row-height="false" fo:break-before="auto"/>
    </style:style>
    <style:style style:family="table-row" style:name="ro143">
      <style:table-row-properties style:row-height="22.5pt" style:use-optimal-row-height="false" fo:break-before="auto"/>
    </style:style>
    <style:style style:family="table-row" style:name="ro144">
      <style:table-row-properties style:row-height="22.5pt" style:use-optimal-row-height="false" fo:break-before="auto"/>
    </style:style>
    <style:style style:family="table-row" style:name="ro145">
      <style:table-row-properties style:row-height="22.5pt" style:use-optimal-row-height="false" fo:break-before="auto"/>
    </style:style>
    <style:style style:family="table-row" style:name="ro146">
      <style:table-row-properties style:row-height="22.5pt" style:use-optimal-row-height="false" fo:break-before="auto"/>
    </style:style>
    <style:style style:family="table-row" style:name="ro147">
      <style:table-row-properties style:row-height="22.5pt" style:use-optimal-row-height="false" fo:break-before="auto"/>
    </style:style>
    <style:style style:family="table-row" style:name="ro148">
      <style:table-row-properties style:row-height="22.5pt" style:use-optimal-row-height="false" fo:break-before="auto"/>
    </style:style>
    <style:style style:family="table-row" style:name="ro149">
      <style:table-row-properties style:row-height="22.5pt" style:use-optimal-row-height="false" fo:break-before="auto"/>
    </style:style>
    <style:style style:family="table-row" style:name="ro150">
      <style:table-row-properties style:row-height="22.5pt" style:use-optimal-row-height="false" fo:break-before="auto"/>
    </style:style>
    <style:style style:family="table-row" style:name="ro151">
      <style:table-row-properties style:row-height="22.5pt" style:use-optimal-row-height="false" fo:break-before="auto"/>
    </style:style>
    <style:style style:family="table-row" style:name="ro152">
      <style:table-row-properties style:row-height="22.5pt" style:use-optimal-row-height="false" fo:break-before="auto"/>
    </style:style>
    <style:style style:family="table-row" style:name="ro153">
      <style:table-row-properties style:row-height="22.5pt" style:use-optimal-row-height="false" fo:break-before="auto"/>
    </style:style>
    <style:style style:family="table-row" style:name="ro154">
      <style:table-row-properties style:row-height="22.5pt" style:use-optimal-row-height="false" fo:break-before="auto"/>
    </style:style>
    <style:style style:family="table-row" style:name="ro155">
      <style:table-row-properties style:row-height="22.5pt" style:use-optimal-row-height="false" fo:break-before="auto"/>
    </style:style>
    <style:style style:family="table-row" style:name="ro156">
      <style:table-row-properties style:row-height="22.5pt" style:use-optimal-row-height="false" fo:break-before="auto"/>
    </style:style>
    <style:style style:family="table-row" style:name="ro157">
      <style:table-row-properties style:row-height="22.5pt" style:use-optimal-row-height="false" fo:break-before="auto"/>
    </style:style>
    <style:style style:family="table-row" style:name="ro158">
      <style:table-row-properties style:row-height="22.5pt" style:use-optimal-row-height="false" fo:break-before="auto"/>
    </style:style>
    <style:style style:family="table-row" style:name="ro159">
      <style:table-row-properties style:row-height="22.5pt" style:use-optimal-row-height="false" fo:break-before="auto"/>
    </style:style>
    <style:style style:family="table-row" style:name="ro160">
      <style:table-row-properties style:row-height="22.5pt" style:use-optimal-row-height="false" fo:break-before="auto"/>
    </style:style>
    <style:style style:family="table-row" style:name="ro161">
      <style:table-row-properties style:row-height="22.5pt" style:use-optimal-row-height="false" fo:break-before="auto"/>
    </style:style>
    <style:style style:family="table-row" style:name="ro162">
      <style:table-row-properties style:row-height="22.5pt" style:use-optimal-row-height="false" fo:break-before="auto"/>
    </style:style>
    <style:style style:family="table-row" style:name="ro163">
      <style:table-row-properties style:row-height="22.5pt" style:use-optimal-row-height="false" fo:break-before="auto"/>
    </style:style>
    <style:style style:family="table-row" style:name="ro164">
      <style:table-row-properties style:row-height="22.5pt" style:use-optimal-row-height="false" fo:break-before="auto"/>
    </style:style>
    <style:style style:family="table-row" style:name="ro165">
      <style:table-row-properties style:row-height="22.5pt" style:use-optimal-row-height="false" fo:break-before="auto"/>
    </style:style>
    <style:style style:family="table-row" style:name="ro166">
      <style:table-row-properties style:row-height="22.5pt" style:use-optimal-row-height="false" fo:break-before="auto"/>
    </style:style>
    <style:style style:family="table-row" style:name="ro167">
      <style:table-row-properties style:row-height="22.5pt" style:use-optimal-row-height="false" fo:break-before="auto"/>
    </style:style>
    <style:style style:family="table-row" style:name="ro168">
      <style:table-row-properties style:row-height="22.5pt" style:use-optimal-row-height="false" fo:break-before="auto"/>
    </style:style>
    <style:style style:family="table-row" style:name="ro169">
      <style:table-row-properties style:row-height="22.5pt" style:use-optimal-row-height="false" fo:break-before="auto"/>
    </style:style>
    <style:style style:family="table-row" style:name="ro170">
      <style:table-row-properties style:row-height="22.5pt" style:use-optimal-row-height="false" fo:break-before="auto"/>
    </style:style>
    <style:style style:family="table-row" style:name="ro171">
      <style:table-row-properties style:row-height="22.5pt" style:use-optimal-row-height="false" fo:break-before="auto"/>
    </style:style>
    <style:style style:family="table-row" style:name="ro172">
      <style:table-row-properties style:row-height="22.5pt" style:use-optimal-row-height="false" fo:break-before="auto"/>
    </style:style>
    <style:style style:family="table-row" style:name="ro173">
      <style:table-row-properties style:row-height="22.5pt" style:use-optimal-row-height="false" fo:break-before="auto"/>
    </style:style>
    <style:style style:family="table-row" style:name="ro174">
      <style:table-row-properties style:row-height="22.5pt" style:use-optimal-row-height="false" fo:break-before="auto"/>
    </style:style>
    <style:style style:family="table-row" style:name="ro175">
      <style:table-row-properties style:row-height="22.5pt" style:use-optimal-row-height="false" fo:break-before="auto"/>
    </style:style>
    <style:style style:family="table-row" style:name="ro176">
      <style:table-row-properties style:row-height="22.5pt" style:use-optimal-row-height="false" fo:break-before="auto"/>
    </style:style>
    <style:style style:family="table-row" style:name="ro177">
      <style:table-row-properties style:row-height="22.5pt" style:use-optimal-row-height="false" fo:break-before="auto"/>
    </style:style>
    <style:style style:family="table-row" style:name="ro178">
      <style:table-row-properties style:row-height="22.5pt" style:use-optimal-row-height="false" fo:break-before="auto"/>
    </style:style>
    <style:style style:family="table-row" style:name="ro179">
      <style:table-row-properties style:row-height="22.5pt" style:use-optimal-row-height="false" fo:break-before="auto"/>
    </style:style>
    <style:style style:family="table-row" style:name="ro180">
      <style:table-row-properties style:row-height="22.5pt" style:use-optimal-row-height="false" fo:break-before="auto"/>
    </style:style>
    <style:style style:family="table-row" style:name="ro181">
      <style:table-row-properties style:row-height="22.5pt" style:use-optimal-row-height="false" fo:break-before="auto"/>
    </style:style>
    <style:style style:family="table-row" style:name="ro182">
      <style:table-row-properties style:row-height="22.5pt" style:use-optimal-row-height="false" fo:break-before="auto"/>
    </style:style>
    <style:style style:family="table-row" style:name="ro183">
      <style:table-row-properties style:row-height="22.5pt" style:use-optimal-row-height="false" fo:break-before="auto"/>
    </style:style>
    <style:style style:family="table-row" style:name="ro184">
      <style:table-row-properties style:row-height="22.5pt" style:use-optimal-row-height="false" fo:break-before="auto"/>
    </style:style>
    <style:style style:family="table-row" style:name="ro185">
      <style:table-row-properties style:row-height="22.5pt" style:use-optimal-row-height="false" fo:break-before="auto"/>
    </style:style>
    <style:style style:family="table-row" style:name="ro186">
      <style:table-row-properties style:row-height="22.5pt" style:use-optimal-row-height="false" fo:break-before="auto"/>
    </style:style>
    <style:style style:family="table-row" style:name="ro187">
      <style:table-row-properties style:row-height="22.5pt" style:use-optimal-row-height="false" fo:break-before="auto"/>
    </style:style>
    <style:style style:family="table-row" style:name="ro188">
      <style:table-row-properties style:row-height="22.5pt" style:use-optimal-row-height="false" fo:break-before="auto"/>
    </style:style>
    <style:style style:family="table-row" style:name="ro189">
      <style:table-row-properties style:row-height="22.5pt" style:use-optimal-row-height="false" fo:break-before="auto"/>
    </style:style>
    <style:style style:family="table-row" style:name="ro190">
      <style:table-row-properties style:row-height="22.5pt" style:use-optimal-row-height="false" fo:break-before="auto"/>
    </style:style>
    <style:style style:family="table-row" style:name="ro191">
      <style:table-row-properties style:row-height="22.5pt" style:use-optimal-row-height="false" fo:break-before="auto"/>
    </style:style>
    <style:style style:family="table-row" style:name="ro192">
      <style:table-row-properties style:row-height="22.5pt" style:use-optimal-row-height="false" fo:break-before="auto"/>
    </style:style>
    <style:style style:family="table-row" style:name="ro193">
      <style:table-row-properties style:row-height="22.5pt" style:use-optimal-row-height="false" fo:break-before="auto"/>
    </style:style>
    <style:style style:family="table-row" style:name="ro194">
      <style:table-row-properties style:row-height="22.5pt" style:use-optimal-row-height="false" fo:break-before="auto"/>
    </style:style>
    <style:style style:family="table-row" style:name="ro195">
      <style:table-row-properties style:row-height="22.5pt" style:use-optimal-row-height="false" fo:break-before="auto"/>
    </style:style>
    <style:style style:family="table-row" style:name="ro196">
      <style:table-row-properties style:row-height="22.5pt" style:use-optimal-row-height="false" fo:break-before="auto"/>
    </style:style>
    <style:style style:family="table-row" style:name="ro197">
      <style:table-row-properties style:row-height="22.5pt" style:use-optimal-row-height="false" fo:break-before="auto"/>
    </style:style>
    <style:style style:family="table-row" style:name="ro198">
      <style:table-row-properties style:row-height="22.5pt" style:use-optimal-row-height="false" fo:break-before="auto"/>
    </style:style>
    <style:style style:family="table-row" style:name="ro199">
      <style:table-row-properties style:row-height="22.5pt" style:use-optimal-row-height="false" fo:break-before="auto"/>
    </style:style>
    <style:style style:family="table-row" style:name="ro200">
      <style:table-row-properties style:row-height="22.5pt" style:use-optimal-row-height="false" fo:break-before="auto"/>
    </style:style>
    <style:style style:family="table-row" style:name="ro201">
      <style:table-row-properties style:row-height="22.5pt" style:use-optimal-row-height="false" fo:break-before="auto"/>
    </style:style>
    <style:style style:family="table-row" style:name="ro202">
      <style:table-row-properties style:row-height="22.5pt" style:use-optimal-row-height="false" fo:break-before="auto"/>
    </style:style>
    <style:style style:family="table-row" style:name="ro203">
      <style:table-row-properties style:row-height="22.5pt" style:use-optimal-row-height="false" fo:break-before="auto"/>
    </style:style>
    <style:style style:family="table-row" style:name="ro204">
      <style:table-row-properties style:row-height="22.5pt" style:use-optimal-row-height="false" fo:break-before="auto"/>
    </style:style>
    <style:style style:family="table-row" style:name="ro205">
      <style:table-row-properties style:row-height="22.5pt" style:use-optimal-row-height="false" fo:break-before="auto"/>
    </style:style>
    <style:style style:family="table-row" style:name="ro206">
      <style:table-row-properties style:row-height="22.5pt" style:use-optimal-row-height="false" fo:break-before="auto"/>
    </style:style>
    <style:style style:family="table-row" style:name="ro207">
      <style:table-row-properties style:row-height="22.5pt" style:use-optimal-row-height="false" fo:break-before="auto"/>
    </style:style>
    <style:style style:family="table-row" style:name="ro208">
      <style:table-row-properties style:row-height="22.5pt" style:use-optimal-row-height="false" fo:break-before="auto"/>
    </style:style>
    <style:style style:family="table-row" style:name="ro209">
      <style:table-row-properties style:row-height="22.5pt" style:use-optimal-row-height="false" fo:break-before="auto"/>
    </style:style>
    <style:style style:family="table-row" style:name="ro210">
      <style:table-row-properties style:row-height="22.5pt" style:use-optimal-row-height="false" fo:break-before="auto"/>
    </style:style>
    <style:style style:family="table-row" style:name="ro211">
      <style:table-row-properties style:row-height="22.5pt" style:use-optimal-row-height="false" fo:break-before="auto"/>
    </style:style>
    <style:style style:family="table-row" style:name="ro212">
      <style:table-row-properties style:row-height="22.5pt" style:use-optimal-row-height="false" fo:break-before="auto"/>
    </style:style>
    <style:style style:family="table-row" style:name="ro213">
      <style:table-row-properties style:row-height="22.5pt" style:use-optimal-row-height="false" fo:break-before="auto"/>
    </style:style>
    <style:style style:family="table-row" style:name="ro214">
      <style:table-row-properties style:row-height="22.5pt" style:use-optimal-row-height="false" fo:break-before="auto"/>
    </style:style>
    <style:style style:family="table-row" style:name="ro215">
      <style:table-row-properties style:row-height="22.5pt" style:use-optimal-row-height="false" fo:break-before="auto"/>
    </style:style>
    <style:style style:family="table-row" style:name="ro216">
      <style:table-row-properties style:row-height="22.5pt" style:use-optimal-row-height="false" fo:break-before="auto"/>
    </style:style>
    <style:style style:family="table-row" style:name="ro217">
      <style:table-row-properties style:row-height="22.5pt" style:use-optimal-row-height="false" fo:break-before="auto"/>
    </style:style>
    <style:style style:family="table-row" style:name="ro218">
      <style:table-row-properties style:row-height="22.5pt" style:use-optimal-row-height="false" fo:break-before="auto"/>
    </style:style>
    <style:style style:family="table-row" style:name="ro219">
      <style:table-row-properties style:row-height="22.5pt" style:use-optimal-row-height="false" fo:break-before="auto"/>
    </style:style>
    <style:style style:family="table-row" style:name="ro220">
      <style:table-row-properties style:row-height="22.5pt" style:use-optimal-row-height="false" fo:break-before="auto"/>
    </style:style>
    <style:style style:family="table-row" style:name="ro221">
      <style:table-row-properties style:row-height="22.5pt" style:use-optimal-row-height="false" fo:break-before="auto"/>
    </style:style>
    <style:style style:family="table-row" style:name="ro222">
      <style:table-row-properties style:row-height="22.5pt" style:use-optimal-row-height="false" fo:break-before="auto"/>
    </style:style>
    <style:style style:family="table-row" style:name="ro223">
      <style:table-row-properties style:row-height="22.5pt" style:use-optimal-row-height="false" fo:break-before="auto"/>
    </style:style>
    <style:style style:family="table-row" style:name="ro224">
      <style:table-row-properties style:row-height="22.5pt" style:use-optimal-row-height="false" fo:break-before="auto"/>
    </style:style>
    <style:style style:family="table-row" style:name="ro225">
      <style:table-row-properties style:row-height="22.5pt" style:use-optimal-row-height="false" fo:break-before="auto"/>
    </style:style>
    <style:style style:family="table-row" style:name="ro226">
      <style:table-row-properties style:row-height="22.5pt" style:use-optimal-row-height="false" fo:break-before="auto"/>
    </style:style>
    <style:style style:family="table-row" style:name="ro227">
      <style:table-row-properties style:row-height="22.5pt" style:use-optimal-row-height="false" fo:break-before="auto"/>
    </style:style>
    <style:style style:family="table-row" style:name="ro228">
      <style:table-row-properties style:row-height="22.5pt" style:use-optimal-row-height="false" fo:break-before="auto"/>
    </style:style>
    <style:style style:family="table-row" style:name="ro229">
      <style:table-row-properties style:row-height="22.5pt" style:use-optimal-row-height="false" fo:break-before="auto"/>
    </style:style>
    <style:style style:family="table-row" style:name="ro230">
      <style:table-row-properties style:row-height="22.5pt" style:use-optimal-row-height="false" fo:break-before="auto"/>
    </style:style>
    <style:style style:family="table-row" style:name="ro231">
      <style:table-row-properties style:row-height="22.5pt" style:use-optimal-row-height="false" fo:break-before="auto"/>
    </style:style>
    <style:style style:family="table-row" style:name="ro232">
      <style:table-row-properties style:row-height="22.5pt" style:use-optimal-row-height="false" fo:break-before="auto"/>
    </style:style>
    <style:style style:family="table-row" style:name="ro233">
      <style:table-row-properties style:row-height="22.5pt" style:use-optimal-row-height="false" fo:break-before="auto"/>
    </style:style>
    <style:style style:family="table-row" style:name="ro234">
      <style:table-row-properties style:row-height="22.5pt" style:use-optimal-row-height="false" fo:break-before="auto"/>
    </style:style>
    <style:style style:family="table-row" style:name="ro235">
      <style:table-row-properties style:row-height="22.5pt" style:use-optimal-row-height="false" fo:break-before="auto"/>
    </style:style>
    <style:style style:family="table-row" style:name="ro236">
      <style:table-row-properties style:row-height="22.5pt" style:use-optimal-row-height="false" fo:break-before="auto"/>
    </style:style>
    <style:style style:family="table-row" style:name="ro237">
      <style:table-row-properties style:row-height="22.5pt" style:use-optimal-row-height="false" fo:break-before="auto"/>
    </style:style>
    <style:style style:family="table-row" style:name="ro238">
      <style:table-row-properties style:row-height="22.5pt" style:use-optimal-row-height="false" fo:break-before="auto"/>
    </style:style>
    <style:style style:family="table-row" style:name="ro239">
      <style:table-row-properties style:row-height="22.5pt" style:use-optimal-row-height="false" fo:break-before="auto"/>
    </style:style>
    <style:style style:family="table-row" style:name="ro240">
      <style:table-row-properties style:row-height="22.5pt" style:use-optimal-row-height="false" fo:break-before="auto"/>
    </style:style>
    <style:style style:family="table-row" style:name="ro241">
      <style:table-row-properties style:row-height="22.5pt" style:use-optimal-row-height="false" fo:break-before="auto"/>
    </style:style>
    <style:style style:family="table-row" style:name="ro242">
      <style:table-row-properties style:row-height="22.5pt" style:use-optimal-row-height="false" fo:break-before="auto"/>
    </style:style>
    <style:style style:family="table-row" style:name="ro243">
      <style:table-row-properties style:row-height="22.5pt" style:use-optimal-row-height="false" fo:break-before="auto"/>
    </style:style>
    <style:style style:family="table-row" style:name="ro244">
      <style:table-row-properties style:row-height="22.5pt" style:use-optimal-row-height="false" fo:break-before="auto"/>
    </style:style>
    <style:style style:family="table-row" style:name="ro245">
      <style:table-row-properties style:row-height="22.5pt" style:use-optimal-row-height="false" fo:break-before="auto"/>
    </style:style>
    <style:style style:family="table-row" style:name="ro246">
      <style:table-row-properties style:row-height="22.5pt" style:use-optimal-row-height="false" fo:break-before="auto"/>
    </style:style>
    <style:style style:family="table-row" style:name="ro247">
      <style:table-row-properties style:row-height="22.5pt" style:use-optimal-row-height="false" fo:break-before="auto"/>
    </style:style>
    <style:style style:family="table-row" style:name="ro248">
      <style:table-row-properties style:row-height="22.5pt" style:use-optimal-row-height="false" fo:break-before="auto"/>
    </style:style>
    <style:style style:family="table-row" style:name="ro249">
      <style:table-row-properties style:row-height="22.5pt" style:use-optimal-row-height="false" fo:break-before="auto"/>
    </style:style>
    <style:style style:family="table-row" style:name="ro250">
      <style:table-row-properties style:row-height="22.5pt" style:use-optimal-row-height="false" fo:break-before="auto"/>
    </style:style>
    <style:style style:family="table-row" style:name="ro251">
      <style:table-row-properties style:row-height="22.5pt" style:use-optimal-row-height="false" fo:break-before="auto"/>
    </style:style>
    <style:style style:family="table-row" style:name="ro252">
      <style:table-row-properties style:row-height="22.5pt" style:use-optimal-row-height="false" fo:break-before="auto"/>
    </style:style>
    <style:style style:family="table-row" style:name="ro253">
      <style:table-row-properties style:row-height="22.5pt" style:use-optimal-row-height="false" fo:break-before="auto"/>
    </style:style>
    <style:style style:family="table-row" style:name="ro254">
      <style:table-row-properties style:row-height="22.5pt" style:use-optimal-row-height="false" fo:break-before="auto"/>
    </style:style>
    <style:style style:family="table-row" style:name="ro255">
      <style:table-row-properties style:row-height="22.5pt" style:use-optimal-row-height="false" fo:break-before="auto"/>
    </style:style>
    <style:style style:family="table-row" style:name="ro256">
      <style:table-row-properties style:row-height="22.5pt" style:use-optimal-row-height="false" fo:break-before="auto"/>
    </style:style>
    <style:style style:family="table-row" style:name="ro257">
      <style:table-row-properties style:row-height="22.5pt" style:use-optimal-row-height="false" fo:break-before="auto"/>
    </style:style>
    <style:style style:family="table-row" style:name="ro258">
      <style:table-row-properties style:row-height="22.5pt" style:use-optimal-row-height="false" fo:break-before="auto"/>
    </style:style>
    <style:style style:family="table-row" style:name="ro259">
      <style:table-row-properties style:row-height="22.5pt" style:use-optimal-row-height="false" fo:break-before="auto"/>
    </style:style>
    <style:style style:family="table-row" style:name="ro260">
      <style:table-row-properties style:row-height="22.5pt" style:use-optimal-row-height="false" fo:break-before="auto"/>
    </style:style>
    <style:style style:family="table-row" style:name="ro261">
      <style:table-row-properties style:row-height="22.5pt" style:use-optimal-row-height="false" fo:break-before="auto"/>
    </style:style>
    <style:style style:family="table-row" style:name="ro262">
      <style:table-row-properties style:row-height="22.5pt" style:use-optimal-row-height="false" fo:break-before="auto"/>
    </style:style>
    <style:style style:family="table-row" style:name="ro263">
      <style:table-row-properties style:row-height="22.5pt" style:use-optimal-row-height="false" fo:break-before="auto"/>
    </style:style>
    <style:style style:family="table-row" style:name="ro264">
      <style:table-row-properties style:row-height="22.5pt" style:use-optimal-row-height="false" fo:break-before="auto"/>
    </style:style>
    <style:style style:family="table-row" style:name="ro265">
      <style:table-row-properties style:row-height="22.5pt" style:use-optimal-row-height="false" fo:break-before="auto"/>
    </style:style>
    <style:style style:family="table-row" style:name="ro266">
      <style:table-row-properties style:row-height="22.5pt" style:use-optimal-row-height="false" fo:break-before="auto"/>
    </style:style>
    <style:style style:family="table-row" style:name="ro267">
      <style:table-row-properties style:row-height="22.5pt" style:use-optimal-row-height="false" fo:break-before="auto"/>
    </style:style>
    <style:style style:family="table-row" style:name="ro268">
      <style:table-row-properties style:row-height="22.5pt" style:use-optimal-row-height="false" fo:break-before="auto"/>
    </style:style>
    <style:style style:family="table-row" style:name="ro269">
      <style:table-row-properties style:row-height="22.5pt" style:use-optimal-row-height="false" fo:break-before="auto"/>
    </style:style>
    <style:style style:family="table-row" style:name="ro270">
      <style:table-row-properties style:row-height="22.5pt" style:use-optimal-row-height="false" fo:break-before="auto"/>
    </style:style>
    <style:style style:family="table-row" style:name="ro271">
      <style:table-row-properties style:row-height="22.5pt" style:use-optimal-row-height="false" fo:break-before="auto"/>
    </style:style>
    <style:style style:family="table-row" style:name="ro272">
      <style:table-row-properties style:row-height="22.5pt" style:use-optimal-row-height="false" fo:break-before="auto"/>
    </style:style>
    <style:style style:family="table-row" style:name="ro273">
      <style:table-row-properties style:row-height="22.5pt" style:use-optimal-row-height="false" fo:break-before="auto"/>
    </style:style>
    <style:style style:family="table-row" style:name="ro274">
      <style:table-row-properties style:row-height="22.5pt" style:use-optimal-row-height="false" fo:break-before="auto"/>
    </style:style>
    <style:style style:family="table-row" style:name="ro275">
      <style:table-row-properties style:row-height="22.5pt" style:use-optimal-row-height="false" fo:break-before="auto"/>
    </style:style>
    <style:style style:family="table-row" style:name="ro276">
      <style:table-row-properties style:row-height="22.5pt" style:use-optimal-row-height="false" fo:break-before="auto"/>
    </style:style>
    <style:style style:family="table-row" style:name="ro277">
      <style:table-row-properties style:row-height="22.5pt" style:use-optimal-row-height="false" fo:break-before="auto"/>
    </style:style>
    <style:style style:family="table-row" style:name="ro278">
      <style:table-row-properties style:row-height="22.5pt" style:use-optimal-row-height="false" fo:break-before="auto"/>
    </style:style>
    <style:style style:family="table-row" style:name="ro279">
      <style:table-row-properties style:row-height="22.5pt" style:use-optimal-row-height="false" fo:break-before="auto"/>
    </style:style>
    <style:style style:family="table-row" style:name="ro280">
      <style:table-row-properties style:row-height="22.5pt" style:use-optimal-row-height="false" fo:break-before="auto"/>
    </style:style>
    <style:style style:family="table-row" style:name="ro281">
      <style:table-row-properties style:row-height="22.5pt" style:use-optimal-row-height="false" fo:break-before="auto"/>
    </style:style>
    <style:style style:family="table-row" style:name="ro282">
      <style:table-row-properties style:row-height="22.5pt" style:use-optimal-row-height="false" fo:break-before="auto"/>
    </style:style>
    <style:style style:family="table-row" style:name="ro283">
      <style:table-row-properties style:row-height="22.5pt" style:use-optimal-row-height="false" fo:break-before="auto"/>
    </style:style>
    <style:style style:family="table-row" style:name="ro284">
      <style:table-row-properties style:row-height="22.5pt" style:use-optimal-row-height="false" fo:break-before="auto"/>
    </style:style>
    <style:style style:family="table-row" style:name="ro285">
      <style:table-row-properties style:row-height="22.5pt" style:use-optimal-row-height="false" fo:break-before="auto"/>
    </style:style>
    <style:style style:family="table-row" style:name="ro286">
      <style:table-row-properties style:row-height="22.5pt" style:use-optimal-row-height="false" fo:break-before="auto"/>
    </style:style>
    <style:style style:family="table-row" style:name="ro287">
      <style:table-row-properties style:row-height="22.5pt" style:use-optimal-row-height="false" fo:break-before="auto"/>
    </style:style>
    <style:style style:family="table-row" style:name="ro288">
      <style:table-row-properties style:row-height="22.5pt" style:use-optimal-row-height="false" fo:break-before="auto"/>
    </style:style>
    <style:style style:family="table-row" style:name="ro289">
      <style:table-row-properties style:row-height="22.5pt" style:use-optimal-row-height="false" fo:break-before="auto"/>
    </style:style>
    <style:style style:family="table-row" style:name="ro290">
      <style:table-row-properties style:row-height="22.5pt" style:use-optimal-row-height="false" fo:break-before="auto"/>
    </style:style>
    <style:style style:family="table-row" style:name="ro291">
      <style:table-row-properties style:row-height="22.5pt" style:use-optimal-row-height="false" fo:break-before="auto"/>
    </style:style>
    <style:style style:family="table-row" style:name="ro292">
      <style:table-row-properties style:row-height="22.5pt" style:use-optimal-row-height="false" fo:break-before="auto"/>
    </style:style>
    <style:style style:family="table-row" style:name="ro293">
      <style:table-row-properties style:row-height="22.5pt" style:use-optimal-row-height="false" fo:break-before="auto"/>
    </style:style>
    <style:style style:family="table-row" style:name="ro294">
      <style:table-row-properties style:row-height="22.5pt" style:use-optimal-row-height="false" fo:break-before="auto"/>
    </style:style>
    <style:style style:family="table-row" style:name="ro295">
      <style:table-row-properties style:row-height="22.5pt" style:use-optimal-row-height="false" fo:break-before="auto"/>
    </style:style>
    <style:style style:family="table-row" style:name="ro296">
      <style:table-row-properties style:row-height="22.5pt" style:use-optimal-row-height="false" fo:break-before="auto"/>
    </style:style>
    <style:style style:family="table-row" style:name="ro297">
      <style:table-row-properties style:row-height="22.5pt" style:use-optimal-row-height="false" fo:break-before="auto"/>
    </style:style>
    <style:style style:family="table-row" style:name="ro298">
      <style:table-row-properties style:row-height="22.5pt" style:use-optimal-row-height="false" fo:break-before="auto"/>
    </style:style>
    <style:style style:family="table-row" style:name="ro299">
      <style:table-row-properties style:row-height="22.5pt" style:use-optimal-row-height="false" fo:break-before="auto"/>
    </style:style>
    <style:style style:family="table-row" style:name="ro300">
      <style:table-row-properties style:row-height="22.5pt" style:use-optimal-row-height="false" fo:break-before="auto"/>
    </style:style>
    <style:style style:family="table-row" style:name="ro301">
      <style:table-row-properties style:row-height="22.5pt" style:use-optimal-row-height="false" fo:break-before="auto"/>
    </style:style>
    <style:style style:family="table-row" style:name="ro302">
      <style:table-row-properties style:row-height="22.5pt" style:use-optimal-row-height="false" fo:break-before="auto"/>
    </style:style>
    <style:style style:family="table-row" style:name="ro303">
      <style:table-row-properties style:row-height="22.5pt" style:use-optimal-row-height="false" fo:break-before="auto"/>
    </style:style>
    <style:style style:family="table-row" style:name="ro304">
      <style:table-row-properties style:row-height="22.5pt" style:use-optimal-row-height="false" fo:break-before="auto"/>
    </style:style>
    <style:style style:family="table-row" style:name="ro305">
      <style:table-row-properties style:row-height="22.5pt" style:use-optimal-row-height="false" fo:break-before="auto"/>
    </style:style>
    <style:style style:family="table-row" style:name="ro306">
      <style:table-row-properties style:row-height="22.5pt" style:use-optimal-row-height="false" fo:break-before="auto"/>
    </style:style>
    <style:style style:family="table-row" style:name="ro307">
      <style:table-row-properties style:row-height="22.5pt" style:use-optimal-row-height="false" fo:break-before="auto"/>
    </style:style>
    <style:style style:family="table-row" style:name="ro308">
      <style:table-row-properties style:row-height="22.5pt" style:use-optimal-row-height="false" fo:break-before="auto"/>
    </style:style>
    <style:style style:family="table-row" style:name="ro309">
      <style:table-row-properties style:row-height="22.5pt" style:use-optimal-row-height="false" fo:break-before="auto"/>
    </style:style>
    <style:style style:family="table-row" style:name="ro310">
      <style:table-row-properties style:row-height="22.5pt" style:use-optimal-row-height="false" fo:break-before="auto"/>
    </style:style>
    <style:style style:family="table-row" style:name="ro311">
      <style:table-row-properties style:row-height="22.5pt" style:use-optimal-row-height="false" fo:break-before="auto"/>
    </style:style>
    <style:style style:family="table-row" style:name="ro312">
      <style:table-row-properties style:row-height="22.5pt" style:use-optimal-row-height="false" fo:break-before="auto"/>
    </style:style>
    <style:style style:family="table-row" style:name="ro313">
      <style:table-row-properties style:row-height="22.5pt" style:use-optimal-row-height="false" fo:break-before="auto"/>
    </style:style>
    <style:style style:family="table-row" style:name="ro314">
      <style:table-row-properties style:row-height="22.5pt" style:use-optimal-row-height="false" fo:break-before="auto"/>
    </style:style>
    <style:style style:family="table-row" style:name="ro315">
      <style:table-row-properties style:row-height="22.5pt" style:use-optimal-row-height="false" fo:break-before="auto"/>
    </style:style>
    <style:style style:family="table-row" style:name="ro316">
      <style:table-row-properties style:row-height="22.5pt" style:use-optimal-row-height="false" fo:break-before="auto"/>
    </style:style>
    <style:style style:family="table-row" style:name="ro317">
      <style:table-row-properties style:row-height="22.5pt" style:use-optimal-row-height="false" fo:break-before="auto"/>
    </style:style>
    <style:style style:family="table-row" style:name="ro318">
      <style:table-row-properties style:row-height="22.5pt" style:use-optimal-row-height="false" fo:break-before="auto"/>
    </style:style>
    <style:style style:family="table-row" style:name="ro319">
      <style:table-row-properties style:row-height="22.5pt" style:use-optimal-row-height="false" fo:break-before="auto"/>
    </style:style>
    <style:style style:family="table-row" style:name="ro320">
      <style:table-row-properties style:row-height="22.5pt" style:use-optimal-row-height="false" fo:break-before="auto"/>
    </style:style>
    <style:style style:family="table-row" style:name="ro321">
      <style:table-row-properties style:row-height="22.5pt" style:use-optimal-row-height="false" fo:break-before="auto"/>
    </style:style>
    <style:style style:family="table-row" style:name="ro322">
      <style:table-row-properties style:row-height="22.5pt" style:use-optimal-row-height="false" fo:break-before="auto"/>
    </style:style>
    <style:style style:family="table-row" style:name="ro323">
      <style:table-row-properties style:row-height="22.5pt" style:use-optimal-row-height="false" fo:break-before="auto"/>
    </style:style>
    <style:style style:family="table-row" style:name="ro324">
      <style:table-row-properties style:row-height="22.5pt" style:use-optimal-row-height="false" fo:break-before="auto"/>
    </style:style>
    <style:style style:family="table-row" style:name="ro325">
      <style:table-row-properties style:row-height="22.5pt" style:use-optimal-row-height="false" fo:break-before="auto"/>
    </style:style>
    <style:style style:family="table-row" style:name="ro326">
      <style:table-row-properties style:row-height="22.5pt" style:use-optimal-row-height="false" fo:break-before="auto"/>
    </style:style>
    <style:style style:family="table-row" style:name="ro327">
      <style:table-row-properties style:row-height="22.5pt" style:use-optimal-row-height="false" fo:break-before="auto"/>
    </style:style>
    <style:style style:family="table-row" style:name="ro328">
      <style:table-row-properties style:row-height="22.5pt" style:use-optimal-row-height="false" fo:break-before="auto"/>
    </style:style>
    <style:style style:family="table-row" style:name="ro329">
      <style:table-row-properties style:row-height="22.5pt" style:use-optimal-row-height="false" fo:break-before="auto"/>
    </style:style>
    <style:style style:family="table-row" style:name="ro330">
      <style:table-row-properties style:row-height="22.5pt" style:use-optimal-row-height="false" fo:break-before="auto"/>
    </style:style>
    <style:style style:family="table-row" style:name="ro331">
      <style:table-row-properties style:row-height="22.5pt" style:use-optimal-row-height="false" fo:break-before="auto"/>
    </style:style>
    <style:style style:family="table-row" style:name="ro332">
      <style:table-row-properties style:row-height="22.5pt" style:use-optimal-row-height="false" fo:break-before="auto"/>
    </style:style>
    <style:style style:family="table-row" style:name="ro333">
      <style:table-row-properties style:row-height="22.5pt" style:use-optimal-row-height="false" fo:break-before="auto"/>
    </style:style>
    <style:style style:family="table-row" style:name="ro334">
      <style:table-row-properties style:row-height="22.5pt" style:use-optimal-row-height="false" fo:break-before="auto"/>
    </style:style>
    <style:style style:family="table-row" style:name="ro335">
      <style:table-row-properties style:row-height="22.5pt" style:use-optimal-row-height="false" fo:break-before="auto"/>
    </style:style>
    <style:style style:family="table-row" style:name="ro336">
      <style:table-row-properties style:row-height="22.5pt" style:use-optimal-row-height="false" fo:break-before="auto"/>
    </style:style>
    <style:style style:family="table-row" style:name="ro337">
      <style:table-row-properties style:row-height="22.5pt" style:use-optimal-row-height="false" fo:break-before="auto"/>
    </style:style>
    <style:style style:family="table-row" style:name="ro338">
      <style:table-row-properties style:row-height="22.5pt" style:use-optimal-row-height="false" fo:break-before="auto"/>
    </style:style>
    <style:style style:family="table-row" style:name="ro339">
      <style:table-row-properties style:row-height="22.5pt" style:use-optimal-row-height="false" fo:break-before="auto"/>
    </style:style>
    <style:style style:family="table-row" style:name="ro340">
      <style:table-row-properties style:row-height="22.5pt" style:use-optimal-row-height="false" fo:break-before="auto"/>
    </style:style>
    <style:style style:family="table-row" style:name="ro341">
      <style:table-row-properties style:row-height="22.5pt" style:use-optimal-row-height="false" fo:break-before="auto"/>
    </style:style>
    <style:style style:family="table-row" style:name="ro342">
      <style:table-row-properties style:row-height="22.5pt" style:use-optimal-row-height="false" fo:break-before="auto"/>
    </style:style>
    <style:style style:family="table-row" style:name="ro343">
      <style:table-row-properties style:row-height="22.5pt" style:use-optimal-row-height="false" fo:break-before="auto"/>
    </style:style>
    <style:style style:family="table-row" style:name="ro344">
      <style:table-row-properties style:row-height="22.5pt" style:use-optimal-row-height="false" fo:break-before="auto"/>
    </style:style>
    <style:style style:family="table-row" style:name="ro345">
      <style:table-row-properties style:row-height="22.5pt" style:use-optimal-row-height="false" fo:break-before="auto"/>
    </style:style>
    <style:style style:family="table-row" style:name="ro346">
      <style:table-row-properties style:row-height="22.5pt" style:use-optimal-row-height="false" fo:break-before="auto"/>
    </style:style>
    <style:style style:family="table-row" style:name="ro347">
      <style:table-row-properties style:row-height="22.5pt" style:use-optimal-row-height="false" fo:break-before="auto"/>
    </style:style>
    <style:style style:family="table-row" style:name="ro348">
      <style:table-row-properties style:row-height="22.5pt" style:use-optimal-row-height="false" fo:break-before="auto"/>
    </style:style>
    <style:style style:family="table-row" style:name="ro349">
      <style:table-row-properties style:row-height="22.5pt" style:use-optimal-row-height="false" fo:break-before="auto"/>
    </style:style>
    <style:style style:family="table-row" style:name="ro350">
      <style:table-row-properties style:row-height="22.5pt" style:use-optimal-row-height="false" fo:break-before="auto"/>
    </style:style>
    <style:style style:family="table-row" style:name="ro351">
      <style:table-row-properties style:row-height="22.5pt" style:use-optimal-row-height="false" fo:break-before="auto"/>
    </style:style>
    <style:style style:family="table-row" style:name="ro352">
      <style:table-row-properties style:row-height="22.5pt" style:use-optimal-row-height="false" fo:break-before="auto"/>
    </style:style>
    <style:style style:family="table-row" style:name="ro353">
      <style:table-row-properties style:row-height="22.5pt" style:use-optimal-row-height="false" fo:break-before="auto"/>
    </style:style>
    <style:style style:family="table-row" style:name="ro354">
      <style:table-row-properties style:row-height="22.5pt" style:use-optimal-row-height="false" fo:break-before="auto"/>
    </style:style>
    <style:style style:family="table-row" style:name="ro355">
      <style:table-row-properties style:row-height="22.5pt" style:use-optimal-row-height="false" fo:break-before="auto"/>
    </style:style>
    <style:style style:family="table-row" style:name="ro356">
      <style:table-row-properties style:row-height="22.5pt" style:use-optimal-row-height="false" fo:break-before="auto"/>
    </style:style>
    <style:style style:family="table-row" style:name="ro357">
      <style:table-row-properties style:row-height="22.5pt" style:use-optimal-row-height="false" fo:break-before="auto"/>
    </style:style>
    <style:style style:family="table-row" style:name="ro358">
      <style:table-row-properties style:row-height="22.5pt" style:use-optimal-row-height="false" fo:break-before="auto"/>
    </style:style>
    <style:style style:family="table-row" style:name="ro359">
      <style:table-row-properties style:row-height="22.5pt" style:use-optimal-row-height="false" fo:break-before="auto"/>
    </style:style>
    <style:style style:family="table-row" style:name="ro360">
      <style:table-row-properties style:row-height="22.5pt" style:use-optimal-row-height="false" fo:break-before="auto"/>
    </style:style>
    <style:style style:family="table-row" style:name="ro361">
      <style:table-row-properties style:row-height="22.5pt" style:use-optimal-row-height="false" fo:break-before="auto"/>
    </style:style>
    <style:style style:family="table-row" style:name="ro362">
      <style:table-row-properties style:row-height="22.5pt" style:use-optimal-row-height="false" fo:break-before="auto"/>
    </style:style>
    <style:style style:family="table-row" style:name="ro363">
      <style:table-row-properties style:row-height="22.5pt" style:use-optimal-row-height="false" fo:break-before="auto"/>
    </style:style>
    <style:style style:family="table-row" style:name="ro364">
      <style:table-row-properties style:row-height="22.5pt" style:use-optimal-row-height="false" fo:break-before="auto"/>
    </style:style>
    <style:style style:family="table-row" style:name="ro365">
      <style:table-row-properties style:row-height="22.5pt" style:use-optimal-row-height="false" fo:break-before="auto"/>
    </style:style>
    <style:style style:family="table-row" style:name="ro366">
      <style:table-row-properties style:row-height="22.5pt" style:use-optimal-row-height="false" fo:break-before="auto"/>
    </style:style>
    <style:style style:family="table-row" style:name="ro367">
      <style:table-row-properties style:row-height="22.5pt" style:use-optimal-row-height="false" fo:break-before="auto"/>
    </style:style>
    <style:style style:family="table-row" style:name="ro368">
      <style:table-row-properties style:row-height="22.5pt" style:use-optimal-row-height="false" fo:break-before="auto"/>
    </style:style>
    <style:style style:family="table-row" style:name="ro369">
      <style:table-row-properties style:row-height="22.5pt" style:use-optimal-row-height="false" fo:break-before="auto"/>
    </style:style>
    <style:style style:family="table-row" style:name="ro370">
      <style:table-row-properties style:row-height="22.5pt" style:use-optimal-row-height="false" fo:break-before="auto"/>
    </style:style>
    <style:style style:family="table-row" style:name="ro371">
      <style:table-row-properties style:row-height="22.5pt" style:use-optimal-row-height="false" fo:break-before="auto"/>
    </style:style>
    <style:style style:family="table-row" style:name="ro372">
      <style:table-row-properties style:row-height="22.5pt" style:use-optimal-row-height="false" fo:break-before="auto"/>
    </style:style>
    <style:style style:family="table-row" style:name="ro373">
      <style:table-row-properties style:row-height="22.5pt" style:use-optimal-row-height="false" fo:break-before="auto"/>
    </style:style>
    <style:style style:family="table-row" style:name="ro374">
      <style:table-row-properties style:row-height="22.5pt" style:use-optimal-row-height="false" fo:break-before="auto"/>
    </style:style>
    <style:style style:family="table-row" style:name="ro375">
      <style:table-row-properties style:row-height="22.5pt" style:use-optimal-row-height="false" fo:break-before="auto"/>
    </style:style>
    <style:style style:family="table-row" style:name="ro376">
      <style:table-row-properties style:row-height="22.5pt" style:use-optimal-row-height="false" fo:break-before="auto"/>
    </style:style>
    <style:style style:family="table-row" style:name="ro377">
      <style:table-row-properties style:row-height="22.5pt" style:use-optimal-row-height="false" fo:break-before="auto"/>
    </style:style>
    <style:style style:family="table-row" style:name="ro378">
      <style:table-row-properties style:row-height="22.5pt" style:use-optimal-row-height="false" fo:break-before="auto"/>
    </style:style>
    <style:style style:family="table-row" style:name="ro379">
      <style:table-row-properties style:row-height="22.5pt" style:use-optimal-row-height="false" fo:break-before="auto"/>
    </style:style>
    <style:style style:family="table-row" style:name="ro380">
      <style:table-row-properties style:row-height="22.5pt" style:use-optimal-row-height="false" fo:break-before="auto"/>
    </style:style>
    <style:style style:family="table-row" style:name="ro381">
      <style:table-row-properties style:row-height="22.5pt" style:use-optimal-row-height="false" fo:break-before="auto"/>
    </style:style>
    <style:style style:family="table-row" style:name="ro382">
      <style:table-row-properties style:row-height="22.5pt" style:use-optimal-row-height="false" fo:break-before="auto"/>
    </style:style>
    <style:style style:family="table-row" style:name="ro383">
      <style:table-row-properties style:row-height="22.5pt" style:use-optimal-row-height="false" fo:break-before="auto"/>
    </style:style>
    <style:style style:family="table-row" style:name="ro384">
      <style:table-row-properties style:row-height="22.5pt" style:use-optimal-row-height="false" fo:break-before="auto"/>
    </style:style>
    <style:style style:family="table-row" style:name="ro385">
      <style:table-row-properties style:row-height="22.5pt" style:use-optimal-row-height="false" fo:break-before="auto"/>
    </style:style>
    <style:style style:family="table-row" style:name="ro386">
      <style:table-row-properties style:row-height="22.5pt" style:use-optimal-row-height="false" fo:break-before="auto"/>
    </style:style>
    <style:style style:family="table-row" style:name="ro387">
      <style:table-row-properties style:row-height="22.5pt" style:use-optimal-row-height="false" fo:break-before="auto"/>
    </style:style>
    <style:style style:family="table-row" style:name="ro388">
      <style:table-row-properties style:row-height="22.5pt" style:use-optimal-row-height="false" fo:break-before="auto"/>
    </style:style>
    <style:style style:family="table-row" style:name="ro389">
      <style:table-row-properties style:row-height="22.5pt" style:use-optimal-row-height="false" fo:break-before="auto"/>
    </style:style>
    <style:style style:family="table-row" style:name="ro390">
      <style:table-row-properties style:row-height="22.5pt" style:use-optimal-row-height="false" fo:break-before="auto"/>
    </style:style>
    <style:style style:family="table-row" style:name="ro391">
      <style:table-row-properties style:row-height="22.5pt" style:use-optimal-row-height="false" fo:break-before="auto"/>
    </style:style>
    <style:style style:family="table-row" style:name="ro392">
      <style:table-row-properties style:row-height="22.5pt" style:use-optimal-row-height="false" fo:break-before="auto"/>
    </style:style>
    <style:style style:family="table-row" style:name="ro393">
      <style:table-row-properties style:row-height="22.5pt" style:use-optimal-row-height="false" fo:break-before="auto"/>
    </style:style>
    <style:style style:family="table-row" style:name="ro394">
      <style:table-row-properties style:row-height="22.5pt" style:use-optimal-row-height="false" fo:break-before="auto"/>
    </style:style>
    <style:style style:family="table-row" style:name="ro395">
      <style:table-row-properties style:row-height="22.5pt" style:use-optimal-row-height="false" fo:break-before="auto"/>
    </style:style>
    <style:style style:family="table-row" style:name="ro396">
      <style:table-row-properties style:row-height="22.5pt" style:use-optimal-row-height="false" fo:break-before="auto"/>
    </style:style>
    <style:style style:family="table-row" style:name="ro397">
      <style:table-row-properties style:row-height="22.5pt" style:use-optimal-row-height="false" fo:break-before="auto"/>
    </style:style>
    <style:style style:family="table-row" style:name="ro398">
      <style:table-row-properties style:row-height="22.5pt" style:use-optimal-row-height="false" fo:break-before="auto"/>
    </style:style>
    <style:style style:family="table-row" style:name="ro399">
      <style:table-row-properties style:row-height="22.5pt" style:use-optimal-row-height="false" fo:break-before="auto"/>
    </style:style>
    <style:style style:family="table-row" style:name="ro400">
      <style:table-row-properties style:row-height="22.5pt" style:use-optimal-row-height="false" fo:break-before="auto"/>
    </style:style>
    <style:style style:family="table-row" style:name="ro401">
      <style:table-row-properties style:row-height="22.5pt" style:use-optimal-row-height="false" fo:break-before="auto"/>
    </style:style>
    <style:style style:family="table-row" style:name="ro402">
      <style:table-row-properties style:row-height="22.5pt" style:use-optimal-row-height="false" fo:break-before="auto"/>
    </style:style>
    <style:style style:family="table-row" style:name="ro403">
      <style:table-row-properties style:row-height="22.5pt" style:use-optimal-row-height="false" fo:break-before="auto"/>
    </style:style>
    <style:style style:family="table-row" style:name="ro404">
      <style:table-row-properties style:row-height="22.5pt" style:use-optimal-row-height="false" fo:break-before="auto"/>
    </style:style>
    <style:style style:family="table-row" style:name="ro405">
      <style:table-row-properties style:row-height="22.5pt" style:use-optimal-row-height="false" fo:break-before="auto"/>
    </style:style>
    <style:style style:family="table-row" style:name="ro406">
      <style:table-row-properties style:row-height="22.5pt" style:use-optimal-row-height="false" fo:break-before="auto"/>
    </style:style>
    <style:style style:family="table-row" style:name="ro407">
      <style:table-row-properties style:row-height="22.5pt" style:use-optimal-row-height="false" fo:break-before="auto"/>
    </style:style>
    <style:style style:family="table-row" style:name="ro408">
      <style:table-row-properties style:row-height="22.5pt" style:use-optimal-row-height="false" fo:break-before="auto"/>
    </style:style>
    <style:style style:family="table-row" style:name="ro409">
      <style:table-row-properties style:row-height="22.5pt" style:use-optimal-row-height="false" fo:break-before="auto"/>
    </style:style>
    <style:style style:family="table-row" style:name="ro410">
      <style:table-row-properties style:row-height="22.5pt" style:use-optimal-row-height="false" fo:break-before="auto"/>
    </style:style>
    <style:style style:family="table-row" style:name="ro411">
      <style:table-row-properties style:row-height="22.5pt" style:use-optimal-row-height="false" fo:break-before="auto"/>
    </style:style>
    <style:style style:family="table-row" style:name="ro412">
      <style:table-row-properties style:row-height="22.5pt" style:use-optimal-row-height="false" fo:break-before="auto"/>
    </style:style>
    <style:style style:family="table-row" style:name="ro413">
      <style:table-row-properties style:row-height="22.5pt" style:use-optimal-row-height="false" fo:break-before="auto"/>
    </style:style>
    <style:style style:family="table-row" style:name="ro414">
      <style:table-row-properties style:row-height="22.5pt" style:use-optimal-row-height="false" fo:break-before="auto"/>
    </style:style>
    <style:style style:family="table-row" style:name="ro415">
      <style:table-row-properties style:row-height="22.5pt" style:use-optimal-row-height="false" fo:break-before="auto"/>
    </style:style>
    <style:style style:family="table-row" style:name="ro416">
      <style:table-row-properties style:row-height="22.5pt" style:use-optimal-row-height="false" fo:break-before="auto"/>
    </style:style>
    <style:style style:family="table-row" style:name="ro417">
      <style:table-row-properties style:row-height="22.5pt" style:use-optimal-row-height="false" fo:break-before="auto"/>
    </style:style>
    <style:style style:family="table-row" style:name="ro418">
      <style:table-row-properties style:row-height="22.5pt" style:use-optimal-row-height="false" fo:break-before="auto"/>
    </style:style>
    <style:style style:family="table-row" style:name="ro419">
      <style:table-row-properties style:row-height="22.5pt" style:use-optimal-row-height="false" fo:break-before="auto"/>
    </style:style>
    <style:style style:family="table-row" style:name="ro420">
      <style:table-row-properties style:row-height="22.5pt" style:use-optimal-row-height="false" fo:break-before="auto"/>
    </style:style>
    <style:style style:family="table-row" style:name="ro421">
      <style:table-row-properties style:row-height="22.5pt" style:use-optimal-row-height="false" fo:break-before="auto"/>
    </style:style>
    <style:style style:family="table-row" style:name="ro422">
      <style:table-row-properties style:row-height="22.5pt" style:use-optimal-row-height="false" fo:break-before="auto"/>
    </style:style>
    <style:style style:family="table-row" style:name="ro423">
      <style:table-row-properties style:row-height="22.5pt" style:use-optimal-row-height="false" fo:break-before="auto"/>
    </style:style>
    <style:style style:family="table-row" style:name="ro424">
      <style:table-row-properties style:row-height="22.5pt" style:use-optimal-row-height="false" fo:break-before="auto"/>
    </style:style>
    <style:style style:family="table-row" style:name="ro425">
      <style:table-row-properties style:row-height="22.5pt" style:use-optimal-row-height="false" fo:break-before="auto"/>
    </style:style>
    <style:style style:family="table-row" style:name="ro426">
      <style:table-row-properties style:row-height="22.5pt" style:use-optimal-row-height="false" fo:break-before="auto"/>
    </style:style>
    <style:style style:family="table-row" style:name="ro427">
      <style:table-row-properties style:row-height="22.5pt" style:use-optimal-row-height="false" fo:break-before="auto"/>
    </style:style>
    <style:style style:family="table-row" style:name="ro428">
      <style:table-row-properties style:row-height="22.5pt" style:use-optimal-row-height="false" fo:break-before="auto"/>
    </style:style>
    <style:style style:family="table-row" style:name="ro429">
      <style:table-row-properties style:row-height="22.5pt" style:use-optimal-row-height="false" fo:break-before="auto"/>
    </style:style>
    <style:style style:family="table-row" style:name="ro430">
      <style:table-row-properties style:row-height="22.5pt" style:use-optimal-row-height="false" fo:break-before="auto"/>
    </style:style>
    <style:style style:family="table-row" style:name="ro431">
      <style:table-row-properties style:row-height="22.5pt" style:use-optimal-row-height="false" fo:break-before="auto"/>
    </style:style>
    <style:style style:family="table-row" style:name="ro432">
      <style:table-row-properties style:row-height="22.5pt" style:use-optimal-row-height="false" fo:break-before="auto"/>
    </style:style>
    <style:style style:family="table-row" style:name="ro433">
      <style:table-row-properties style:row-height="22.5pt" style:use-optimal-row-height="false" fo:break-before="auto"/>
    </style:style>
    <style:style style:family="table-row" style:name="ro434">
      <style:table-row-properties style:row-height="22.5pt" style:use-optimal-row-height="false" fo:break-before="auto"/>
    </style:style>
    <style:style style:family="table-row" style:name="ro435">
      <style:table-row-properties style:row-height="22.5pt" style:use-optimal-row-height="false" fo:break-before="auto"/>
    </style:style>
    <style:style style:family="table-row" style:name="ro436">
      <style:table-row-properties style:row-height="22.5pt" style:use-optimal-row-height="false" fo:break-before="auto"/>
    </style:style>
    <style:style style:family="table-row" style:name="ro437">
      <style:table-row-properties style:row-height="22.5pt" style:use-optimal-row-height="false" fo:break-before="auto"/>
    </style:style>
    <style:style style:family="table-row" style:name="ro438">
      <style:table-row-properties style:row-height="22.5pt" style:use-optimal-row-height="false" fo:break-before="auto"/>
    </style:style>
    <style:style style:family="table-row" style:name="ro439">
      <style:table-row-properties style:row-height="22.5pt" style:use-optimal-row-height="false" fo:break-before="auto"/>
    </style:style>
    <style:style style:family="table-row" style:name="ro440">
      <style:table-row-properties style:row-height="22.5pt" style:use-optimal-row-height="false" fo:break-before="auto"/>
    </style:style>
    <style:style style:family="table-row" style:name="ro441">
      <style:table-row-properties style:row-height="22.5pt" style:use-optimal-row-height="false" fo:break-before="auto"/>
    </style:style>
    <style:style style:family="table-row" style:name="ro442">
      <style:table-row-properties style:row-height="22.5pt" style:use-optimal-row-height="false" fo:break-before="auto"/>
    </style:style>
    <style:style style:family="table-row" style:name="ro443">
      <style:table-row-properties style:row-height="22.5pt" style:use-optimal-row-height="false" fo:break-before="auto"/>
    </style:style>
    <style:style style:family="table-row" style:name="ro444">
      <style:table-row-properties style:row-height="22.5pt" style:use-optimal-row-height="false" fo:break-before="auto"/>
    </style:style>
    <style:style style:family="table-row" style:name="ro445">
      <style:table-row-properties style:row-height="22.5pt" style:use-optimal-row-height="false" fo:break-before="auto"/>
    </style:style>
    <style:style style:family="table-row" style:name="ro446">
      <style:table-row-properties style:row-height="22.5pt" style:use-optimal-row-height="false" fo:break-before="auto"/>
    </style:style>
    <style:style style:family="table-row" style:name="ro447">
      <style:table-row-properties style:row-height="22.5pt" style:use-optimal-row-height="false" fo:break-before="auto"/>
    </style:style>
    <style:style style:family="table-row" style:name="ro448">
      <style:table-row-properties style:row-height="22.5pt" style:use-optimal-row-height="false" fo:break-before="auto"/>
    </style:style>
    <style:style style:family="table-row" style:name="ro449">
      <style:table-row-properties style:row-height="22.5pt" style:use-optimal-row-height="false" fo:break-before="auto"/>
    </style:style>
    <style:style style:family="table-row" style:name="ro450">
      <style:table-row-properties style:row-height="22.5pt" style:use-optimal-row-height="false" fo:break-before="auto"/>
    </style:style>
    <style:style style:family="table-row" style:name="ro451">
      <style:table-row-properties style:row-height="22.5pt" style:use-optimal-row-height="false" fo:break-before="auto"/>
    </style:style>
    <style:style style:family="table-row" style:name="ro452">
      <style:table-row-properties style:row-height="22.5pt" style:use-optimal-row-height="false" fo:break-before="auto"/>
    </style:style>
    <style:style style:family="table-row" style:name="ro453">
      <style:table-row-properties style:row-height="22.5pt" style:use-optimal-row-height="false" fo:break-before="auto"/>
    </style:style>
    <style:style style:family="table-row" style:name="ro454">
      <style:table-row-properties style:row-height="22.5pt" style:use-optimal-row-height="false" fo:break-before="auto"/>
    </style:style>
    <style:style style:family="table-row" style:name="ro455">
      <style:table-row-properties style:row-height="22.5pt" style:use-optimal-row-height="false" fo:break-before="auto"/>
    </style:style>
    <style:style style:family="table-row" style:name="ro456">
      <style:table-row-properties style:row-height="22.5pt" style:use-optimal-row-height="false" fo:break-before="auto"/>
    </style:style>
    <style:style style:family="table-row" style:name="ro457">
      <style:table-row-properties style:row-height="22.5pt" style:use-optimal-row-height="false" fo:break-before="auto"/>
    </style:style>
    <style:style style:family="table-row" style:name="ro458">
      <style:table-row-properties style:row-height="22.5pt" style:use-optimal-row-height="false" fo:break-before="auto"/>
    </style:style>
    <style:style style:family="table-row" style:name="ro459">
      <style:table-row-properties style:row-height="22.5pt" style:use-optimal-row-height="false" fo:break-before="auto"/>
    </style:style>
    <style:style style:family="table-row" style:name="ro460">
      <style:table-row-properties style:row-height="22.5pt" style:use-optimal-row-height="false" fo:break-before="auto"/>
    </style:style>
    <style:style style:family="table-row" style:name="ro461">
      <style:table-row-properties style:row-height="22.5pt" style:use-optimal-row-height="false" fo:break-before="auto"/>
    </style:style>
    <style:style style:family="table-row" style:name="ro462">
      <style:table-row-properties style:row-height="22.5pt" style:use-optimal-row-height="false" fo:break-before="auto"/>
    </style:style>
    <style:style style:family="table-row" style:name="ro463">
      <style:table-row-properties style:row-height="22.5pt" style:use-optimal-row-height="false" fo:break-before="auto"/>
    </style:style>
    <style:style style:family="table-row" style:name="ro464">
      <style:table-row-properties style:row-height="22.5pt" style:use-optimal-row-height="false" fo:break-before="auto"/>
    </style:style>
    <style:style style:family="table-row" style:name="ro465">
      <style:table-row-properties style:row-height="22.5pt" style:use-optimal-row-height="false" fo:break-before="auto"/>
    </style:style>
    <style:style style:family="table-row" style:name="ro466">
      <style:table-row-properties style:row-height="22.5pt" style:use-optimal-row-height="false" fo:break-before="auto"/>
    </style:style>
    <style:style style:family="table-row" style:name="ro467">
      <style:table-row-properties style:row-height="22.5pt" style:use-optimal-row-height="false" fo:break-before="auto"/>
    </style:style>
    <style:style style:family="table-row" style:name="ro468">
      <style:table-row-properties style:row-height="22.5pt" style:use-optimal-row-height="false" fo:break-before="auto"/>
    </style:style>
    <style:style style:family="table-row" style:name="ro469">
      <style:table-row-properties style:row-height="22.5pt" style:use-optimal-row-height="false" fo:break-before="auto"/>
    </style:style>
    <style:style style:family="table-row" style:name="ro470">
      <style:table-row-properties style:row-height="22.5pt" style:use-optimal-row-height="false" fo:break-before="auto"/>
    </style:style>
    <style:style style:family="table-row" style:name="ro471">
      <style:table-row-properties style:row-height="22.5pt" style:use-optimal-row-height="false" fo:break-before="auto"/>
    </style:style>
    <style:style style:family="table-row" style:name="ro472">
      <style:table-row-properties style:row-height="22.5pt" style:use-optimal-row-height="false" fo:break-before="auto"/>
    </style:style>
    <style:style style:family="table-row" style:name="ro473">
      <style:table-row-properties style:row-height="22.5pt" style:use-optimal-row-height="false" fo:break-before="auto"/>
    </style:style>
    <style:style style:family="table-row" style:name="ro474">
      <style:table-row-properties style:row-height="22.5pt" style:use-optimal-row-height="false" fo:break-before="auto"/>
    </style:style>
    <style:style style:family="table-row" style:name="ro475">
      <style:table-row-properties style:row-height="22.5pt" style:use-optimal-row-height="false" fo:break-before="auto"/>
    </style:style>
    <style:style style:family="table-row" style:name="ro476">
      <style:table-row-properties style:row-height="22.5pt" style:use-optimal-row-height="false" fo:break-before="auto"/>
    </style:style>
    <style:style style:family="table-row" style:name="ro477">
      <style:table-row-properties style:row-height="22.5pt" style:use-optimal-row-height="false" fo:break-before="auto"/>
    </style:style>
    <style:style style:family="table-row" style:name="ro478">
      <style:table-row-properties style:row-height="22.5pt" style:use-optimal-row-height="false" fo:break-before="auto"/>
    </style:style>
    <style:style style:family="table-row" style:name="ro479">
      <style:table-row-properties style:row-height="22.5pt" style:use-optimal-row-height="false" fo:break-before="auto"/>
    </style:style>
    <style:style style:family="table-row" style:name="ro480">
      <style:table-row-properties style:row-height="22.5pt" style:use-optimal-row-height="false" fo:break-before="auto"/>
    </style:style>
    <style:style style:family="table-row" style:name="ro481">
      <style:table-row-properties style:row-height="22.5pt" style:use-optimal-row-height="false" fo:break-before="auto"/>
    </style:style>
    <style:style style:family="table-row" style:name="ro482">
      <style:table-row-properties style:row-height="22.5pt" style:use-optimal-row-height="false" fo:break-before="auto"/>
    </style:style>
    <style:style style:family="table-row" style:name="ro483">
      <style:table-row-properties style:row-height="22.5pt" style:use-optimal-row-height="false" fo:break-before="auto"/>
    </style:style>
    <style:style style:family="table-row" style:name="ro484">
      <style:table-row-properties style:row-height="22.5pt" style:use-optimal-row-height="false" fo:break-before="auto"/>
    </style:style>
    <style:style style:family="table-row" style:name="ro485">
      <style:table-row-properties style:row-height="22.5pt" style:use-optimal-row-height="false" fo:break-before="auto"/>
    </style:style>
    <style:style style:family="table-row" style:name="ro486">
      <style:table-row-properties style:row-height="22.5pt" style:use-optimal-row-height="false" fo:break-before="auto"/>
    </style:style>
    <style:style style:family="table-row" style:name="ro487">
      <style:table-row-properties style:row-height="22.5pt" style:use-optimal-row-height="false" fo:break-before="auto"/>
    </style:style>
    <style:style style:family="table-row" style:name="ro488">
      <style:table-row-properties style:row-height="22.5pt" style:use-optimal-row-height="false" fo:break-before="auto"/>
    </style:style>
    <style:style style:family="table-row" style:name="ro489">
      <style:table-row-properties style:row-height="22.5pt" style:use-optimal-row-height="false" fo:break-before="auto"/>
    </style:style>
    <style:style style:family="table-row" style:name="ro490">
      <style:table-row-properties style:row-height="22.5pt" style:use-optimal-row-height="false" fo:break-before="auto"/>
    </style:style>
    <style:style style:family="table-row" style:name="ro491">
      <style:table-row-properties style:row-height="22.5pt" style:use-optimal-row-height="false" fo:break-before="auto"/>
    </style:style>
    <style:style style:family="table-row" style:name="ro492">
      <style:table-row-properties style:row-height="22.5pt" style:use-optimal-row-height="false" fo:break-before="auto"/>
    </style:style>
    <style:style style:family="table-row" style:name="ro493">
      <style:table-row-properties style:row-height="22.5pt" style:use-optimal-row-height="false" fo:break-before="auto"/>
    </style:style>
    <style:style style:family="table-row" style:name="ro494">
      <style:table-row-properties style:row-height="22.5pt" style:use-optimal-row-height="false" fo:break-before="auto"/>
    </style:style>
    <style:style style:family="table-row" style:name="ro495">
      <style:table-row-properties style:row-height="22.5pt" style:use-optimal-row-height="false" fo:break-before="auto"/>
    </style:style>
    <style:style style:family="table-row" style:name="ro496">
      <style:table-row-properties style:row-height="22.5pt" style:use-optimal-row-height="false" fo:break-before="auto"/>
    </style:style>
    <style:style style:family="table-row" style:name="ro497">
      <style:table-row-properties style:row-height="22.5pt" style:use-optimal-row-height="false" fo:break-before="auto"/>
    </style:style>
    <style:style style:family="table-row" style:name="ro498">
      <style:table-row-properties style:row-height="22.5pt" style:use-optimal-row-height="false" fo:break-before="auto"/>
    </style:style>
    <style:style style:family="table-row" style:name="ro499">
      <style:table-row-properties style:row-height="22.5pt" style:use-optimal-row-height="false" fo:break-before="auto"/>
    </style:style>
    <style:style style:family="table-row" style:name="ro500">
      <style:table-row-properties style:row-height="22.5pt" style:use-optimal-row-height="false" fo:break-before="auto"/>
    </style:style>
    <style:style style:family="table-row" style:name="ro501">
      <style:table-row-properties style:row-height="22.5pt" style:use-optimal-row-height="false" fo:break-before="auto"/>
    </style:style>
    <style:style style:family="table-row" style:name="ro502">
      <style:table-row-properties style:row-height="22.5pt" style:use-optimal-row-height="false" fo:break-before="auto"/>
    </style:style>
    <style:style style:family="table-row" style:name="ro503">
      <style:table-row-properties style:row-height="22.5pt" style:use-optimal-row-height="false" fo:break-before="auto"/>
    </style:style>
    <style:style style:family="table-row" style:name="ro504">
      <style:table-row-properties style:row-height="22.5pt" style:use-optimal-row-height="false" fo:break-before="auto"/>
    </style:style>
    <style:style style:family="table-row" style:name="ro505">
      <style:table-row-properties style:row-height="22.5pt" style:use-optimal-row-height="false" fo:break-before="auto"/>
    </style:style>
    <style:style style:family="table-row" style:name="ro506">
      <style:table-row-properties style:row-height="22.5pt" style:use-optimal-row-height="false" fo:break-before="auto"/>
    </style:style>
    <style:style style:family="table-row" style:name="ro507">
      <style:table-row-properties style:row-height="22.5pt" style:use-optimal-row-height="false" fo:break-before="auto"/>
    </style:style>
    <style:style style:family="table-row" style:name="ro508">
      <style:table-row-properties style:row-height="22.5pt" style:use-optimal-row-height="false" fo:break-before="auto"/>
    </style:style>
    <style:style style:family="table-row" style:name="ro509">
      <style:table-row-properties style:row-height="22.5pt" style:use-optimal-row-height="false" fo:break-before="auto"/>
    </style:style>
    <style:style style:family="table-row" style:name="ro510">
      <style:table-row-properties style:row-height="22.5pt" style:use-optimal-row-height="false" fo:break-before="auto"/>
    </style:style>
    <style:style style:family="table-row" style:name="ro511">
      <style:table-row-properties style:row-height="22.5pt" style:use-optimal-row-height="false" fo:break-before="auto"/>
    </style:style>
    <style:style style:family="table-row" style:name="ro512">
      <style:table-row-properties style:row-height="22.5pt" style:use-optimal-row-height="false" fo:break-before="auto"/>
    </style:style>
    <style:style style:family="table-row" style:name="ro513">
      <style:table-row-properties style:row-height="22.5pt" style:use-optimal-row-height="false" fo:break-before="auto"/>
    </style:style>
    <style:style style:family="table-row" style:name="ro514">
      <style:table-row-properties style:row-height="22.5pt" style:use-optimal-row-height="false" fo:break-before="auto"/>
    </style:style>
    <style:style style:family="table-row" style:name="ro515">
      <style:table-row-properties style:row-height="22.5pt" style:use-optimal-row-height="false" fo:break-before="auto"/>
    </style:style>
    <style:style style:family="table-row" style:name="ro516">
      <style:table-row-properties style:row-height="22.5pt" style:use-optimal-row-height="false" fo:break-before="auto"/>
    </style:style>
    <style:style style:family="table-row" style:name="ro517">
      <style:table-row-properties style:row-height="22.5pt" style:use-optimal-row-height="false" fo:break-before="auto"/>
    </style:style>
    <style:style style:family="table-row" style:name="ro518">
      <style:table-row-properties style:row-height="22.5pt" style:use-optimal-row-height="false" fo:break-before="auto"/>
    </style:style>
    <style:style style:family="table-row" style:name="ro519">
      <style:table-row-properties style:row-height="22.5pt" style:use-optimal-row-height="false" fo:break-before="auto"/>
    </style:style>
    <style:style style:family="table-row" style:name="ro520">
      <style:table-row-properties style:row-height="22.5pt" style:use-optimal-row-height="false" fo:break-before="auto"/>
    </style:style>
    <style:style style:family="table-row" style:name="ro521">
      <style:table-row-properties style:row-height="22.5pt" style:use-optimal-row-height="false" fo:break-before="auto"/>
    </style:style>
    <style:style style:family="table-row" style:name="ro522">
      <style:table-row-properties style:row-height="22.5pt" style:use-optimal-row-height="false" fo:break-before="auto"/>
    </style:style>
    <style:style style:family="table-row" style:name="ro523">
      <style:table-row-properties style:row-height="22.5pt" style:use-optimal-row-height="false" fo:break-before="auto"/>
    </style:style>
    <style:style style:family="table-row" style:name="ro524">
      <style:table-row-properties style:row-height="22.5pt" style:use-optimal-row-height="false" fo:break-before="auto"/>
    </style:style>
    <style:style style:family="table-row" style:name="ro525">
      <style:table-row-properties style:row-height="22.5pt" style:use-optimal-row-height="false" fo:break-before="auto"/>
    </style:style>
    <style:style style:family="table-row" style:name="ro526">
      <style:table-row-properties style:row-height="22.5pt" style:use-optimal-row-height="false" fo:break-before="auto"/>
    </style:style>
    <style:style style:family="table-row" style:name="ro527">
      <style:table-row-properties style:row-height="22.5pt" style:use-optimal-row-height="false" fo:break-before="auto"/>
    </style:style>
    <style:style style:family="table-row" style:name="ro528">
      <style:table-row-properties style:row-height="22.5pt" style:use-optimal-row-height="false" fo:break-before="auto"/>
    </style:style>
    <style:style style:family="table-row" style:name="ro529">
      <style:table-row-properties style:row-height="22.5pt" style:use-optimal-row-height="false" fo:break-before="auto"/>
    </style:style>
    <style:style style:family="table-row" style:name="ro530">
      <style:table-row-properties style:row-height="22.5pt" style:use-optimal-row-height="false" fo:break-before="auto"/>
    </style:style>
    <style:style style:family="table-row" style:name="ro531">
      <style:table-row-properties style:row-height="22.5pt" style:use-optimal-row-height="false" fo:break-before="auto"/>
    </style:style>
    <style:style style:family="table-row" style:name="ro532">
      <style:table-row-properties style:row-height="22.5pt" style:use-optimal-row-height="false" fo:break-before="auto"/>
    </style:style>
    <style:style style:family="table-row" style:name="ro533">
      <style:table-row-properties style:row-height="22.5pt" style:use-optimal-row-height="false" fo:break-before="auto"/>
    </style:style>
    <style:style style:family="table-row" style:name="ro534">
      <style:table-row-properties style:row-height="22.5pt" style:use-optimal-row-height="false" fo:break-before="auto"/>
    </style:style>
    <style:style style:family="table-row" style:name="ro535">
      <style:table-row-properties style:row-height="22.5pt" style:use-optimal-row-height="false" fo:break-before="auto"/>
    </style:style>
    <style:style style:family="table-row" style:name="ro536">
      <style:table-row-properties style:row-height="22.5pt" style:use-optimal-row-height="false" fo:break-before="auto"/>
    </style:style>
    <style:style style:family="table-row" style:name="ro537">
      <style:table-row-properties style:row-height="22.5pt" style:use-optimal-row-height="false" fo:break-before="auto"/>
    </style:style>
    <style:style style:family="table-row" style:name="ro538">
      <style:table-row-properties style:row-height="22.5pt" style:use-optimal-row-height="false" fo:break-before="auto"/>
    </style:style>
    <style:style style:family="table-row" style:name="ro539">
      <style:table-row-properties style:row-height="22.5pt" style:use-optimal-row-height="false" fo:break-before="auto"/>
    </style:style>
    <style:style style:family="table-row" style:name="ro540">
      <style:table-row-properties style:row-height="22.5pt" style:use-optimal-row-height="false" fo:break-before="auto"/>
    </style:style>
    <style:style style:family="table-row" style:name="ro541">
      <style:table-row-properties style:row-height="22.5pt" style:use-optimal-row-height="false" fo:break-before="auto"/>
    </style:style>
    <style:style style:family="table-row" style:name="ro542">
      <style:table-row-properties style:row-height="22.5pt" style:use-optimal-row-height="false" fo:break-before="auto"/>
    </style:style>
    <style:style style:family="table-row" style:name="ro543">
      <style:table-row-properties style:row-height="22.5pt" style:use-optimal-row-height="false" fo:break-before="auto"/>
    </style:style>
    <style:style style:family="table-row" style:name="ro544">
      <style:table-row-properties style:row-height="22.5pt" style:use-optimal-row-height="false" fo:break-before="auto"/>
    </style:style>
    <style:style style:family="table-row" style:name="ro545">
      <style:table-row-properties style:row-height="22.5pt" style:use-optimal-row-height="false" fo:break-before="auto"/>
    </style:style>
    <style:style style:family="table-row" style:name="ro546">
      <style:table-row-properties style:row-height="22.5pt" style:use-optimal-row-height="false" fo:break-before="auto"/>
    </style:style>
    <style:style style:family="table-row" style:name="ro547">
      <style:table-row-properties style:row-height="22.5pt" style:use-optimal-row-height="false" fo:break-before="auto"/>
    </style:style>
    <style:style style:family="table-row" style:name="ro548">
      <style:table-row-properties style:row-height="22.5pt" style:use-optimal-row-height="false" fo:break-before="auto"/>
    </style:style>
    <style:style style:family="table-row" style:name="ro549">
      <style:table-row-properties style:row-height="22.5pt" style:use-optimal-row-height="false" fo:break-before="auto"/>
    </style:style>
    <style:style style:family="table-row" style:name="ro550">
      <style:table-row-properties style:row-height="22.5pt" style:use-optimal-row-height="false" fo:break-before="auto"/>
    </style:style>
    <style:style style:family="table-row" style:name="ro551">
      <style:table-row-properties style:row-height="22.5pt" style:use-optimal-row-height="false" fo:break-before="auto"/>
    </style:style>
    <style:style style:family="table-row" style:name="ro552">
      <style:table-row-properties style:row-height="22.5pt" style:use-optimal-row-height="false" fo:break-before="auto"/>
    </style:style>
    <style:style style:family="table-row" style:name="ro553">
      <style:table-row-properties style:row-height="22.5pt" style:use-optimal-row-height="false" fo:break-before="auto"/>
    </style:style>
    <style:style style:family="table-row" style:name="ro554">
      <style:table-row-properties style:row-height="22.5pt" style:use-optimal-row-height="false" fo:break-before="auto"/>
    </style:style>
    <style:style style:family="table-row" style:name="ro555">
      <style:table-row-properties style:row-height="22.5pt" style:use-optimal-row-height="false" fo:break-before="auto"/>
    </style:style>
    <style:style style:family="table-row" style:name="ro556">
      <style:table-row-properties style:row-height="22.5pt" style:use-optimal-row-height="false" fo:break-before="auto"/>
    </style:style>
    <style:style style:family="table-row" style:name="ro557">
      <style:table-row-properties style:row-height="22.5pt" style:use-optimal-row-height="false" fo:break-before="auto"/>
    </style:style>
    <style:style style:family="table-row" style:name="ro558">
      <style:table-row-properties style:row-height="22.5pt" style:use-optimal-row-height="false" fo:break-before="auto"/>
    </style:style>
    <style:style style:family="table-row" style:name="ro559">
      <style:table-row-properties style:row-height="22.5pt" style:use-optimal-row-height="false" fo:break-before="auto"/>
    </style:style>
    <style:style style:family="table-row" style:name="ro560">
      <style:table-row-properties style:row-height="22.5pt" style:use-optimal-row-height="false" fo:break-before="auto"/>
    </style:style>
    <style:style style:family="table-row" style:name="ro561">
      <style:table-row-properties style:row-height="22.5pt" style:use-optimal-row-height="false" fo:break-before="auto"/>
    </style:style>
    <style:style style:family="table-row" style:name="ro562">
      <style:table-row-properties style:row-height="22.5pt" style:use-optimal-row-height="false" fo:break-before="auto"/>
    </style:style>
    <style:style style:family="table-row" style:name="ro563">
      <style:table-row-properties style:row-height="22.5pt" style:use-optimal-row-height="false" fo:break-before="auto"/>
    </style:style>
    <style:style style:family="table-row" style:name="ro564">
      <style:table-row-properties style:row-height="22.5pt" style:use-optimal-row-height="false" fo:break-before="auto"/>
    </style:style>
    <style:style style:family="table-row" style:name="ro565">
      <style:table-row-properties style:row-height="22.5pt" style:use-optimal-row-height="false" fo:break-before="auto"/>
    </style:style>
    <style:style style:family="table-row" style:name="ro566">
      <style:table-row-properties style:row-height="22.5pt" style:use-optimal-row-height="false" fo:break-before="auto"/>
    </style:style>
    <style:style style:family="table-row" style:name="ro567">
      <style:table-row-properties style:row-height="22.5pt" style:use-optimal-row-height="false" fo:break-before="auto"/>
    </style:style>
    <style:style style:family="table-row" style:name="ro568">
      <style:table-row-properties style:row-height="22.5pt" style:use-optimal-row-height="false" fo:break-before="auto"/>
    </style:style>
    <style:style style:family="table-row" style:name="ro569">
      <style:table-row-properties style:row-height="22.5pt" style:use-optimal-row-height="false" fo:break-before="auto"/>
    </style:style>
    <style:style style:family="table-row" style:name="ro570">
      <style:table-row-properties style:row-height="22.5pt" style:use-optimal-row-height="false" fo:break-before="auto"/>
    </style:style>
    <style:style style:family="table-row" style:name="ro571">
      <style:table-row-properties style:row-height="22.5pt" style:use-optimal-row-height="false" fo:break-before="auto"/>
    </style:style>
    <style:style style:family="table-row" style:name="ro572">
      <style:table-row-properties style:row-height="22.5pt" style:use-optimal-row-height="false" fo:break-before="auto"/>
    </style:style>
    <style:style style:family="table-row" style:name="ro573">
      <style:table-row-properties style:row-height="22.5pt" style:use-optimal-row-height="false" fo:break-before="auto"/>
    </style:style>
    <style:style style:family="table-row" style:name="ro574">
      <style:table-row-properties style:row-height="22.5pt" style:use-optimal-row-height="false" fo:break-before="auto"/>
    </style:style>
    <style:style style:family="table-row" style:name="ro575">
      <style:table-row-properties style:row-height="22.5pt" style:use-optimal-row-height="false" fo:break-before="auto"/>
    </style:style>
    <style:style style:family="table-row" style:name="ro576">
      <style:table-row-properties style:row-height="22.5pt" style:use-optimal-row-height="false" fo:break-before="auto"/>
    </style:style>
    <style:style style:family="table-row" style:name="ro577">
      <style:table-row-properties style:row-height="22.5pt" style:use-optimal-row-height="false" fo:break-before="auto"/>
    </style:style>
    <style:style style:family="table-row" style:name="ro578">
      <style:table-row-properties style:row-height="22.5pt" style:use-optimal-row-height="false" fo:break-before="auto"/>
    </style:style>
    <style:style style:family="table-row" style:name="ro579">
      <style:table-row-properties style:row-height="22.5pt" style:use-optimal-row-height="false" fo:break-before="auto"/>
    </style:style>
    <style:style style:family="table-row" style:name="ro580">
      <style:table-row-properties style:row-height="22.5pt" style:use-optimal-row-height="false" fo:break-before="auto"/>
    </style:style>
    <style:style style:family="table-row" style:name="ro581">
      <style:table-row-properties style:row-height="22.5pt" style:use-optimal-row-height="false" fo:break-before="auto"/>
    </style:style>
    <style:style style:family="table-row" style:name="ro582">
      <style:table-row-properties style:row-height="22.5pt" style:use-optimal-row-height="false" fo:break-before="auto"/>
    </style:style>
    <style:style style:family="table-row" style:name="ro583">
      <style:table-row-properties style:row-height="22.5pt" style:use-optimal-row-height="false" fo:break-before="auto"/>
    </style:style>
    <style:style style:family="table-row" style:name="ro584">
      <style:table-row-properties style:row-height="22.5pt" style:use-optimal-row-height="false" fo:break-before="auto"/>
    </style:style>
    <style:style style:family="table-row" style:name="ro585">
      <style:table-row-properties style:row-height="22.5pt" style:use-optimal-row-height="false" fo:break-before="auto"/>
    </style:style>
    <style:style style:family="table-row" style:name="ro586">
      <style:table-row-properties style:row-height="22.5pt" style:use-optimal-row-height="false" fo:break-before="auto"/>
    </style:style>
    <style:style style:family="table-row" style:name="ro587">
      <style:table-row-properties style:row-height="22.5pt" style:use-optimal-row-height="false" fo:break-before="auto"/>
    </style:style>
    <style:style style:family="table-row" style:name="ro588">
      <style:table-row-properties style:row-height="22.5pt" style:use-optimal-row-height="false" fo:break-before="auto"/>
    </style:style>
    <style:style style:family="table-row" style:name="ro589">
      <style:table-row-properties style:row-height="22.5pt" style:use-optimal-row-height="false" fo:break-before="auto"/>
    </style:style>
    <style:style style:family="table-row" style:name="ro590">
      <style:table-row-properties style:row-height="22.5pt" style:use-optimal-row-height="false" fo:break-before="auto"/>
    </style:style>
    <style:style style:family="table-row" style:name="ro591">
      <style:table-row-properties style:row-height="22.5pt" style:use-optimal-row-height="false" fo:break-before="auto"/>
    </style:style>
    <style:style style:family="table-row" style:name="ro592">
      <style:table-row-properties style:row-height="22.5pt" style:use-optimal-row-height="false" fo:break-before="auto"/>
    </style:style>
    <style:style style:family="table-row" style:name="ro593">
      <style:table-row-properties style:row-height="22.5pt" style:use-optimal-row-height="false" fo:break-before="auto"/>
    </style:style>
    <style:style style:family="table-row" style:name="ro594">
      <style:table-row-properties style:row-height="22.5pt" style:use-optimal-row-height="false" fo:break-before="auto"/>
    </style:style>
    <style:style style:family="table-row" style:name="ro595">
      <style:table-row-properties style:row-height="22.5pt" style:use-optimal-row-height="false" fo:break-before="auto"/>
    </style:style>
    <style:style style:family="table-row" style:name="ro596">
      <style:table-row-properties style:row-height="22.5pt" style:use-optimal-row-height="false" fo:break-before="auto"/>
    </style:style>
    <style:style style:family="table-row" style:name="ro597">
      <style:table-row-properties style:row-height="22.5pt" style:use-optimal-row-height="false" fo:break-before="auto"/>
    </style:style>
    <style:style style:family="table-row" style:name="ro598">
      <style:table-row-properties style:row-height="22.5pt" style:use-optimal-row-height="false" fo:break-before="auto"/>
    </style:style>
    <style:style style:family="table-row" style:name="ro599">
      <style:table-row-properties style:row-height="22.5pt" style:use-optimal-row-height="false" fo:break-before="auto"/>
    </style:style>
    <style:style style:family="table-row" style:name="ro600">
      <style:table-row-properties style:row-height="22.5pt" style:use-optimal-row-height="false" fo:break-before="auto"/>
    </style:style>
    <style:style style:family="table-row" style:name="ro601">
      <style:table-row-properties style:row-height="22.5pt" style:use-optimal-row-height="false" fo:break-before="auto"/>
    </style:style>
    <style:style style:family="table-row" style:name="ro602">
      <style:table-row-properties style:row-height="22.5pt" style:use-optimal-row-height="false" fo:break-before="auto"/>
    </style:style>
    <style:style style:family="table-row" style:name="ro603">
      <style:table-row-properties style:row-height="22.5pt" style:use-optimal-row-height="false" fo:break-before="auto"/>
    </style:style>
    <style:style style:family="table-row" style:name="ro604">
      <style:table-row-properties style:row-height="22.5pt" style:use-optimal-row-height="false" fo:break-before="auto"/>
    </style:style>
    <style:style style:family="table-row" style:name="ro605">
      <style:table-row-properties style:row-height="22.5pt" style:use-optimal-row-height="false" fo:break-before="auto"/>
    </style:style>
    <style:style style:family="table-row" style:name="ro606">
      <style:table-row-properties style:row-height="22.5pt" style:use-optimal-row-height="false" fo:break-before="auto"/>
    </style:style>
    <style:style style:family="table-row" style:name="ro607">
      <style:table-row-properties style:row-height="22.5pt" style:use-optimal-row-height="false" fo:break-before="auto"/>
    </style:style>
    <style:style style:family="table-row" style:name="ro608">
      <style:table-row-properties style:row-height="22.5pt" style:use-optimal-row-height="false" fo:break-before="auto"/>
    </style:style>
    <style:style style:family="table-row" style:name="ro609">
      <style:table-row-properties style:row-height="22.5pt" style:use-optimal-row-height="false" fo:break-before="auto"/>
    </style:style>
    <style:style style:family="table-row" style:name="ro610">
      <style:table-row-properties style:row-height="22.5pt" style:use-optimal-row-height="false" fo:break-before="auto"/>
    </style:style>
    <style:style style:family="table-row" style:name="ro611">
      <style:table-row-properties style:row-height="22.5pt" style:use-optimal-row-height="false" fo:break-before="auto"/>
    </style:style>
    <style:style style:family="table-row" style:name="ro612">
      <style:table-row-properties style:row-height="22.5pt" style:use-optimal-row-height="false" fo:break-before="auto"/>
    </style:style>
    <style:style style:family="table-row" style:name="ro613">
      <style:table-row-properties style:row-height="22.5pt" style:use-optimal-row-height="false" fo:break-before="auto"/>
    </style:style>
    <style:style style:family="table-row" style:name="ro614">
      <style:table-row-properties style:row-height="22.5pt" style:use-optimal-row-height="false" fo:break-before="auto"/>
    </style:style>
    <style:style style:family="table-row" style:name="ro615">
      <style:table-row-properties style:row-height="22.5pt" style:use-optimal-row-height="false" fo:break-before="auto"/>
    </style:style>
    <style:style style:family="table-row" style:name="ro616">
      <style:table-row-properties style:row-height="22.5pt" style:use-optimal-row-height="false" fo:break-before="auto"/>
    </style:style>
    <style:style style:family="table-row" style:name="ro617">
      <style:table-row-properties style:row-height="22.5pt" style:use-optimal-row-height="false" fo:break-before="auto"/>
    </style:style>
    <style:style style:family="table-row" style:name="ro618">
      <style:table-row-properties style:row-height="22.5pt" style:use-optimal-row-height="false" fo:break-before="auto"/>
    </style:style>
    <style:style style:family="table-row" style:name="ro619">
      <style:table-row-properties style:row-height="22.5pt" style:use-optimal-row-height="false" fo:break-before="auto"/>
    </style:style>
    <style:style style:family="table-row" style:name="ro620">
      <style:table-row-properties style:row-height="22.5pt" style:use-optimal-row-height="false" fo:break-before="auto"/>
    </style:style>
    <style:style style:family="table-row" style:name="ro621">
      <style:table-row-properties style:row-height="22.5pt" style:use-optimal-row-height="false" fo:break-before="auto"/>
    </style:style>
    <style:style style:family="table-row" style:name="ro622">
      <style:table-row-properties style:row-height="22.5pt" style:use-optimal-row-height="false" fo:break-before="auto"/>
    </style:style>
    <style:style style:family="table-row" style:name="ro623">
      <style:table-row-properties style:row-height="22.5pt" style:use-optimal-row-height="false" fo:break-before="auto"/>
    </style:style>
    <style:style style:family="table-row" style:name="ro624">
      <style:table-row-properties style:row-height="22.5pt" style:use-optimal-row-height="false" fo:break-before="auto"/>
    </style:style>
    <style:style style:family="table-row" style:name="ro625">
      <style:table-row-properties style:row-height="22.5pt" style:use-optimal-row-height="false" fo:break-before="auto"/>
    </style:style>
    <style:style style:family="table-row" style:name="ro626">
      <style:table-row-properties style:row-height="22.5pt" style:use-optimal-row-height="false" fo:break-before="auto"/>
    </style:style>
    <style:style style:family="table-row" style:name="ro627">
      <style:table-row-properties style:row-height="22.5pt" style:use-optimal-row-height="false" fo:break-before="auto"/>
    </style:style>
    <style:style style:family="table-row" style:name="ro628">
      <style:table-row-properties style:row-height="22.5pt" style:use-optimal-row-height="false" fo:break-before="auto"/>
    </style:style>
    <style:style style:family="table-row" style:name="ro629">
      <style:table-row-properties style:row-height="22.5pt" style:use-optimal-row-height="false" fo:break-before="auto"/>
    </style:style>
    <style:style style:family="table-row" style:name="ro630">
      <style:table-row-properties style:row-height="22.5pt" style:use-optimal-row-height="false" fo:break-before="auto"/>
    </style:style>
    <style:style style:family="table-row" style:name="ro631">
      <style:table-row-properties style:row-height="22.5pt" style:use-optimal-row-height="false" fo:break-before="auto"/>
    </style:style>
    <style:style style:family="table-row" style:name="ro632">
      <style:table-row-properties style:row-height="22.5pt" style:use-optimal-row-height="false" fo:break-before="auto"/>
    </style:style>
    <style:style style:family="table-row" style:name="ro633">
      <style:table-row-properties style:row-height="22.5pt" style:use-optimal-row-height="false" fo:break-before="auto"/>
    </style:style>
    <style:style style:family="table-row" style:name="ro634">
      <style:table-row-properties style:row-height="22.5pt" style:use-optimal-row-height="false" fo:break-before="auto"/>
    </style:style>
    <style:style style:family="table-row" style:name="ro635">
      <style:table-row-properties style:row-height="22.5pt" style:use-optimal-row-height="false" fo:break-before="auto"/>
    </style:style>
    <style:style style:family="table-row" style:name="ro636">
      <style:table-row-properties style:row-height="22.5pt" style:use-optimal-row-height="false" fo:break-before="auto"/>
    </style:style>
    <style:style style:family="table-row" style:name="ro637">
      <style:table-row-properties style:row-height="22.5pt" style:use-optimal-row-height="false" fo:break-before="auto"/>
    </style:style>
    <style:style style:family="table-row" style:name="ro638">
      <style:table-row-properties style:row-height="22.5pt" style:use-optimal-row-height="false" fo:break-before="auto"/>
    </style:style>
    <style:style style:family="table-row" style:name="ro639">
      <style:table-row-properties style:row-height="22.5pt" style:use-optimal-row-height="false" fo:break-before="auto"/>
    </style:style>
    <style:style style:family="table-row" style:name="ro640">
      <style:table-row-properties style:row-height="22.5pt" style:use-optimal-row-height="false" fo:break-before="auto"/>
    </style:style>
    <style:style style:family="table-row" style:name="ro641">
      <style:table-row-properties style:row-height="22.5pt" style:use-optimal-row-height="false" fo:break-before="auto"/>
    </style:style>
    <style:style style:family="table-row" style:name="ro642">
      <style:table-row-properties style:row-height="22.5pt" style:use-optimal-row-height="false" fo:break-before="auto"/>
    </style:style>
    <style:style style:family="table-row" style:name="ro643">
      <style:table-row-properties style:row-height="22.5pt" style:use-optimal-row-height="false" fo:break-before="auto"/>
    </style:style>
    <style:style style:family="table-row" style:name="ro644">
      <style:table-row-properties style:row-height="22.5pt" style:use-optimal-row-height="false" fo:break-before="auto"/>
    </style:style>
    <style:style style:family="table-row" style:name="ro645">
      <style:table-row-properties style:row-height="22.5pt" style:use-optimal-row-height="false" fo:break-before="auto"/>
    </style:style>
    <style:style style:family="table-row" style:name="ro646">
      <style:table-row-properties style:row-height="22.5pt" style:use-optimal-row-height="false" fo:break-before="auto"/>
    </style:style>
    <style:style style:family="table-row" style:name="ro647">
      <style:table-row-properties style:row-height="22.5pt" style:use-optimal-row-height="false" fo:break-before="auto"/>
    </style:style>
    <style:style style:family="table-row" style:name="ro648">
      <style:table-row-properties style:row-height="22.5pt" style:use-optimal-row-height="false" fo:break-before="auto"/>
    </style:style>
    <style:style style:family="table-row" style:name="ro649">
      <style:table-row-properties style:row-height="22.5pt" style:use-optimal-row-height="false" fo:break-before="auto"/>
    </style:style>
    <style:style style:family="table-row" style:name="ro650">
      <style:table-row-properties style:row-height="22.5pt" style:use-optimal-row-height="false" fo:break-before="auto"/>
    </style:style>
    <style:style style:family="table-row" style:name="ro651">
      <style:table-row-properties style:row-height="22.5pt" style:use-optimal-row-height="false" fo:break-before="auto"/>
    </style:style>
    <style:style style:family="table-row" style:name="ro652">
      <style:table-row-properties style:row-height="22.5pt" style:use-optimal-row-height="false" fo:break-before="auto"/>
    </style:style>
    <style:style style:family="table-row" style:name="ro653">
      <style:table-row-properties style:row-height="22.5pt" style:use-optimal-row-height="false" fo:break-before="auto"/>
    </style:style>
    <style:style style:family="table-row" style:name="ro654">
      <style:table-row-properties style:row-height="22.5pt" style:use-optimal-row-height="false" fo:break-before="auto"/>
    </style:style>
    <style:style style:family="table-row" style:name="ro655">
      <style:table-row-properties style:row-height="22.5pt" style:use-optimal-row-height="false" fo:break-before="auto"/>
    </style:style>
    <style:style style:family="table-row" style:name="ro656">
      <style:table-row-properties style:row-height="22.5pt" style:use-optimal-row-height="false" fo:break-before="auto"/>
    </style:style>
    <style:style style:family="table-row" style:name="ro657">
      <style:table-row-properties style:row-height="22.5pt" style:use-optimal-row-height="false" fo:break-before="auto"/>
    </style:style>
    <style:style style:family="table-row" style:name="ro658">
      <style:table-row-properties style:row-height="22.5pt" style:use-optimal-row-height="false" fo:break-before="auto"/>
    </style:style>
    <style:style style:family="table-row" style:name="ro659">
      <style:table-row-properties style:row-height="22.5pt" style:use-optimal-row-height="false" fo:break-before="auto"/>
    </style:style>
    <style:style style:family="table-row" style:name="ro660">
      <style:table-row-properties style:row-height="22.5pt" style:use-optimal-row-height="false" fo:break-before="auto"/>
    </style:style>
    <style:style style:family="table-row" style:name="ro661">
      <style:table-row-properties style:row-height="22.5pt" style:use-optimal-row-height="false" fo:break-before="auto"/>
    </style:style>
    <style:style style:family="table-row" style:name="ro662">
      <style:table-row-properties style:row-height="22.5pt" style:use-optimal-row-height="false" fo:break-before="auto"/>
    </style:style>
    <style:style style:family="table-row" style:name="ro663">
      <style:table-row-properties style:row-height="22.5pt" style:use-optimal-row-height="false" fo:break-before="auto"/>
    </style:style>
    <style:style style:family="table-row" style:name="ro664">
      <style:table-row-properties style:row-height="22.5pt" style:use-optimal-row-height="false" fo:break-before="auto"/>
    </style:style>
    <style:style style:family="table-row" style:name="ro665">
      <style:table-row-properties style:row-height="22.5pt" style:use-optimal-row-height="false" fo:break-before="auto"/>
    </style:style>
    <style:style style:family="table-row" style:name="ro666">
      <style:table-row-properties style:row-height="22.5pt" style:use-optimal-row-height="false" fo:break-before="auto"/>
    </style:style>
    <style:style style:family="table-row" style:name="ro667">
      <style:table-row-properties style:row-height="22.5pt" style:use-optimal-row-height="false" fo:break-before="auto"/>
    </style:style>
    <style:style style:family="table-row" style:name="ro668">
      <style:table-row-properties style:row-height="22.5pt" style:use-optimal-row-height="false" fo:break-before="auto"/>
    </style:style>
    <style:style style:family="table-row" style:name="ro669">
      <style:table-row-properties style:row-height="22.5pt" style:use-optimal-row-height="false" fo:break-before="auto"/>
    </style:style>
    <style:style style:family="table-row" style:name="ro670">
      <style:table-row-properties style:row-height="22.5pt" style:use-optimal-row-height="false" fo:break-before="auto"/>
    </style:style>
    <style:style style:family="table-row" style:name="ro671">
      <style:table-row-properties style:row-height="22.5pt" style:use-optimal-row-height="false" fo:break-before="auto"/>
    </style:style>
    <style:style style:family="table-row" style:name="ro672">
      <style:table-row-properties style:row-height="22.5pt" style:use-optimal-row-height="false" fo:break-before="auto"/>
    </style:style>
    <style:style style:family="table-row" style:name="ro673">
      <style:table-row-properties style:row-height="22.5pt" style:use-optimal-row-height="false" fo:break-before="auto"/>
    </style:style>
    <style:style style:family="table-row" style:name="ro674">
      <style:table-row-properties style:row-height="22.5pt" style:use-optimal-row-height="false" fo:break-before="auto"/>
    </style:style>
    <style:style style:family="table-row" style:name="ro675">
      <style:table-row-properties style:row-height="22.5pt" style:use-optimal-row-height="false" fo:break-before="auto"/>
    </style:style>
    <style:style style:family="table-row" style:name="ro676">
      <style:table-row-properties style:row-height="22.5pt" style:use-optimal-row-height="false" fo:break-before="auto"/>
    </style:style>
    <style:style style:family="table-row" style:name="ro677">
      <style:table-row-properties style:row-height="22.5pt" style:use-optimal-row-height="false" fo:break-before="auto"/>
    </style:style>
    <style:style style:family="table-row" style:name="ro678">
      <style:table-row-properties style:row-height="22.5pt" style:use-optimal-row-height="false" fo:break-before="auto"/>
    </style:style>
    <style:style style:family="table-row" style:name="ro679">
      <style:table-row-properties style:row-height="22.5pt" style:use-optimal-row-height="false" fo:break-before="auto"/>
    </style:style>
    <style:style style:family="table-row" style:name="ro680">
      <style:table-row-properties style:row-height="22.5pt" style:use-optimal-row-height="false" fo:break-before="auto"/>
    </style:style>
    <style:style style:family="table-row" style:name="ro681">
      <style:table-row-properties style:row-height="22.5pt" style:use-optimal-row-height="false" fo:break-before="auto"/>
    </style:style>
    <style:style style:family="table-row" style:name="ro682">
      <style:table-row-properties style:row-height="22.5pt" style:use-optimal-row-height="false" fo:break-before="auto"/>
    </style:style>
    <style:style style:family="table-row" style:name="ro683">
      <style:table-row-properties style:row-height="22.5pt" style:use-optimal-row-height="false" fo:break-before="auto"/>
    </style:style>
    <style:style style:family="table-row" style:name="ro684">
      <style:table-row-properties style:row-height="22.5pt" style:use-optimal-row-height="false" fo:break-before="auto"/>
    </style:style>
    <style:style style:family="table-row" style:name="ro685">
      <style:table-row-properties style:row-height="22.5pt" style:use-optimal-row-height="false" fo:break-before="auto"/>
    </style:style>
    <style:style style:family="table-row" style:name="ro686">
      <style:table-row-properties style:row-height="22.5pt" style:use-optimal-row-height="false" fo:break-before="auto"/>
    </style:style>
    <style:style style:family="table-row" style:name="ro687">
      <style:table-row-properties style:row-height="22.5pt" style:use-optimal-row-height="false" fo:break-before="auto"/>
    </style:style>
    <style:style style:family="table-row" style:name="ro688">
      <style:table-row-properties style:row-height="22.5pt" style:use-optimal-row-height="false" fo:break-before="auto"/>
    </style:style>
    <style:style style:family="table-row" style:name="ro689">
      <style:table-row-properties style:row-height="22.5pt" style:use-optimal-row-height="false" fo:break-before="auto"/>
    </style:style>
    <style:style style:family="table-row" style:name="ro690">
      <style:table-row-properties style:row-height="22.5pt" style:use-optimal-row-height="false" fo:break-before="auto"/>
    </style:style>
    <style:style style:family="table-row" style:name="ro691">
      <style:table-row-properties style:row-height="22.5pt" style:use-optimal-row-height="false" fo:break-before="auto"/>
    </style:style>
    <style:style style:family="table-row" style:name="ro692">
      <style:table-row-properties style:row-height="22.5pt" style:use-optimal-row-height="false" fo:break-before="auto"/>
    </style:style>
    <style:style style:family="table-row" style:name="ro693">
      <style:table-row-properties style:row-height="22.5pt" style:use-optimal-row-height="false" fo:break-before="auto"/>
    </style:style>
    <style:style style:family="table-row" style:name="ro694">
      <style:table-row-properties style:row-height="22.5pt" style:use-optimal-row-height="false" fo:break-before="auto"/>
    </style:style>
    <style:style style:family="table-row" style:name="ro695">
      <style:table-row-properties style:row-height="22.5pt" style:use-optimal-row-height="false" fo:break-before="auto"/>
    </style:style>
    <style:style style:family="table-row" style:name="ro696">
      <style:table-row-properties style:row-height="22.5pt" style:use-optimal-row-height="false" fo:break-before="auto"/>
    </style:style>
    <style:style style:family="table-row" style:name="ro697">
      <style:table-row-properties style:row-height="22.5pt" style:use-optimal-row-height="false" fo:break-before="auto"/>
    </style:style>
    <style:style style:family="table-row" style:name="ro698">
      <style:table-row-properties style:row-height="22.5pt" style:use-optimal-row-height="false" fo:break-before="auto"/>
    </style:style>
    <style:style style:family="table-row" style:name="ro699">
      <style:table-row-properties style:row-height="22.5pt" style:use-optimal-row-height="false" fo:break-before="auto"/>
    </style:style>
    <style:style style:family="table-row" style:name="ro700">
      <style:table-row-properties style:row-height="22.5pt" style:use-optimal-row-height="false" fo:break-before="auto"/>
    </style:style>
    <style:style style:family="table-row" style:name="ro701">
      <style:table-row-properties style:row-height="22.5pt" style:use-optimal-row-height="false" fo:break-before="auto"/>
    </style:style>
    <style:style style:family="table-row" style:name="ro702">
      <style:table-row-properties style:row-height="22.5pt" style:use-optimal-row-height="false" fo:break-before="auto"/>
    </style:style>
    <style:style style:family="table-row" style:name="ro703">
      <style:table-row-properties style:row-height="22.5pt" style:use-optimal-row-height="false" fo:break-before="auto"/>
    </style:style>
    <style:style style:family="table-row" style:name="ro704">
      <style:table-row-properties style:row-height="22.5pt" style:use-optimal-row-height="false" fo:break-before="auto"/>
    </style:style>
    <style:style style:family="table-row" style:name="ro705">
      <style:table-row-properties style:row-height="22.5pt" style:use-optimal-row-height="false" fo:break-before="auto"/>
    </style:style>
    <style:style style:family="table-row" style:name="ro706">
      <style:table-row-properties style:row-height="22.5pt" style:use-optimal-row-height="false" fo:break-before="auto"/>
    </style:style>
    <style:style style:family="table-row" style:name="ro707">
      <style:table-row-properties style:row-height="22.5pt" style:use-optimal-row-height="false" fo:break-before="auto"/>
    </style:style>
    <style:style style:family="table-row" style:name="ro708">
      <style:table-row-properties style:row-height="22.5pt" style:use-optimal-row-height="false" fo:break-before="auto"/>
    </style:style>
    <style:style style:family="table-row" style:name="ro709">
      <style:table-row-properties style:row-height="22.5pt" style:use-optimal-row-height="false" fo:break-before="auto"/>
    </style:style>
    <style:style style:family="table-row" style:name="ro710">
      <style:table-row-properties style:row-height="22.5pt" style:use-optimal-row-height="false" fo:break-before="auto"/>
    </style:style>
    <style:style style:family="table-row" style:name="ro711">
      <style:table-row-properties style:row-height="22.5pt" style:use-optimal-row-height="false" fo:break-before="auto"/>
    </style:style>
    <style:style style:family="table-row" style:name="ro712">
      <style:table-row-properties style:row-height="22.5pt" style:use-optimal-row-height="false" fo:break-before="auto"/>
    </style:style>
    <style:style style:family="table-row" style:name="ro713">
      <style:table-row-properties style:row-height="22.5pt" style:use-optimal-row-height="false" fo:break-before="auto"/>
    </style:style>
    <style:style style:family="table-row" style:name="ro714">
      <style:table-row-properties style:row-height="22.5pt" style:use-optimal-row-height="false" fo:break-before="auto"/>
    </style:style>
    <style:style style:family="table-row" style:name="ro715">
      <style:table-row-properties style:row-height="22.5pt" style:use-optimal-row-height="false" fo:break-before="auto"/>
    </style:style>
    <style:style style:family="table-row" style:name="ro716">
      <style:table-row-properties style:row-height="22.5pt" style:use-optimal-row-height="false" fo:break-before="auto"/>
    </style:style>
    <style:style style:family="table-row" style:name="ro717">
      <style:table-row-properties style:row-height="22.5pt" style:use-optimal-row-height="false" fo:break-before="auto"/>
    </style:style>
    <style:style style:family="table-row" style:name="ro718">
      <style:table-row-properties style:row-height="22.5pt" style:use-optimal-row-height="false" fo:break-before="auto"/>
    </style:style>
    <style:style style:family="table-row" style:name="ro719">
      <style:table-row-properties style:row-height="22.5pt" style:use-optimal-row-height="false" fo:break-before="auto"/>
    </style:style>
    <style:style style:family="table-row" style:name="ro720">
      <style:table-row-properties style:row-height="22.5pt" style:use-optimal-row-height="false" fo:break-before="auto"/>
    </style:style>
    <style:style style:family="table-row" style:name="ro721">
      <style:table-row-properties style:row-height="22.5pt" style:use-optimal-row-height="false" fo:break-before="auto"/>
    </style:style>
    <style:style style:family="table-row" style:name="ro722">
      <style:table-row-properties style:row-height="22.5pt" style:use-optimal-row-height="false" fo:break-before="auto"/>
    </style:style>
    <style:style style:family="table-row" style:name="ro723">
      <style:table-row-properties style:row-height="22.5pt" style:use-optimal-row-height="false" fo:break-before="auto"/>
    </style:style>
    <style:style style:family="table-row" style:name="ro724">
      <style:table-row-properties style:row-height="22.5pt" style:use-optimal-row-height="false" fo:break-before="auto"/>
    </style:style>
    <style:style style:family="table-row" style:name="ro725">
      <style:table-row-properties style:row-height="22.5pt" style:use-optimal-row-height="false" fo:break-before="auto"/>
    </style:style>
    <style:style style:family="table-row" style:name="ro726">
      <style:table-row-properties style:row-height="22.5pt" style:use-optimal-row-height="false" fo:break-before="auto"/>
    </style:style>
    <style:style style:family="table-row" style:name="ro727">
      <style:table-row-properties style:row-height="22.5pt" style:use-optimal-row-height="false" fo:break-before="auto"/>
    </style:style>
    <style:style style:family="table-row" style:name="ro728">
      <style:table-row-properties style:row-height="22.5pt" style:use-optimal-row-height="false" fo:break-before="auto"/>
    </style:style>
    <style:style style:family="table-row" style:name="ro729">
      <style:table-row-properties style:row-height="22.5pt" style:use-optimal-row-height="false" fo:break-before="auto"/>
    </style:style>
    <style:style style:family="table-row" style:name="ro730">
      <style:table-row-properties style:row-height="22.5pt" style:use-optimal-row-height="false" fo:break-before="auto"/>
    </style:style>
    <style:style style:family="table-row" style:name="ro731">
      <style:table-row-properties style:row-height="22.5pt" style:use-optimal-row-height="false" fo:break-before="auto"/>
    </style:style>
    <style:style style:family="table-row" style:name="ro732">
      <style:table-row-properties style:row-height="22.5pt" style:use-optimal-row-height="false" fo:break-before="auto"/>
    </style:style>
    <style:style style:family="table-row" style:name="ro733">
      <style:table-row-properties style:row-height="22.5pt" style:use-optimal-row-height="false" fo:break-before="auto"/>
    </style:style>
    <style:style style:family="table-row" style:name="ro734">
      <style:table-row-properties style:row-height="22.5pt" style:use-optimal-row-height="false" fo:break-before="auto"/>
    </style:style>
    <style:style style:family="table-row" style:name="ro735">
      <style:table-row-properties style:row-height="22.5pt" style:use-optimal-row-height="false" fo:break-before="auto"/>
    </style:style>
    <style:style style:family="table-row" style:name="ro736">
      <style:table-row-properties style:row-height="22.5pt" style:use-optimal-row-height="false" fo:break-before="auto"/>
    </style:style>
    <style:style style:family="table-row" style:name="ro737">
      <style:table-row-properties style:row-height="22.5pt" style:use-optimal-row-height="false" fo:break-before="auto"/>
    </style:style>
    <style:style style:family="table-row" style:name="ro738">
      <style:table-row-properties style:row-height="22.5pt" style:use-optimal-row-height="false" fo:break-before="auto"/>
    </style:style>
    <style:style style:family="table-row" style:name="ro739">
      <style:table-row-properties style:row-height="22.5pt" style:use-optimal-row-height="false" fo:break-before="auto"/>
    </style:style>
    <style:style style:family="table-row" style:name="ro740">
      <style:table-row-properties style:row-height="22.5pt" style:use-optimal-row-height="false" fo:break-before="auto"/>
    </style:style>
    <style:style style:family="table-row" style:name="ro741">
      <style:table-row-properties style:row-height="22.5pt" style:use-optimal-row-height="false" fo:break-before="auto"/>
    </style:style>
    <style:style style:family="table-row" style:name="ro742">
      <style:table-row-properties style:row-height="22.5pt" style:use-optimal-row-height="false" fo:break-before="auto"/>
    </style:style>
    <style:style style:family="table-row" style:name="ro743">
      <style:table-row-properties style:row-height="22.5pt" style:use-optimal-row-height="false" fo:break-before="auto"/>
    </style:style>
    <style:style style:family="table-row" style:name="ro744">
      <style:table-row-properties style:row-height="22.5pt" style:use-optimal-row-height="false" fo:break-before="auto"/>
    </style:style>
    <style:style style:family="table-row" style:name="ro745">
      <style:table-row-properties style:row-height="22.5pt" style:use-optimal-row-height="false" fo:break-before="auto"/>
    </style:style>
    <style:style style:family="table-row" style:name="ro746">
      <style:table-row-properties style:row-height="22.5pt" style:use-optimal-row-height="false" fo:break-before="auto"/>
    </style:style>
    <style:style style:family="table-row" style:name="ro747">
      <style:table-row-properties style:row-height="22.5pt" style:use-optimal-row-height="false" fo:break-before="auto"/>
    </style:style>
    <style:style style:family="table-row" style:name="ro748">
      <style:table-row-properties style:row-height="22.5pt" style:use-optimal-row-height="false" fo:break-before="auto"/>
    </style:style>
    <style:style style:family="table-row" style:name="ro749">
      <style:table-row-properties style:row-height="22.5pt" style:use-optimal-row-height="false" fo:break-before="auto"/>
    </style:style>
    <style:style style:family="table-row" style:name="ro750">
      <style:table-row-properties style:row-height="22.5pt" style:use-optimal-row-height="false" fo:break-before="auto"/>
    </style:style>
    <style:style style:family="table-row" style:name="ro751">
      <style:table-row-properties style:row-height="22.5pt" style:use-optimal-row-height="false" fo:break-before="auto"/>
    </style:style>
    <style:style style:family="table-row" style:name="ro752">
      <style:table-row-properties style:row-height="22.5pt" style:use-optimal-row-height="false" fo:break-before="auto"/>
    </style:style>
    <style:style style:family="table-row" style:name="ro753">
      <style:table-row-properties style:row-height="22.5pt" style:use-optimal-row-height="false" fo:break-before="auto"/>
    </style:style>
    <style:style style:family="table-row" style:name="ro754">
      <style:table-row-properties style:row-height="22.5pt" style:use-optimal-row-height="false" fo:break-before="auto"/>
    </style:style>
    <style:style style:family="table-row" style:name="ro755">
      <style:table-row-properties style:row-height="22.5pt" style:use-optimal-row-height="false" fo:break-before="auto"/>
    </style:style>
    <style:style style:family="table-row" style:name="ro756">
      <style:table-row-properties style:row-height="22.5pt" style:use-optimal-row-height="false" fo:break-before="auto"/>
    </style:style>
    <style:style style:family="table-row" style:name="ro757">
      <style:table-row-properties style:row-height="22.5pt" style:use-optimal-row-height="false" fo:break-before="auto"/>
    </style:style>
    <style:style style:family="table-row" style:name="ro758">
      <style:table-row-properties style:row-height="22.5pt" style:use-optimal-row-height="false" fo:break-before="auto"/>
    </style:style>
    <style:style style:family="table-row" style:name="ro759">
      <style:table-row-properties style:row-height="22.5pt" style:use-optimal-row-height="false" fo:break-before="auto"/>
    </style:style>
    <style:style style:family="table-row" style:name="ro760">
      <style:table-row-properties style:row-height="22.5pt" style:use-optimal-row-height="false" fo:break-before="auto"/>
    </style:style>
    <style:style style:family="table-row" style:name="ro761">
      <style:table-row-properties style:row-height="22.5pt" style:use-optimal-row-height="false" fo:break-before="auto"/>
    </style:style>
    <style:style style:family="table-row" style:name="ro762">
      <style:table-row-properties style:row-height="22.5pt" style:use-optimal-row-height="false" fo:break-before="auto"/>
    </style:style>
    <style:style style:family="table-row" style:name="ro763">
      <style:table-row-properties style:row-height="22.5pt" style:use-optimal-row-height="false" fo:break-before="auto"/>
    </style:style>
    <style:style style:family="table-row" style:name="ro764">
      <style:table-row-properties style:row-height="22.5pt" style:use-optimal-row-height="false" fo:break-before="auto"/>
    </style:style>
    <style:style style:family="table-row" style:name="ro765">
      <style:table-row-properties style:row-height="22.5pt" style:use-optimal-row-height="false" fo:break-before="auto"/>
    </style:style>
    <style:style style:family="table-row" style:name="ro766">
      <style:table-row-properties style:row-height="22.5pt" style:use-optimal-row-height="false" fo:break-before="auto"/>
    </style:style>
    <style:style style:family="table-row" style:name="ro767">
      <style:table-row-properties style:row-height="22.5pt" style:use-optimal-row-height="false" fo:break-before="auto"/>
    </style:style>
    <style:style style:family="table-row" style:name="ro768">
      <style:table-row-properties style:row-height="22.5pt" style:use-optimal-row-height="false" fo:break-before="auto"/>
    </style:style>
    <style:style style:family="table-row" style:name="ro769">
      <style:table-row-properties style:row-height="22.5pt" style:use-optimal-row-height="false" fo:break-before="auto"/>
    </style:style>
    <style:style style:family="table-row" style:name="ro770">
      <style:table-row-properties style:row-height="22.5pt" style:use-optimal-row-height="false" fo:break-before="auto"/>
    </style:style>
    <style:style style:family="table-row" style:name="ro771">
      <style:table-row-properties style:row-height="22.5pt" style:use-optimal-row-height="false" fo:break-before="auto"/>
    </style:style>
    <style:style style:family="table-row" style:name="ro772">
      <style:table-row-properties style:row-height="22.5pt" style:use-optimal-row-height="false" fo:break-before="auto"/>
    </style:style>
    <style:style style:family="table-row" style:name="ro773">
      <style:table-row-properties style:row-height="22.5pt" style:use-optimal-row-height="false" fo:break-before="auto"/>
    </style:style>
    <style:style style:family="table-row" style:name="ro774">
      <style:table-row-properties style:row-height="22.5pt" style:use-optimal-row-height="false" fo:break-before="auto"/>
    </style:style>
    <style:style style:family="table-row" style:name="ro775">
      <style:table-row-properties style:row-height="22.5pt" style:use-optimal-row-height="false" fo:break-before="auto"/>
    </style:style>
    <style:style style:family="table-row" style:name="ro776">
      <style:table-row-properties style:row-height="22.5pt" style:use-optimal-row-height="false" fo:break-before="auto"/>
    </style:style>
    <style:style style:family="table-row" style:name="ro777">
      <style:table-row-properties style:row-height="22.5pt" style:use-optimal-row-height="false" fo:break-before="auto"/>
    </style:style>
    <style:style style:family="table-row" style:name="ro778">
      <style:table-row-properties style:row-height="22.5pt" style:use-optimal-row-height="false" fo:break-before="auto"/>
    </style:style>
    <style:style style:family="table-row" style:name="ro779">
      <style:table-row-properties style:row-height="22.5pt" style:use-optimal-row-height="false" fo:break-before="auto"/>
    </style:style>
    <style:style style:family="table-row" style:name="ro780">
      <style:table-row-properties style:row-height="22.5pt" style:use-optimal-row-height="false" fo:break-before="auto"/>
    </style:style>
    <style:style style:family="table-row" style:name="ro781">
      <style:table-row-properties style:row-height="22.5pt" style:use-optimal-row-height="false" fo:break-before="auto"/>
    </style:style>
    <style:style style:family="table-row" style:name="ro782">
      <style:table-row-properties style:row-height="22.5pt" style:use-optimal-row-height="false" fo:break-before="auto"/>
    </style:style>
    <style:style style:family="table-row" style:name="ro783">
      <style:table-row-properties style:row-height="22.5pt" style:use-optimal-row-height="false" fo:break-before="auto"/>
    </style:style>
    <style:style style:family="table-row" style:name="ro784">
      <style:table-row-properties style:row-height="22.5pt" style:use-optimal-row-height="false" fo:break-before="auto"/>
    </style:style>
    <style:style style:family="table-row" style:name="ro785">
      <style:table-row-properties style:row-height="22.5pt" style:use-optimal-row-height="false" fo:break-before="auto"/>
    </style:style>
    <style:style style:family="table-row" style:name="ro786">
      <style:table-row-properties style:row-height="22.5pt" style:use-optimal-row-height="false" fo:break-before="auto"/>
    </style:style>
    <style:style style:family="table-row" style:name="ro787">
      <style:table-row-properties style:row-height="22.5pt" style:use-optimal-row-height="false" fo:break-before="auto"/>
    </style:style>
    <style:style style:family="table-row" style:name="ro788">
      <style:table-row-properties style:row-height="22.5pt" style:use-optimal-row-height="false" fo:break-before="auto"/>
    </style:style>
    <style:style style:family="table-row" style:name="ro789">
      <style:table-row-properties style:row-height="22.5pt" style:use-optimal-row-height="false" fo:break-before="auto"/>
    </style:style>
    <style:style style:family="table-row" style:name="ro790">
      <style:table-row-properties style:row-height="22.5pt" style:use-optimal-row-height="false" fo:break-before="auto"/>
    </style:style>
    <style:style style:family="table-row" style:name="ro791">
      <style:table-row-properties style:row-height="22.5pt" style:use-optimal-row-height="false" fo:break-before="auto"/>
    </style:style>
    <style:style style:family="table-row" style:name="ro792">
      <style:table-row-properties style:row-height="22.5pt" style:use-optimal-row-height="false" fo:break-before="auto"/>
    </style:style>
    <style:style style:family="table-row" style:name="ro793">
      <style:table-row-properties style:row-height="22.5pt" style:use-optimal-row-height="false" fo:break-before="auto"/>
    </style:style>
    <style:style style:family="table-row" style:name="ro794">
      <style:table-row-properties style:row-height="22.5pt" style:use-optimal-row-height="false" fo:break-before="auto"/>
    </style:style>
    <style:style style:family="table-row" style:name="ro795">
      <style:table-row-properties style:row-height="22.5pt" style:use-optimal-row-height="false" fo:break-before="auto"/>
    </style:style>
    <style:style style:family="table-row" style:name="ro796">
      <style:table-row-properties style:row-height="22.5pt" style:use-optimal-row-height="false" fo:break-before="auto"/>
    </style:style>
    <style:style style:family="table-row" style:name="ro797">
      <style:table-row-properties style:row-height="22.5pt" style:use-optimal-row-height="false" fo:break-before="auto"/>
    </style:style>
    <style:style style:family="table-row" style:name="ro798">
      <style:table-row-properties style:row-height="22.5pt" style:use-optimal-row-height="false" fo:break-before="auto"/>
    </style:style>
    <style:style style:family="table-row" style:name="ro799">
      <style:table-row-properties style:row-height="22.5pt" style:use-optimal-row-height="false" fo:break-before="auto"/>
    </style:style>
    <style:style style:family="table-row" style:name="ro800">
      <style:table-row-properties style:row-height="22.5pt" style:use-optimal-row-height="false" fo:break-before="auto"/>
    </style:style>
    <style:style style:family="table-row" style:name="ro801">
      <style:table-row-properties style:row-height="22.5pt" style:use-optimal-row-height="false" fo:break-before="auto"/>
    </style:style>
    <style:style style:family="table-row" style:name="ro802">
      <style:table-row-properties style:row-height="22.5pt" style:use-optimal-row-height="false" fo:break-before="auto"/>
    </style:style>
    <style:style style:family="table-row" style:name="ro803">
      <style:table-row-properties style:row-height="22.5pt" style:use-optimal-row-height="false" fo:break-before="auto"/>
    </style:style>
    <style:style style:family="table-row" style:name="ro804">
      <style:table-row-properties style:row-height="22.5pt" style:use-optimal-row-height="false" fo:break-before="auto"/>
    </style:style>
    <style:style style:family="table-row" style:name="ro805">
      <style:table-row-properties style:row-height="22.5pt" style:use-optimal-row-height="false" fo:break-before="auto"/>
    </style:style>
    <style:style style:family="table-row" style:name="ro806">
      <style:table-row-properties style:row-height="22.5pt" style:use-optimal-row-height="false" fo:break-before="auto"/>
    </style:style>
    <style:style style:family="table-row" style:name="ro807">
      <style:table-row-properties style:row-height="22.5pt" style:use-optimal-row-height="false" fo:break-before="auto"/>
    </style:style>
    <style:style style:family="table-row" style:name="ro808">
      <style:table-row-properties style:row-height="22.5pt" style:use-optimal-row-height="false" fo:break-before="auto"/>
    </style:style>
    <style:style style:family="table-row" style:name="ro809">
      <style:table-row-properties style:row-height="22.5pt" style:use-optimal-row-height="false" fo:break-before="auto"/>
    </style:style>
    <style:style style:family="table-row" style:name="ro810">
      <style:table-row-properties style:row-height="22.5pt" style:use-optimal-row-height="false" fo:break-before="auto"/>
    </style:style>
    <style:style style:family="table-row" style:name="ro811">
      <style:table-row-properties style:row-height="22.5pt" style:use-optimal-row-height="false" fo:break-before="auto"/>
    </style:style>
    <style:style style:family="table-row" style:name="ro812">
      <style:table-row-properties style:row-height="22.5pt" style:use-optimal-row-height="false" fo:break-before="auto"/>
    </style:style>
    <style:style style:family="table-row" style:name="ro813">
      <style:table-row-properties style:row-height="22.5pt" style:use-optimal-row-height="false" fo:break-before="auto"/>
    </style:style>
    <style:style style:family="table-row" style:name="ro814">
      <style:table-row-properties style:row-height="22.5pt" style:use-optimal-row-height="false" fo:break-before="auto"/>
    </style:style>
    <style:style style:family="table-row" style:name="ro815">
      <style:table-row-properties style:row-height="22.5pt" style:use-optimal-row-height="false" fo:break-before="auto"/>
    </style:style>
    <style:style style:family="table-row" style:name="ro816">
      <style:table-row-properties style:row-height="22.5pt" style:use-optimal-row-height="false" fo:break-before="auto"/>
    </style:style>
    <style:style style:family="table-row" style:name="ro817">
      <style:table-row-properties style:row-height="22.5pt" style:use-optimal-row-height="false" fo:break-before="auto"/>
    </style:style>
    <style:style style:family="table-row" style:name="ro818">
      <style:table-row-properties style:row-height="22.5pt" style:use-optimal-row-height="false" fo:break-before="auto"/>
    </style:style>
    <style:style style:family="table-row" style:name="ro819">
      <style:table-row-properties style:row-height="22.5pt" style:use-optimal-row-height="false" fo:break-before="auto"/>
    </style:style>
    <style:style style:family="table-row" style:name="ro820">
      <style:table-row-properties style:row-height="22.5pt" style:use-optimal-row-height="false" fo:break-before="auto"/>
    </style:style>
    <style:style style:family="table-row" style:name="ro821">
      <style:table-row-properties style:row-height="22.5pt" style:use-optimal-row-height="false" fo:break-before="auto"/>
    </style:style>
    <style:style style:family="table-row" style:name="ro822">
      <style:table-row-properties style:row-height="22.5pt" style:use-optimal-row-height="false" fo:break-before="auto"/>
    </style:style>
    <style:style style:family="table-row" style:name="ro823">
      <style:table-row-properties style:row-height="22.5pt" style:use-optimal-row-height="false" fo:break-before="auto"/>
    </style:style>
    <style:style style:family="table-row" style:name="ro824">
      <style:table-row-properties style:row-height="22.5pt" style:use-optimal-row-height="false" fo:break-before="auto"/>
    </style:style>
    <style:style style:family="table-row" style:name="ro825">
      <style:table-row-properties style:row-height="22.5pt" style:use-optimal-row-height="false" fo:break-before="auto"/>
    </style:style>
    <style:style style:family="table-row" style:name="ro826">
      <style:table-row-properties style:row-height="22.5pt" style:use-optimal-row-height="false" fo:break-before="auto"/>
    </style:style>
    <style:style style:family="table-row" style:name="ro827">
      <style:table-row-properties style:row-height="22.5pt" style:use-optimal-row-height="false" fo:break-before="auto"/>
    </style:style>
    <style:style style:family="table-row" style:name="ro828">
      <style:table-row-properties style:row-height="22.5pt" style:use-optimal-row-height="false" fo:break-before="auto"/>
    </style:style>
    <style:style style:family="table-row" style:name="ro829">
      <style:table-row-properties style:row-height="22.5pt" style:use-optimal-row-height="false" fo:break-before="auto"/>
    </style:style>
    <style:style style:family="table-row" style:name="ro830">
      <style:table-row-properties style:row-height="22.5pt" style:use-optimal-row-height="false" fo:break-before="auto"/>
    </style:style>
    <style:style style:family="table-row" style:name="ro831">
      <style:table-row-properties style:row-height="22.5pt" style:use-optimal-row-height="false" fo:break-before="auto"/>
    </style:style>
    <style:style style:family="table-row" style:name="ro832">
      <style:table-row-properties style:row-height="22.5pt" style:use-optimal-row-height="false" fo:break-before="auto"/>
    </style:style>
    <style:style style:family="table-row" style:name="ro833">
      <style:table-row-properties style:row-height="22.5pt" style:use-optimal-row-height="false" fo:break-before="auto"/>
    </style:style>
    <style:style style:family="table-row" style:name="ro834">
      <style:table-row-properties style:row-height="22.5pt" style:use-optimal-row-height="false" fo:break-before="auto"/>
    </style:style>
    <style:style style:family="table-row" style:name="ro835">
      <style:table-row-properties style:row-height="22.5pt" style:use-optimal-row-height="false" fo:break-before="auto"/>
    </style:style>
    <style:style style:family="table-row" style:name="ro836">
      <style:table-row-properties style:row-height="22.5pt" style:use-optimal-row-height="false" fo:break-before="auto"/>
    </style:style>
    <style:style style:family="table-row" style:name="ro837">
      <style:table-row-properties style:row-height="22.5pt" style:use-optimal-row-height="false" fo:break-before="auto"/>
    </style:style>
    <style:style style:family="table-row" style:name="ro838">
      <style:table-row-properties style:row-height="22.5pt" style:use-optimal-row-height="false" fo:break-before="auto"/>
    </style:style>
    <style:style style:family="table-row" style:name="ro839">
      <style:table-row-properties style:row-height="22.5pt" style:use-optimal-row-height="false" fo:break-before="auto"/>
    </style:style>
    <style:style style:family="table-row" style:name="ro840">
      <style:table-row-properties style:row-height="22.5pt" style:use-optimal-row-height="false" fo:break-before="auto"/>
    </style:style>
    <style:style style:family="table-row" style:name="ro841">
      <style:table-row-properties style:row-height="22.5pt" style:use-optimal-row-height="false" fo:break-before="auto"/>
    </style:style>
    <style:style style:family="table-row" style:name="ro842">
      <style:table-row-properties style:row-height="22.5pt" style:use-optimal-row-height="false" fo:break-before="auto"/>
    </style:style>
    <style:style style:family="table-row" style:name="ro843">
      <style:table-row-properties style:row-height="22.5pt" style:use-optimal-row-height="false" fo:break-before="auto"/>
    </style:style>
    <style:style style:family="table-row" style:name="ro844">
      <style:table-row-properties style:row-height="22.5pt" style:use-optimal-row-height="false" fo:break-before="auto"/>
    </style:style>
    <style:style style:family="table-row" style:name="ro845">
      <style:table-row-properties style:row-height="22.5pt" style:use-optimal-row-height="false" fo:break-before="auto"/>
    </style:style>
    <style:style style:family="table-row" style:name="ro846">
      <style:table-row-properties style:row-height="22.5pt" style:use-optimal-row-height="false" fo:break-before="auto"/>
    </style:style>
    <style:style style:family="table-row" style:name="ro847">
      <style:table-row-properties style:row-height="22.5pt" style:use-optimal-row-height="false" fo:break-before="auto"/>
    </style:style>
    <style:style style:family="table-row" style:name="ro848">
      <style:table-row-properties style:row-height="22.5pt" style:use-optimal-row-height="false" fo:break-before="auto"/>
    </style:style>
    <style:style style:family="table-row" style:name="ro849">
      <style:table-row-properties style:row-height="22.5pt" style:use-optimal-row-height="false" fo:break-before="auto"/>
    </style:style>
    <style:style style:family="table-row" style:name="ro850">
      <style:table-row-properties style:row-height="22.5pt" style:use-optimal-row-height="false" fo:break-before="auto"/>
    </style:style>
    <style:style style:family="table-row" style:name="ro851">
      <style:table-row-properties style:row-height="22.5pt" style:use-optimal-row-height="false" fo:break-before="auto"/>
    </style:style>
    <style:style style:family="table-row" style:name="ro852">
      <style:table-row-properties style:row-height="22.5pt" style:use-optimal-row-height="false" fo:break-before="auto"/>
    </style:style>
    <style:style style:family="table-row" style:name="ro853">
      <style:table-row-properties style:row-height="22.5pt" style:use-optimal-row-height="false" fo:break-before="auto"/>
    </style:style>
    <style:style style:family="table-row" style:name="ro854">
      <style:table-row-properties style:row-height="22.5pt" style:use-optimal-row-height="false" fo:break-before="auto"/>
    </style:style>
    <style:style style:family="table-row" style:name="ro855">
      <style:table-row-properties style:row-height="22.5pt" style:use-optimal-row-height="false" fo:break-before="auto"/>
    </style:style>
    <style:style style:family="table-row" style:name="ro856">
      <style:table-row-properties style:row-height="22.5pt" style:use-optimal-row-height="false" fo:break-before="auto"/>
    </style:style>
    <style:style style:family="table-row" style:name="ro857">
      <style:table-row-properties style:row-height="22.5pt" style:use-optimal-row-height="false" fo:break-before="auto"/>
    </style:style>
    <style:style style:family="table-row" style:name="ro858">
      <style:table-row-properties style:row-height="22.5pt" style:use-optimal-row-height="false" fo:break-before="auto"/>
    </style:style>
    <style:style style:family="table-row" style:name="ro859">
      <style:table-row-properties style:row-height="22.5pt" style:use-optimal-row-height="false" fo:break-before="auto"/>
    </style:style>
    <style:style style:family="table-row" style:name="ro860">
      <style:table-row-properties style:row-height="22.5pt" style:use-optimal-row-height="false" fo:break-before="auto"/>
    </style:style>
    <style:style style:family="table-row" style:name="ro861">
      <style:table-row-properties style:row-height="22.5pt" style:use-optimal-row-height="false" fo:break-before="auto"/>
    </style:style>
    <style:style style:family="table-row" style:name="ro862">
      <style:table-row-properties style:row-height="22.5pt" style:use-optimal-row-height="false" fo:break-before="auto"/>
    </style:style>
    <style:style style:family="table-row" style:name="ro863">
      <style:table-row-properties style:row-height="22.5pt" style:use-optimal-row-height="false" fo:break-before="auto"/>
    </style:style>
    <style:style style:family="table-row" style:name="ro864">
      <style:table-row-properties style:row-height="22.5pt" style:use-optimal-row-height="false" fo:break-before="auto"/>
    </style:style>
    <style:style style:family="table-row" style:name="ro865">
      <style:table-row-properties style:row-height="22.5pt" style:use-optimal-row-height="false" fo:break-before="auto"/>
    </style:style>
    <style:style style:family="table-row" style:name="ro866">
      <style:table-row-properties style:row-height="22.5pt" style:use-optimal-row-height="false" fo:break-before="auto"/>
    </style:style>
    <style:style style:family="table-row" style:name="ro867">
      <style:table-row-properties style:row-height="22.5pt" style:use-optimal-row-height="false" fo:break-before="auto"/>
    </style:style>
    <style:style style:family="table-row" style:name="ro868">
      <style:table-row-properties style:row-height="22.5pt" style:use-optimal-row-height="false" fo:break-before="auto"/>
    </style:style>
    <style:style style:family="table-row" style:name="ro869">
      <style:table-row-properties style:row-height="22.5pt" style:use-optimal-row-height="false" fo:break-before="auto"/>
    </style:style>
    <style:style style:family="table-row" style:name="ro870">
      <style:table-row-properties style:row-height="22.5pt" style:use-optimal-row-height="false" fo:break-before="auto"/>
    </style:style>
    <style:style style:family="table-row" style:name="ro871">
      <style:table-row-properties style:row-height="22.5pt" style:use-optimal-row-height="false" fo:break-before="auto"/>
    </style:style>
    <style:style style:family="table-row" style:name="ro872">
      <style:table-row-properties style:row-height="22.5pt" style:use-optimal-row-height="false" fo:break-before="auto"/>
    </style:style>
    <style:style style:family="table-row" style:name="ro873">
      <style:table-row-properties style:row-height="22.5pt" style:use-optimal-row-height="false" fo:break-before="auto"/>
    </style:style>
    <style:style style:family="table-row" style:name="ro874">
      <style:table-row-properties style:row-height="22.5pt" style:use-optimal-row-height="false" fo:break-before="auto"/>
    </style:style>
    <style:style style:family="table-row" style:name="ro875">
      <style:table-row-properties style:row-height="22.5pt" style:use-optimal-row-height="false" fo:break-before="auto"/>
    </style:style>
    <style:style style:family="table-row" style:name="ro876">
      <style:table-row-properties style:row-height="22.5pt" style:use-optimal-row-height="false" fo:break-before="auto"/>
    </style:style>
    <style:style style:family="table-row" style:name="ro877">
      <style:table-row-properties style:row-height="22.5pt" style:use-optimal-row-height="false" fo:break-before="auto"/>
    </style:style>
    <style:style style:family="table-row" style:name="ro878">
      <style:table-row-properties style:row-height="22.5pt" style:use-optimal-row-height="false" fo:break-before="auto"/>
    </style:style>
    <style:style style:family="table-row" style:name="ro879">
      <style:table-row-properties style:row-height="22.5pt" style:use-optimal-row-height="false" fo:break-before="auto"/>
    </style:style>
    <style:style style:family="table-row" style:name="ro880">
      <style:table-row-properties style:row-height="22.5pt" style:use-optimal-row-height="false" fo:break-before="auto"/>
    </style:style>
    <style:style style:family="table-row" style:name="ro881">
      <style:table-row-properties style:row-height="22.5pt" style:use-optimal-row-height="false" fo:break-before="auto"/>
    </style:style>
    <style:style style:family="table-row" style:name="ro882">
      <style:table-row-properties style:row-height="22.5pt" style:use-optimal-row-height="false" fo:break-before="auto"/>
    </style:style>
    <style:style style:family="table-row" style:name="ro883">
      <style:table-row-properties style:row-height="22.5pt" style:use-optimal-row-height="false" fo:break-before="auto"/>
    </style:style>
    <style:style style:family="table-row" style:name="ro884">
      <style:table-row-properties style:row-height="22.5pt" style:use-optimal-row-height="false" fo:break-before="auto"/>
    </style:style>
    <style:style style:family="table-row" style:name="ro885">
      <style:table-row-properties style:row-height="22.5pt" style:use-optimal-row-height="false" fo:break-before="auto"/>
    </style:style>
    <style:style style:family="table-row" style:name="ro886">
      <style:table-row-properties style:row-height="22.5pt" style:use-optimal-row-height="false" fo:break-before="auto"/>
    </style:style>
    <style:style style:family="table-row" style:name="ro887">
      <style:table-row-properties style:row-height="22.5pt" style:use-optimal-row-height="false" fo:break-before="auto"/>
    </style:style>
    <style:style style:family="table-row" style:name="ro888">
      <style:table-row-properties style:row-height="22.5pt" style:use-optimal-row-height="false" fo:break-before="auto"/>
    </style:style>
    <style:style style:family="table-row" style:name="ro889">
      <style:table-row-properties style:row-height="22.5pt" style:use-optimal-row-height="false" fo:break-before="auto"/>
    </style:style>
    <style:style style:family="table-row" style:name="ro890">
      <style:table-row-properties style:row-height="22.5pt" style:use-optimal-row-height="false" fo:break-before="auto"/>
    </style:style>
    <style:style style:family="table-row" style:name="ro891">
      <style:table-row-properties style:row-height="22.5pt" style:use-optimal-row-height="false" fo:break-before="auto"/>
    </style:style>
    <style:style style:family="table-row" style:name="ro892">
      <style:table-row-properties style:row-height="22.5pt" style:use-optimal-row-height="false" fo:break-before="auto"/>
    </style:style>
    <style:style style:family="table-row" style:name="ro893">
      <style:table-row-properties style:row-height="22.5pt" style:use-optimal-row-height="false" fo:break-before="auto"/>
    </style:style>
    <style:style style:family="table-row" style:name="ro894">
      <style:table-row-properties style:row-height="22.5pt" style:use-optimal-row-height="false" fo:break-before="auto"/>
    </style:style>
    <style:style style:family="table-row" style:name="ro895">
      <style:table-row-properties style:row-height="22.5pt" style:use-optimal-row-height="false" fo:break-before="auto"/>
    </style:style>
    <style:style style:family="table-row" style:name="ro896">
      <style:table-row-properties style:row-height="22.5pt" style:use-optimal-row-height="false" fo:break-before="auto"/>
    </style:style>
    <style:style style:family="table-row" style:name="ro897">
      <style:table-row-properties style:row-height="22.5pt" style:use-optimal-row-height="false" fo:break-before="auto"/>
    </style:style>
    <style:style style:family="table-row" style:name="ro898">
      <style:table-row-properties style:row-height="22.5pt" style:use-optimal-row-height="false" fo:break-before="auto"/>
    </style:style>
    <style:style style:family="table-row" style:name="ro899">
      <style:table-row-properties style:row-height="22.5pt" style:use-optimal-row-height="false" fo:break-before="auto"/>
    </style:style>
    <style:style style:family="table-row" style:name="ro900">
      <style:table-row-properties style:row-height="22.5pt" style:use-optimal-row-height="false" fo:break-before="auto"/>
    </style:style>
    <style:style style:family="table-row" style:name="ro901">
      <style:table-row-properties style:row-height="22.5pt" style:use-optimal-row-height="false" fo:break-before="auto"/>
    </style:style>
    <style:style style:family="table-row" style:name="ro902">
      <style:table-row-properties style:row-height="22.5pt" style:use-optimal-row-height="false" fo:break-before="auto"/>
    </style:style>
    <style:style style:family="table-row" style:name="ro903">
      <style:table-row-properties style:row-height="22.5pt" style:use-optimal-row-height="false" fo:break-before="auto"/>
    </style:style>
    <style:style style:family="table-row" style:name="ro904">
      <style:table-row-properties style:row-height="22.5pt" style:use-optimal-row-height="false" fo:break-before="auto"/>
    </style:style>
    <style:style style:family="table-row" style:name="ro905">
      <style:table-row-properties style:row-height="22.5pt" style:use-optimal-row-height="false" fo:break-before="auto"/>
    </style:style>
    <style:style style:family="table-row" style:name="ro906">
      <style:table-row-properties style:row-height="22.5pt" style:use-optimal-row-height="false" fo:break-before="auto"/>
    </style:style>
    <style:style style:family="table-row" style:name="ro907">
      <style:table-row-properties style:row-height="22.5pt" style:use-optimal-row-height="false" fo:break-before="auto"/>
    </style:style>
    <style:style style:family="table-row" style:name="ro908">
      <style:table-row-properties style:row-height="22.5pt" style:use-optimal-row-height="false" fo:break-before="auto"/>
    </style:style>
    <style:style style:family="table-row" style:name="ro909">
      <style:table-row-properties style:row-height="22.5pt" style:use-optimal-row-height="false" fo:break-before="auto"/>
    </style:style>
    <style:style style:family="table-row" style:name="ro910">
      <style:table-row-properties style:row-height="22.5pt" style:use-optimal-row-height="false" fo:break-before="auto"/>
    </style:style>
    <style:style style:family="table-row" style:name="ro911">
      <style:table-row-properties style:row-height="22.5pt" style:use-optimal-row-height="false" fo:break-before="auto"/>
    </style:style>
    <style:style style:family="table-row" style:name="ro912">
      <style:table-row-properties style:row-height="22.5pt" style:use-optimal-row-height="false" fo:break-before="auto"/>
    </style:style>
    <style:style style:family="table-row" style:name="ro913">
      <style:table-row-properties style:row-height="22.5pt" style:use-optimal-row-height="false" fo:break-before="auto"/>
    </style:style>
    <style:style style:family="table-row" style:name="ro914">
      <style:table-row-properties style:row-height="22.5pt" style:use-optimal-row-height="false" fo:break-before="auto"/>
    </style:style>
    <style:style style:family="table-row" style:name="ro915">
      <style:table-row-properties style:row-height="22.5pt" style:use-optimal-row-height="false" fo:break-before="auto"/>
    </style:style>
    <style:style style:family="table-row" style:name="ro916">
      <style:table-row-properties style:row-height="22.5pt" style:use-optimal-row-height="false" fo:break-before="auto"/>
    </style:style>
    <style:style style:family="table-row" style:name="ro917">
      <style:table-row-properties style:row-height="22.5pt" style:use-optimal-row-height="false" fo:break-before="auto"/>
    </style:style>
    <style:style style:family="table-row" style:name="ro918">
      <style:table-row-properties style:row-height="22.5pt" style:use-optimal-row-height="false" fo:break-before="auto"/>
    </style:style>
    <style:style style:family="table-row" style:name="ro919">
      <style:table-row-properties style:row-height="22.5pt" style:use-optimal-row-height="false" fo:break-before="auto"/>
    </style:style>
    <style:style style:family="table-row" style:name="ro920">
      <style:table-row-properties style:row-height="22.5pt" style:use-optimal-row-height="false" fo:break-before="auto"/>
    </style:style>
    <style:style style:family="table-row" style:name="ro921">
      <style:table-row-properties style:row-height="22.5pt" style:use-optimal-row-height="false" fo:break-before="auto"/>
    </style:style>
    <style:style style:family="table-row" style:name="ro922">
      <style:table-row-properties style:row-height="22.5pt" style:use-optimal-row-height="false" fo:break-before="auto"/>
    </style:style>
    <style:style style:family="table-row" style:name="ro923">
      <style:table-row-properties style:row-height="22.5pt" style:use-optimal-row-height="false" fo:break-before="auto"/>
    </style:style>
    <style:style style:family="table-row" style:name="ro924">
      <style:table-row-properties style:row-height="22.5pt" style:use-optimal-row-height="false" fo:break-before="auto"/>
    </style:style>
    <style:style style:family="table-row" style:name="ro925">
      <style:table-row-properties style:row-height="22.5pt" style:use-optimal-row-height="false" fo:break-before="auto"/>
    </style:style>
    <style:style style:family="table-row" style:name="ro926">
      <style:table-row-properties style:row-height="22.5pt" style:use-optimal-row-height="false" fo:break-before="auto"/>
    </style:style>
    <style:style style:family="table-row" style:name="ro927">
      <style:table-row-properties style:row-height="22.5pt" style:use-optimal-row-height="false" fo:break-before="auto"/>
    </style:style>
    <style:style style:family="table-row" style:name="ro928">
      <style:table-row-properties style:row-height="22.5pt" style:use-optimal-row-height="false" fo:break-before="auto"/>
    </style:style>
    <style:style style:family="table-row" style:name="ro929">
      <style:table-row-properties style:row-height="22.5pt" style:use-optimal-row-height="false" fo:break-before="auto"/>
    </style:style>
    <style:style style:family="table-row" style:name="ro930">
      <style:table-row-properties style:row-height="22.5pt" style:use-optimal-row-height="false" fo:break-before="auto"/>
    </style:style>
    <style:style style:family="table-row" style:name="ro931">
      <style:table-row-properties style:row-height="22.5pt" style:use-optimal-row-height="false" fo:break-before="auto"/>
    </style:style>
    <style:style style:family="table-row" style:name="ro932">
      <style:table-row-properties style:row-height="22.5pt" style:use-optimal-row-height="false" fo:break-before="auto"/>
    </style:style>
    <style:style style:family="table-row" style:name="ro933">
      <style:table-row-properties style:row-height="22.5pt" style:use-optimal-row-height="false" fo:break-before="auto"/>
    </style:style>
    <style:style style:family="table-row" style:name="ro934">
      <style:table-row-properties style:row-height="22.5pt" style:use-optimal-row-height="false" fo:break-before="auto"/>
    </style:style>
    <style:style style:family="table-row" style:name="ro935">
      <style:table-row-properties style:row-height="22.5pt" style:use-optimal-row-height="false" fo:break-before="auto"/>
    </style:style>
    <style:style style:family="table-row" style:name="ro936">
      <style:table-row-properties style:row-height="22.5pt" style:use-optimal-row-height="false" fo:break-before="auto"/>
    </style:style>
    <style:style style:family="table-row" style:name="ro937">
      <style:table-row-properties style:row-height="22.5pt" style:use-optimal-row-height="false" fo:break-before="auto"/>
    </style:style>
    <style:style style:family="table-row" style:name="ro938">
      <style:table-row-properties style:row-height="22.5pt" style:use-optimal-row-height="false" fo:break-before="auto"/>
    </style:style>
    <style:style style:family="table-row" style:name="ro939">
      <style:table-row-properties style:row-height="22.5pt" style:use-optimal-row-height="false" fo:break-before="auto"/>
    </style:style>
    <style:style style:family="table-row" style:name="ro940">
      <style:table-row-properties style:row-height="22.5pt" style:use-optimal-row-height="false" fo:break-before="auto"/>
    </style:style>
    <style:style style:family="table-row" style:name="ro941">
      <style:table-row-properties style:row-height="22.5pt" style:use-optimal-row-height="false" fo:break-before="auto"/>
    </style:style>
    <style:style style:family="table-row" style:name="ro942">
      <style:table-row-properties style:row-height="22.5pt" style:use-optimal-row-height="false" fo:break-before="auto"/>
    </style:style>
    <style:style style:family="table-row" style:name="ro943">
      <style:table-row-properties style:row-height="22.5pt" style:use-optimal-row-height="false" fo:break-before="auto"/>
    </style:style>
    <style:style style:family="table-row" style:name="ro944">
      <style:table-row-properties style:row-height="22.5pt" style:use-optimal-row-height="false" fo:break-before="auto"/>
    </style:style>
    <style:style style:family="table-row" style:name="ro945">
      <style:table-row-properties style:row-height="22.5pt" style:use-optimal-row-height="false" fo:break-before="auto"/>
    </style:style>
    <style:style style:family="table-row" style:name="ro946">
      <style:table-row-properties style:row-height="22.5pt" style:use-optimal-row-height="false" fo:break-before="auto"/>
    </style:style>
    <style:style style:family="table-row" style:name="ro947">
      <style:table-row-properties style:row-height="22.5pt" style:use-optimal-row-height="false" fo:break-before="auto"/>
    </style:style>
    <style:style style:family="table-row" style:name="ro948">
      <style:table-row-properties style:row-height="22.5pt" style:use-optimal-row-height="false" fo:break-before="auto"/>
    </style:style>
    <style:style style:family="table-row" style:name="ro949">
      <style:table-row-properties style:row-height="22.5pt" style:use-optimal-row-height="false" fo:break-before="auto"/>
    </style:style>
    <style:style style:family="table-row" style:name="ro950">
      <style:table-row-properties style:row-height="22.5pt" style:use-optimal-row-height="false" fo:break-before="auto"/>
    </style:style>
    <style:style style:family="table-row" style:name="ro951">
      <style:table-row-properties style:row-height="22.5pt" style:use-optimal-row-height="false" fo:break-before="auto"/>
    </style:style>
    <style:style style:family="table-row" style:name="ro952">
      <style:table-row-properties style:row-height="22.5pt" style:use-optimal-row-height="false" fo:break-before="auto"/>
    </style:style>
    <style:style style:family="table-row" style:name="ro953">
      <style:table-row-properties style:row-height="22.5pt" style:use-optimal-row-height="false" fo:break-before="auto"/>
    </style:style>
    <style:style style:family="table-row" style:name="ro954">
      <style:table-row-properties style:row-height="22.5pt" style:use-optimal-row-height="false" fo:break-before="auto"/>
    </style:style>
    <style:style style:family="table-row" style:name="ro955">
      <style:table-row-properties style:row-height="22.5pt" style:use-optimal-row-height="false" fo:break-before="auto"/>
    </style:style>
    <style:style style:family="table-row" style:name="ro956">
      <style:table-row-properties style:row-height="22.5pt" style:use-optimal-row-height="false" fo:break-before="auto"/>
    </style:style>
    <style:style style:family="table-row" style:name="ro957">
      <style:table-row-properties style:row-height="22.5pt" style:use-optimal-row-height="false" fo:break-before="auto"/>
    </style:style>
    <style:style style:family="table-row" style:name="ro958">
      <style:table-row-properties style:row-height="22.5pt" style:use-optimal-row-height="false" fo:break-before="auto"/>
    </style:style>
    <style:style style:family="table-row" style:name="ro959">
      <style:table-row-properties style:row-height="22.5pt" style:use-optimal-row-height="false" fo:break-before="auto"/>
    </style:style>
    <style:style style:family="table-row" style:name="ro960">
      <style:table-row-properties style:row-height="22.5pt" style:use-optimal-row-height="false" fo:break-before="auto"/>
    </style:style>
    <style:style style:family="table-row" style:name="ro961">
      <style:table-row-properties style:row-height="22.5pt" style:use-optimal-row-height="false" fo:break-before="auto"/>
    </style:style>
    <style:style style:family="table-row" style:name="ro962">
      <style:table-row-properties style:row-height="22.5pt" style:use-optimal-row-height="false" fo:break-before="auto"/>
    </style:style>
    <style:style style:family="table-row" style:name="ro963">
      <style:table-row-properties style:row-height="22.5pt" style:use-optimal-row-height="false" fo:break-before="auto"/>
    </style:style>
    <style:style style:family="table-row" style:name="ro964">
      <style:table-row-properties style:row-height="22.5pt" style:use-optimal-row-height="false" fo:break-before="auto"/>
    </style:style>
    <style:style style:family="table-row" style:name="ro965">
      <style:table-row-properties style:row-height="22.5pt" style:use-optimal-row-height="false" fo:break-before="auto"/>
    </style:style>
    <style:style style:family="table-row" style:name="ro966">
      <style:table-row-properties style:row-height="22.5pt" style:use-optimal-row-height="false" fo:break-before="auto"/>
    </style:style>
    <style:style style:family="table-row" style:name="ro967">
      <style:table-row-properties style:row-height="22.5pt" style:use-optimal-row-height="false" fo:break-before="auto"/>
    </style:style>
    <style:style style:family="table-row" style:name="ro968">
      <style:table-row-properties style:row-height="22.5pt" style:use-optimal-row-height="false" fo:break-before="auto"/>
    </style:style>
    <style:style style:family="table-row" style:name="ro969">
      <style:table-row-properties style:row-height="22.5pt" style:use-optimal-row-height="false" fo:break-before="auto"/>
    </style:style>
    <style:style style:family="table-row" style:name="ro970">
      <style:table-row-properties style:row-height="22.5pt" style:use-optimal-row-height="false" fo:break-before="auto"/>
    </style:style>
    <style:style style:family="table-row" style:name="ro971">
      <style:table-row-properties style:row-height="22.5pt" style:use-optimal-row-height="false" fo:break-before="auto"/>
    </style:style>
    <style:style style:family="table-row" style:name="ro972">
      <style:table-row-properties style:row-height="22.5pt" style:use-optimal-row-height="false" fo:break-before="auto"/>
    </style:style>
    <style:style style:family="table-row" style:name="ro973">
      <style:table-row-properties style:row-height="22.5pt" style:use-optimal-row-height="false" fo:break-before="auto"/>
    </style:style>
    <style:style style:family="table-row" style:name="ro974">
      <style:table-row-properties style:row-height="22.5pt" style:use-optimal-row-height="false" fo:break-before="auto"/>
    </style:style>
    <style:style style:family="table-row" style:name="ro975">
      <style:table-row-properties style:row-height="22.5pt" style:use-optimal-row-height="false" fo:break-before="auto"/>
    </style:style>
    <style:style style:family="table-row" style:name="ro976">
      <style:table-row-properties style:row-height="22.5pt" style:use-optimal-row-height="false" fo:break-before="auto"/>
    </style:style>
    <style:style style:family="table-row" style:name="ro977">
      <style:table-row-properties style:row-height="22.5pt" style:use-optimal-row-height="false" fo:break-before="auto"/>
    </style:style>
    <style:style style:family="table-row" style:name="ro978">
      <style:table-row-properties style:row-height="22.5pt" style:use-optimal-row-height="false" fo:break-before="auto"/>
    </style:style>
    <style:style style:family="table-row" style:name="ro979">
      <style:table-row-properties style:row-height="22.5pt" style:use-optimal-row-height="false" fo:break-before="auto"/>
    </style:style>
    <style:style style:family="table-row" style:name="ro980">
      <style:table-row-properties style:row-height="22.5pt" style:use-optimal-row-height="false" fo:break-before="auto"/>
    </style:style>
    <style:style style:family="table-row" style:name="ro981">
      <style:table-row-properties style:row-height="22.5pt" style:use-optimal-row-height="false" fo:break-before="auto"/>
    </style:style>
    <style:style style:family="table-row" style:name="ro982">
      <style:table-row-properties style:row-height="22.5pt" style:use-optimal-row-height="false" fo:break-before="auto"/>
    </style:style>
    <style:style style:family="table-row" style:name="ro983">
      <style:table-row-properties style:row-height="22.5pt" style:use-optimal-row-height="false" fo:break-before="auto"/>
    </style:style>
    <style:style style:family="table-row" style:name="ro984">
      <style:table-row-properties style:row-height="22.5pt" style:use-optimal-row-height="false" fo:break-before="auto"/>
    </style:style>
  </office:automatic-styles>
  <office:body>
    <office:spreadsheet>
      <table:content-validations>
        <table:content-validation table:name="DataValidation_1" table:condition="of:cell-content-is-in-list(&quot;Muss&quot;;&quot;Kann&quot;)" table:allow-empty-cell="false" table:base-cell-address="V0.1.E2">
          <table:error-message table:message-type="stop" table:display="false"/>
          <table:help-message table:display="false"/>
        </table:content-validation>
        <table:content-validation table:name="DataValidation_2" table:condition="of:cell-content-is-in-list(&quot;V 0.1&quot;;&quot;V 0.5&quot;;&quot;V 1.0&quot;;&quot;tbd&quot;)" table:allow-empty-cell="false" table:base-cell-address="V0.1.F2">
          <table:error-message table:message-type="stop" table:display="false"/>
          <table:help-message table:display="false"/>
        </table:content-validation>
      </table:content-validations>
      <table:table table:name="V0.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number-columns-repeated="1118" table:style-name="co8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ID</text:span></text:p>
          </table:table-cell>
          <table:table-cell table:style-name="ce4" office:value-type="string" calcext:value-type="string">
            <text:p><text:span text:style-name="T2">Bereich</text:span></text:p>
          </table:table-cell>
          <table:table-cell table:style-name="ce4" office:value-type="string" calcext:value-type="string">
            <text:p><text:span text:style-name="T3">Typ</text:span></text:p>
          </table:table-cell>
          <table:table-cell table:style-name="ce5" office:value-type="string" calcext:value-type="string">
            <text:p><text:span text:style-name="T4">Beschreibung</text:span></text:p>
          </table:table-cell>
          <table:table-cell table:style-name="ce4" office:value-type="string" calcext:value-type="string">
            <text:p><text:span text:style-name="T5">Priorität</text:span></text:p>
          </table:table-cell>
          <table:table-cell table:style-name="ce4" office:value-type="string" calcext:value-type="string">
            <text:p><text:span text:style-name="T6">Version</text:span></text:p>
          </table:table-cell>
          <table:table-cell table:style-name="ce4" office:value-type="string" calcext:value-type="string">
            <text:p>Erledigt</text:p>
          </table:table-cell>
          <table:table-cell table:number-columns-repeated="1024"/>
        </table:table-row>
        <table:table-row table:style-name="ro3">
          <table:table-cell table:style-name="ce6" office:value-type="string" calcext:value-type="string">
            <text:p><text:span text:style-name="T7">U001</text:span></text:p>
          </table:table-cell>
          <table:table-cell table:style-name="ce6" office:value-type="string" calcext:value-type="string">
            <text:p><text:span text:style-name="T8">Usermanagement</text:span></text:p>
          </table:table-cell>
          <table:table-cell table:style-name="ce6" office:value-type="string" calcext:value-type="string">
            <text:p><text:span text:style-name="T9">Userinput</text:span></text:p>
          </table:table-cell>
          <table:table-cell table:style-name="ce7" office:value-type="string" calcext:value-type="string">
            <text:p><text:span text:style-name="T10">Der User erstellt einen Account unter Angabe eines Namens.</text:span></text:p>
          </table:table-cell>
          <table:table-cell table:style-name="ce8" table:content-validation-name="DataValidation_1" office:value-type="string" calcext:value-type="string">
            <text:p><text:span text:style-name="T11">Muss</text:span></text:p>
          </table:table-cell>
          <table:table-cell table:style-name="ce6" table:content-validation-name="DataValidation_2" office:value-type="string" calcext:value-type="string">
            <text:p>V 0.1</text:p>
          </table:table-cell>
          <table:table-cell office:value-type="string" calcext:value-type="string">
            <text:p>x</text:p>
          </table:table-cell>
          <table:table-cell table:number-columns-repeated="1024"/>
        </table:table-row>
        <table:table-row table:style-name="ro4">
          <table:table-cell table:style-name="ce6" office:value-type="string" calcext:value-type="string">
            <text:p><text:span text:style-name="T12">U002</text:span></text:p>
          </table:table-cell>
          <table:table-cell table:style-name="ce6" office:value-type="string" calcext:value-type="string">
            <text:p><text:span text:style-name="T13">Usermanagement</text:span></text:p>
          </table:table-cell>
          <table:table-cell table:style-name="ce6" office:value-type="string" calcext:value-type="string">
            <text:p><text:span text:style-name="T14">Transformation</text:span></text:p>
          </table:table-cell>
          <table:table-cell table:style-name="ce7" office:value-type="string" calcext:value-type="string">
            <text:p>Der User kann seinen hinterlegten Account ändern oder löschen.</text:p>
          </table:table-cell>
          <table:table-cell table:style-name="ce6" table:content-validation-name="DataValidation_1" office:value-type="string" calcext:value-type="string">
            <text:p><text:span text:style-name="T15">Muss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5">
          <table:table-cell table:style-name="ce6" office:value-type="string" calcext:value-type="string">
            <text:p><text:span text:style-name="T16">U003</text:span></text:p>
          </table:table-cell>
          <table:table-cell table:style-name="ce6" office:value-type="string" calcext:value-type="string">
            <text:p><text:span text:style-name="T17">Usermanagement</text:span></text:p>
          </table:table-cell>
          <table:table-cell table:style-name="ce6" office:value-type="string" calcext:value-type="string">
            <text:p><text:span text:style-name="T18">Userinput</text:span></text:p>
          </table:table-cell>
          <table:table-cell table:style-name="ce7" office:value-type="string" calcext:value-type="string">
            <text:p><text:span text:style-name="T19">Der User hinterlegt seine biometrische Daten (Geburtsdatum, Geschlecht, Gewicht, Körpergröße, Fitnesslevel).</text:span></text:p>
          </table:table-cell>
          <table:table-cell table:style-name="ce6" table:content-validation-name="DataValidation_1" office:value-type="string" calcext:value-type="string">
            <text:p><text:span text:style-name="T20">Muss</text:span></text:p>
          </table:table-cell>
          <table:table-cell table:style-name="ce6" table:content-validation-name="DataValidation_2" office:value-type="string" calcext:value-type="string">
            <text:p><text:span text:style-name="T21">V 0.1</text:span></text:p>
          </table:table-cell>
          <table:table-cell office:value-type="string" calcext:value-type="string">
            <text:p>x</text:p>
          </table:table-cell>
          <table:table-cell table:number-columns-repeated="1024"/>
        </table:table-row>
        <table:table-row table:style-name="ro6">
          <table:table-cell table:style-name="ce6" office:value-type="string" calcext:value-type="string">
            <text:p><text:span text:style-name="T22">U004</text:span></text:p>
          </table:table-cell>
          <table:table-cell table:style-name="ce6" office:value-type="string" calcext:value-type="string">
            <text:p><text:span text:style-name="T23">Usermanagement</text:span></text:p>
          </table:table-cell>
          <table:table-cell table:style-name="ce6" office:value-type="string" calcext:value-type="string">
            <text:p><text:span text:style-name="T24">Transformation</text:span></text:p>
          </table:table-cell>
          <table:table-cell table:style-name="ce7" office:value-type="string" calcext:value-type="string">
            <text:p>Der User kann seine hinterlegten biometrischen Daten ändern.</text:p>
          </table:table-cell>
          <table:table-cell table:style-name="ce6" table:content-validation-name="DataValidation_1" office:value-type="string" calcext:value-type="string">
            <text:p><text:span text:style-name="T25">Muss</text:span></text:p>
          </table:table-cell>
          <table:table-cell table:style-name="ce6" table:content-validation-name="DataValidation_2" office:value-type="string" calcext:value-type="string">
            <text:p><text:span text:style-name="T26">V 0.1</text:span></text:p>
          </table:table-cell>
          <table:table-cell office:value-type="string" calcext:value-type="string">
            <text:p>x</text:p>
          </table:table-cell>
          <table:table-cell table:number-columns-repeated="1024"/>
        </table:table-row>
        <table:table-row table:style-name="ro7">
          <table:table-cell table:style-name="ce6" office:value-type="string" calcext:value-type="string">
            <text:p><text:span text:style-name="T27">U005</text:span></text:p>
          </table:table-cell>
          <table:table-cell table:style-name="ce6" office:value-type="string" calcext:value-type="string">
            <text:p><text:span text:style-name="T28">Usermanagement</text:span></text:p>
          </table:table-cell>
          <table:table-cell table:style-name="ce6" office:value-type="string" calcext:value-type="string">
            <text:p><text:span text:style-name="T29">Transformation</text:span></text:p>
          </table:table-cell>
          <table:table-cell table:style-name="ce7" office:value-type="string" calcext:value-type="string">
            <text:p><text:span text:style-name="T30">Der User kann das System von kcal, was der Default ist, auf kJ umstellen.</text:span></text:p>
          </table:table-cell>
          <table:table-cell table:style-name="ce6" table:content-validation-name="DataValidation_1" office:value-type="string" calcext:value-type="string">
            <text:p><text:span text:style-name="T31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8">
          <table:table-cell table:style-name="ce6" office:value-type="string" calcext:value-type="string">
            <text:p><text:span text:style-name="T32">K001</text:span></text:p>
          </table:table-cell>
          <table:table-cell table:style-name="ce6" office:value-type="string" calcext:value-type="string">
            <text:p><text:span text:style-name="T33">Kalorienmanagement</text:span></text:p>
          </table:table-cell>
          <table:table-cell table:style-name="ce6" office:value-type="string" calcext:value-type="string">
            <text:p><text:span text:style-name="T34">Userinput</text:span></text:p>
          </table:table-cell>
          <table:table-cell table:style-name="ce7" office:value-type="string" calcext:value-type="string">
            <text:p><text:span text:style-name="T35">Der User hinterlegt seine Nahrungsaufnahme (Essen und Trinken) unter Angabe der Menge in Gramm oder Milliliter.</text:span></text:p>
          </table:table-cell>
          <table:table-cell table:style-name="ce6" table:content-validation-name="DataValidation_1" office:value-type="string" calcext:value-type="string">
            <text:p><text:span text:style-name="T36">Muss</text:span></text:p>
          </table:table-cell>
          <table:table-cell table:style-name="ce6" table:content-validation-name="DataValidation_2" office:value-type="string" calcext:value-type="string">
            <text:p><text:span text:style-name="T37">V 0.5</text:span></text:p>
          </table:table-cell>
          <table:table-cell table:number-columns-repeated="1024"/>
        </table:table-row>
        <table:table-row table:style-name="ro9">
          <table:table-cell table:style-name="ce6" office:value-type="string" calcext:value-type="string">
            <text:p><text:span text:style-name="T38">K002</text:span></text:p>
          </table:table-cell>
          <table:table-cell table:style-name="ce6" office:value-type="string" calcext:value-type="string">
            <text:p><text:span text:style-name="T39">Kalorienmanagement</text:span></text:p>
          </table:table-cell>
          <table:table-cell table:style-name="ce6" office:value-type="string" calcext:value-type="string">
            <text:p><text:span text:style-name="T40">Userinput</text:span></text:p>
          </table:table-cell>
          <table:table-cell table:style-name="ce7" office:value-type="string" calcext:value-type="string">
            <text:p><text:span text:style-name="T41">Der User hinterlegt separat seine Wasseraufnahme unter Angabe der Menge in Milliliter.</text:span></text:p>
          </table:table-cell>
          <table:table-cell table:style-name="ce6" table:content-validation-name="DataValidation_1" office:value-type="string" calcext:value-type="string">
            <text:p><text:span text:style-name="T42">Muss</text:span></text:p>
          </table:table-cell>
          <table:table-cell table:style-name="ce6" table:content-validation-name="DataValidation_2" office:value-type="string" calcext:value-type="string">
            <text:p><text:span text:style-name="T43">V 0.1</text:span></text:p>
          </table:table-cell>
          <table:table-cell office:value-type="string" calcext:value-type="string">
            <text:p>x</text:p>
          </table:table-cell>
          <table:table-cell table:number-columns-repeated="1024"/>
        </table:table-row>
        <table:table-row table:style-name="ro10">
          <table:table-cell table:style-name="ce6" office:value-type="string" calcext:value-type="string">
            <text:p><text:span text:style-name="T44">K003</text:span></text:p>
          </table:table-cell>
          <table:table-cell table:style-name="ce6" office:value-type="string" calcext:value-type="string">
            <text:p><text:span text:style-name="T45">Kalorienmanagement</text:span></text:p>
          </table:table-cell>
          <table:table-cell table:style-name="ce6" office:value-type="string" calcext:value-type="string">
            <text:p><text:span text:style-name="T46">Userinput</text:span></text:p>
          </table:table-cell>
          <table:table-cell table:style-name="ce7" office:value-type="string" calcext:value-type="string">
            <text:p><text:span text:style-name="T47">Der User hinterlegt seine favorisierten Lebensmittelkombinationen als Mahlzeiten-Template unter Angabe des jeweiligen Lebensmittels sowie der jeweiligen Menge in Gramm.</text:span></text:p>
          </table:table-cell>
          <table:table-cell table:style-name="ce6" table:content-validation-name="DataValidation_1" office:value-type="string" calcext:value-type="string">
            <text:p><text:span text:style-name="T48">Muss</text:span></text:p>
          </table:table-cell>
          <table:table-cell table:style-name="ce6" table:content-validation-name="DataValidation_2" office:value-type="string" calcext:value-type="string">
            <text:p>V 0.5</text:p>
          </table:table-cell>
          <table:table-cell table:number-columns-repeated="1024"/>
        </table:table-row>
        <table:table-row table:style-name="ro11">
          <table:table-cell table:style-name="ce6" office:value-type="string" calcext:value-type="string">
            <text:p><text:span text:style-name="T49">K004</text:span></text:p>
          </table:table-cell>
          <table:table-cell table:style-name="ce6" office:value-type="string" calcext:value-type="string">
            <text:p><text:span text:style-name="T50">Kalorienmanagement</text:span></text:p>
          </table:table-cell>
          <table:table-cell table:style-name="ce6" office:value-type="string" calcext:value-type="string">
            <text:p><text:span text:style-name="T51">Userinput</text:span></text:p>
          </table:table-cell>
          <table:table-cell table:style-name="ce7" office:value-type="string" calcext:value-type="string">
            <text:p><text:span text:style-name="T52">Der User hinterlegt seine biometrischen Daten, anhand dessen der Grundumsatz ermittelt wird.</text:span></text:p>
          </table:table-cell>
          <table:table-cell table:style-name="ce6" table:content-validation-name="DataValidation_1" office:value-type="string" calcext:value-type="string">
            <text:p><text:span text:style-name="T53">Kann</text:span></text:p>
          </table:table-cell>
          <table:table-cell table:style-name="ce6" table:content-validation-name="DataValidation_2" office:value-type="string" calcext:value-type="string">
            <text:p><text:span text:style-name="T54">V 0.5</text:span></text:p>
          </table:table-cell>
          <table:table-cell table:number-columns-repeated="1024"/>
        </table:table-row>
        <table:table-row table:style-name="ro12">
          <table:table-cell table:style-name="ce6" office:value-type="string" calcext:value-type="string">
            <text:p><text:span text:style-name="T55">K005</text:span></text:p>
          </table:table-cell>
          <table:table-cell table:style-name="ce6" office:value-type="string" calcext:value-type="string">
            <text:p><text:span text:style-name="T56">Kalorienmanagement</text:span></text:p>
          </table:table-cell>
          <table:table-cell table:style-name="ce6" office:value-type="string" calcext:value-type="string">
            <text:p><text:span text:style-name="T57">Userinput</text:span></text:p>
          </table:table-cell>
          <table:table-cell table:style-name="ce7" office:value-type="string" calcext:value-type="string">
            <text:p><text:span text:style-name="T58">Der User verknüpft eine externe IoT/Smartwatch, anhand dessen das System Aktivitätsdaten (Schritte) importiert.</text:span></text:p>
          </table:table-cell>
          <table:table-cell table:style-name="ce6" table:content-validation-name="DataValidation_1" office:value-type="string" calcext:value-type="string">
            <text:p><text:span text:style-name="T59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13">
          <table:table-cell table:style-name="ce6" office:value-type="string" calcext:value-type="string">
            <text:p><text:span text:style-name="T60">K006</text:span></text:p>
          </table:table-cell>
          <table:table-cell table:style-name="ce6" office:value-type="string" calcext:value-type="string">
            <text:p><text:span text:style-name="T61">Kalorienmanagement</text:span></text:p>
          </table:table-cell>
          <table:table-cell table:style-name="ce6" office:value-type="string" calcext:value-type="string">
            <text:p><text:span text:style-name="T62">Userinput</text:span></text:p>
          </table:table-cell>
          <table:table-cell table:style-name="ce7" office:value-type="string" calcext:value-type="string">
            <text:p><text:span text:style-name="T63">Das System bietet eine Suchfunktion für Lebensmittel aus einer hinterlegten Datenbank an.</text:span></text:p>
          </table:table-cell>
          <table:table-cell table:style-name="ce6" table:content-validation-name="DataValidation_1" office:value-type="string" calcext:value-type="string">
            <text:p><text:span text:style-name="T64">Muss</text:span></text:p>
          </table:table-cell>
          <table:table-cell table:style-name="ce6" table:content-validation-name="DataValidation_2" office:value-type="string" calcext:value-type="string">
            <text:p>V 0.5</text:p>
          </table:table-cell>
          <table:table-cell table:number-columns-repeated="1024"/>
        </table:table-row>
        <table:table-row table:style-name="ro14">
          <table:table-cell table:style-name="ce6" office:value-type="string" calcext:value-type="string">
            <text:p><text:span text:style-name="T65">K007</text:span></text:p>
          </table:table-cell>
          <table:table-cell table:style-name="ce6" office:value-type="string" calcext:value-type="string">
            <text:p><text:span text:style-name="T66">Kalorienmanagement</text:span></text:p>
          </table:table-cell>
          <table:table-cell table:style-name="ce6" office:value-type="string" calcext:value-type="string">
            <text:p><text:span text:style-name="T67">Userinput</text:span></text:p>
          </table:table-cell>
          <table:table-cell table:style-name="ce7" office:value-type="string" calcext:value-type="string">
            <text:p><text:span text:style-name="T68">Das System kann Mahlzeiten basierend auf einem hochgeladenen Foto und einer KI-Schnittstelle identifizieren, um daraufhin einen Eintrag zu erstellen.</text:span></text:p>
          </table:table-cell>
          <table:table-cell table:style-name="ce6" table:content-validation-name="DataValidation_1" office:value-type="string" calcext:value-type="string">
            <text:p><text:span text:style-name="T69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15">
          <table:table-cell table:style-name="ce6" office:value-type="string" calcext:value-type="string">
            <text:p><text:span text:style-name="T70">K008</text:span></text:p>
          </table:table-cell>
          <table:table-cell table:style-name="ce6" office:value-type="string" calcext:value-type="string">
            <text:p><text:span text:style-name="T71">Kalorienmanagement</text:span></text:p>
          </table:table-cell>
          <table:table-cell table:style-name="ce6" office:value-type="string" calcext:value-type="string">
            <text:p><text:span text:style-name="T72">Transformation</text:span></text:p>
          </table:table-cell>
          <table:table-cell table:style-name="ce7" office:value-type="string" calcext:value-type="string">
            <text:p><text:span text:style-name="T73">Der User kann seine hinterlegten Einträge zum Kalorienmanagement ändern.</text:span></text:p>
          </table:table-cell>
          <table:table-cell table:style-name="ce6" table:content-validation-name="DataValidation_1" office:value-type="string" calcext:value-type="string">
            <text:p><text:span text:style-name="T74">Muss</text:span></text:p>
          </table:table-cell>
          <table:table-cell table:style-name="ce6" table:content-validation-name="DataValidation_2" office:value-type="string" calcext:value-type="string">
            <text:p><text:span text:style-name="T75">V 0.5</text:span></text:p>
          </table:table-cell>
          <table:table-cell table:number-columns-repeated="1024"/>
        </table:table-row>
        <table:table-row table:style-name="ro16">
          <table:table-cell table:style-name="ce6" office:value-type="string" calcext:value-type="string">
            <text:p><text:span text:style-name="T76">K009</text:span></text:p>
          </table:table-cell>
          <table:table-cell table:style-name="ce6" office:value-type="string" calcext:value-type="string">
            <text:p><text:span text:style-name="T77">Kalorienmanagement</text:span></text:p>
          </table:table-cell>
          <table:table-cell table:style-name="ce6" office:value-type="string" calcext:value-type="string">
            <text:p><text:span text:style-name="T78">Transformation</text:span></text:p>
          </table:table-cell>
          <table:table-cell table:style-name="ce7" office:value-type="string" calcext:value-type="string">
            <text:p><text:span text:style-name="T79">Der User kann seine hinterlegten Einträge zum Kalorienmanagement löschen.</text:span></text:p>
          </table:table-cell>
          <table:table-cell table:style-name="ce6" table:content-validation-name="DataValidation_1" office:value-type="string" calcext:value-type="string">
            <text:p><text:span text:style-name="T80">Muss</text:span></text:p>
          </table:table-cell>
          <table:table-cell table:style-name="ce6" table:content-validation-name="DataValidation_2" office:value-type="string" calcext:value-type="string">
            <text:p><text:span text:style-name="T81">V 0.5</text:span></text:p>
          </table:table-cell>
          <table:table-cell table:number-columns-repeated="1024"/>
        </table:table-row>
        <table:table-row table:style-name="ro17">
          <table:table-cell table:style-name="ce6" office:value-type="string" calcext:value-type="string">
            <text:p><text:span text:style-name="T82">K010</text:span></text:p>
          </table:table-cell>
          <table:table-cell table:style-name="ce6" office:value-type="string" calcext:value-type="string">
            <text:p><text:span text:style-name="T83">Kalorienmanagement</text:span></text:p>
          </table:table-cell>
          <table:table-cell table:style-name="ce6" office:value-type="string" calcext:value-type="string">
            <text:p><text:span text:style-name="T84">Transformation</text:span></text:p>
          </table:table-cell>
          <table:table-cell table:style-name="ce7" office:value-type="string" calcext:value-type="string">
            <text:p><text:span text:style-name="T85">Der User kann seine hinterlegte IoT/Smartwatch ändern.</text:span></text:p>
          </table:table-cell>
          <table:table-cell table:style-name="ce6" table:content-validation-name="DataValidation_1" office:value-type="string" calcext:value-type="string">
            <text:p><text:span text:style-name="T86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18">
          <table:table-cell table:style-name="ce6" office:value-type="string" calcext:value-type="string">
            <text:p><text:span text:style-name="T87">K011</text:span></text:p>
          </table:table-cell>
          <table:table-cell table:style-name="ce6" office:value-type="string" calcext:value-type="string">
            <text:p><text:span text:style-name="T88">Kalorienmanagement</text:span></text:p>
          </table:table-cell>
          <table:table-cell table:style-name="ce6" office:value-type="string" calcext:value-type="string">
            <text:p><text:span text:style-name="T89">Transformation</text:span></text:p>
          </table:table-cell>
          <table:table-cell table:style-name="ce7" office:value-type="string" calcext:value-type="string">
            <text:p><text:span text:style-name="T90">Der User kann seine hinterlegte IoT/Smartwatch löschen.</text:span></text:p>
          </table:table-cell>
          <table:table-cell table:style-name="ce6" table:content-validation-name="DataValidation_1" office:value-type="string" calcext:value-type="string">
            <text:p><text:span text:style-name="T91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style-name="ce9"/>
          <table:table-cell table:number-columns-repeated="1024"/>
        </table:table-row>
        <table:table-row table:style-name="ro19">
          <table:table-cell table:style-name="ce6" office:value-type="string" calcext:value-type="string">
            <text:p><text:span text:style-name="T92">A001</text:span></text:p>
          </table:table-cell>
          <table:table-cell table:style-name="ce6" office:value-type="string" calcext:value-type="string">
            <text:p><text:span text:style-name="T93">Analyse</text:span></text:p>
          </table:table-cell>
          <table:table-cell table:style-name="ce6" office:value-type="string" calcext:value-type="string">
            <text:p><text:span text:style-name="T94">Transformation</text:span></text:p>
          </table:table-cell>
          <table:table-cell table:style-name="ce7" office:value-type="string" calcext:value-type="string">
            <text:p><text:span text:style-name="T95">Das System berechnet den BMI aus den Parametern Größe und Gewicht.</text:span></text:p>
          </table:table-cell>
          <table:table-cell table:style-name="ce6" table:content-validation-name="DataValidation_1" office:value-type="string" calcext:value-type="string">
            <text:p><text:span text:style-name="T96">Muss</text:span></text:p>
          </table:table-cell>
          <table:table-cell table:style-name="ce6" table:content-validation-name="DataValidation_2" office:value-type="string" calcext:value-type="string">
            <text:p><text:span text:style-name="T97">V 0.1</text:span></text:p>
          </table:table-cell>
          <table:table-cell table:style-name="ce10" office:value-type="string" calcext:value-type="string">
            <text:p>x</text:p>
          </table:table-cell>
          <table:table-cell table:style-name="ce9"/>
          <table:table-cell table:number-columns-repeated="1024"/>
        </table:table-row>
        <table:table-row table:style-name="ro20">
          <table:table-cell table:style-name="ce6" office:value-type="string" calcext:value-type="string">
            <text:p><text:span text:style-name="T98">A002</text:span></text:p>
          </table:table-cell>
          <table:table-cell table:style-name="ce6" office:value-type="string" calcext:value-type="string">
            <text:p><text:span text:style-name="T99">Analyse</text:span></text:p>
          </table:table-cell>
          <table:table-cell table:style-name="ce6" office:value-type="string" calcext:value-type="string">
            <text:p><text:span text:style-name="T100">Transformation</text:span></text:p>
          </table:table-cell>
          <table:table-cell table:style-name="ce7" office:value-type="string" calcext:value-type="string">
            <text:p><text:span text:style-name="T101">Das System berechnet den Grundumsatz basierend auf Alter, Geschlecht, Gewicht, Körpergröße und Fitnesslevel.</text:span></text:p>
          </table:table-cell>
          <table:table-cell table:style-name="ce6" table:content-validation-name="DataValidation_1" office:value-type="string" calcext:value-type="string">
            <text:p><text:span text:style-name="T102">Muss</text:span></text:p>
          </table:table-cell>
          <table:table-cell table:style-name="ce6" table:content-validation-name="DataValidation_2" office:value-type="string" calcext:value-type="string">
            <text:p><text:span text:style-name="T103">V 0.5</text:span></text:p>
          </table:table-cell>
          <table:table-cell table:number-columns-repeated="1024"/>
        </table:table-row>
        <table:table-row table:style-name="ro21">
          <table:table-cell table:style-name="ce6" office:value-type="string" calcext:value-type="string">
            <text:p><text:span text:style-name="T104">A003</text:span></text:p>
          </table:table-cell>
          <table:table-cell table:style-name="ce6" office:value-type="string" calcext:value-type="string">
            <text:p><text:span text:style-name="T105">Analyse</text:span></text:p>
          </table:table-cell>
          <table:table-cell table:style-name="ce6" office:value-type="string" calcext:value-type="string">
            <text:p><text:span text:style-name="T106">Transformation</text:span></text:p>
          </table:table-cell>
          <table:table-cell table:style-name="ce7" office:value-type="string" calcext:value-type="string">
            <text:p><text:span text:style-name="T107">Das System berechnet die Flüssigkeitsbilanz basierend auf Gewicht.</text:span></text:p>
          </table:table-cell>
          <table:table-cell table:style-name="ce6" table:content-validation-name="DataValidation_1" office:value-type="string" calcext:value-type="string">
            <text:p><text:span text:style-name="T108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22">
          <table:table-cell table:style-name="ce6" office:value-type="string" calcext:value-type="string">
            <text:p><text:span text:style-name="T109">A004</text:span></text:p>
          </table:table-cell>
          <table:table-cell table:style-name="ce6" office:value-type="string" calcext:value-type="string">
            <text:p><text:span text:style-name="T110">Analyse</text:span></text:p>
          </table:table-cell>
          <table:table-cell table:style-name="ce6" office:value-type="string" calcext:value-type="string">
            <text:p><text:span text:style-name="T111">Transformation</text:span></text:p>
          </table:table-cell>
          <table:table-cell table:style-name="ce7" office:value-type="string" calcext:value-type="string">
            <text:p><text:span text:style-name="T112">Das System berechnet pro Nahungsaufnahme die anteiligen Nährwerte "Big 7": Energie (Kcal); Fett, davon gesättigte Fettsäure; Kohlenhydrate, davon Zucker; Eiweiß; Salz.</text:span></text:p>
          </table:table-cell>
          <table:table-cell table:style-name="ce6" table:content-validation-name="DataValidation_1" office:value-type="string" calcext:value-type="string">
            <text:p><text:span text:style-name="T113">Muss</text:span></text:p>
          </table:table-cell>
          <table:table-cell table:style-name="ce6" table:content-validation-name="DataValidation_2" office:value-type="string" calcext:value-type="string">
            <text:p><text:span text:style-name="T114">V 0.5</text:span></text:p>
          </table:table-cell>
          <table:table-cell table:number-columns-repeated="1024"/>
        </table:table-row>
        <table:table-row table:style-name="ro23">
          <table:table-cell table:style-name="ce6" office:value-type="string" calcext:value-type="string">
            <text:p><text:span text:style-name="T115">A005</text:span></text:p>
          </table:table-cell>
          <table:table-cell table:style-name="ce6" office:value-type="string" calcext:value-type="string">
            <text:p><text:span text:style-name="T116">Analyse</text:span></text:p>
          </table:table-cell>
          <table:table-cell table:style-name="ce6" office:value-type="string" calcext:value-type="string">
            <text:p><text:span text:style-name="T117">Transformation</text:span></text:p>
          </table:table-cell>
          <table:table-cell table:style-name="ce7" office:value-type="string" calcext:value-type="string">
            <text:p><text:span text:style-name="T118">Das System berechnet pro Nahungsaufnahme die anteiligen Vitamine, Mineralstoffe und Spurenelemente.</text:span></text:p>
          </table:table-cell>
          <table:table-cell table:style-name="ce6" table:content-validation-name="DataValidation_1" office:value-type="string" calcext:value-type="string">
            <text:p><text:span text:style-name="T119">Kann</text:span></text:p>
          </table:table-cell>
          <table:table-cell table:style-name="ce6" table:content-validation-name="DataValidation_2" office:value-type="string" calcext:value-type="string">
            <text:p><text:span text:style-name="T120">V 1.0</text:span></text:p>
          </table:table-cell>
          <table:table-cell table:style-name="ce9"/>
          <table:table-cell table:number-columns-repeated="1024"/>
        </table:table-row>
        <table:table-row table:style-name="ro24">
          <table:table-cell table:style-name="ce6" office:value-type="string" calcext:value-type="string">
            <text:p><text:span text:style-name="T121">A006</text:span></text:p>
          </table:table-cell>
          <table:table-cell table:style-name="ce6" office:value-type="string" calcext:value-type="string">
            <text:p><text:span text:style-name="T122">Analyse</text:span></text:p>
          </table:table-cell>
          <table:table-cell table:style-name="ce6" office:value-type="string" calcext:value-type="string">
            <text:p><text:span text:style-name="T123">Transformation</text:span></text:p>
          </table:table-cell>
          <table:table-cell table:style-name="ce7" office:value-type="string" calcext:value-type="string">
            <text:p><text:span text:style-name="T124">Der User sieht wie viel Wasser er am aktuellen Tag schon getrunken hat.</text:span></text:p>
          </table:table-cell>
          <table:table-cell table:style-name="ce6" table:content-validation-name="DataValidation_1" office:value-type="string" calcext:value-type="string">
            <text:p><text:span text:style-name="T125">Muss</text:span></text:p>
          </table:table-cell>
          <table:table-cell table:style-name="ce6" table:content-validation-name="DataValidation_2" office:value-type="string" calcext:value-type="string">
            <text:p><text:span text:style-name="T126">V 0.1</text:span></text:p>
          </table:table-cell>
          <table:table-cell office:value-type="string" calcext:value-type="string">
            <text:p>x</text:p>
          </table:table-cell>
          <table:table-cell table:style-name="ce9"/>
          <table:table-cell table:number-columns-repeated="1024"/>
        </table:table-row>
        <table:table-row table:style-name="ro25">
          <table:table-cell table:style-name="ce6" office:value-type="string" calcext:value-type="string">
            <text:p><text:span text:style-name="T127">A007</text:span></text:p>
          </table:table-cell>
          <table:table-cell table:style-name="ce6" office:value-type="string" calcext:value-type="string">
            <text:p><text:span text:style-name="T128">Analyse</text:span></text:p>
          </table:table-cell>
          <table:table-cell table:style-name="ce6" office:value-type="string" calcext:value-type="string">
            <text:p><text:span text:style-name="T129">Output</text:span></text:p>
          </table:table-cell>
          <table:table-cell table:style-name="ce7" office:value-type="string" calcext:value-type="string">
            <text:p><text:span text:style-name="T130">Der User sieht eine Darstellung des Soll/Ist-Zustandes seiner Kalorien des aktuellen Tages.</text:span></text:p>
          </table:table-cell>
          <table:table-cell table:style-name="ce6" table:content-validation-name="DataValidation_1" office:value-type="string" calcext:value-type="string">
            <text:p><text:span text:style-name="T131">Muss</text:span></text:p>
          </table:table-cell>
          <table:table-cell table:style-name="ce6" table:content-validation-name="DataValidation_2" office:value-type="string" calcext:value-type="string">
            <text:p><text:span text:style-name="T132">V 0.5</text:span></text:p>
          </table:table-cell>
          <table:table-cell table:style-name="ce9"/>
          <table:table-cell table:number-columns-repeated="1024"/>
        </table:table-row>
        <table:table-row table:style-name="ro26">
          <table:table-cell table:style-name="ce6" office:value-type="string" calcext:value-type="string">
            <text:p><text:span text:style-name="T133">A008</text:span></text:p>
          </table:table-cell>
          <table:table-cell table:style-name="ce6" office:value-type="string" calcext:value-type="string">
            <text:p><text:span text:style-name="T134">Analyse</text:span></text:p>
          </table:table-cell>
          <table:table-cell table:style-name="ce6" office:value-type="string" calcext:value-type="string">
            <text:p><text:span text:style-name="T135">Output</text:span></text:p>
          </table:table-cell>
          <table:table-cell table:style-name="ce7" office:value-type="string" calcext:value-type="string">
            <text:p><text:span text:style-name="T136">Der User sieht eine Darstellung des Soll/Ist-Zustandes seines "Wasserscores" des aktuellen Tages.</text:span></text:p>
          </table:table-cell>
          <table:table-cell table:style-name="ce6" table:content-validation-name="DataValidation_1" office:value-type="string" calcext:value-type="string">
            <text:p><text:span text:style-name="T137">Muss</text:span></text:p>
          </table:table-cell>
          <table:table-cell table:style-name="ce6" table:content-validation-name="DataValidation_2" office:value-type="string" calcext:value-type="string">
            <text:p>V 0.5</text:p>
          </table:table-cell>
          <table:table-cell table:number-columns-repeated="1024"/>
        </table:table-row>
        <table:table-row table:style-name="ro27">
          <table:table-cell table:style-name="ce6" office:value-type="string" calcext:value-type="string">
            <text:p><text:span text:style-name="T138">A009</text:span></text:p>
          </table:table-cell>
          <table:table-cell table:style-name="ce6" office:value-type="string" calcext:value-type="string">
            <text:p><text:span text:style-name="T139">Analyse</text:span></text:p>
          </table:table-cell>
          <table:table-cell table:style-name="ce6" office:value-type="string" calcext:value-type="string">
            <text:p><text:span text:style-name="T140">Output</text:span></text:p>
          </table:table-cell>
          <table:table-cell table:style-name="ce7" office:value-type="string" calcext:value-type="string">
            <text:p><text:span text:style-name="T141">Der User sieht eine Darstellung mit den Details der Makro- und Mikronährstoffe des aktuellen Tages.</text:span></text:p>
          </table:table-cell>
          <table:table-cell table:style-name="ce6" table:content-validation-name="DataValidation_1" office:value-type="string" calcext:value-type="string">
            <text:p><text:span text:style-name="T142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style-name="ce9"/>
          <table:table-cell table:number-columns-repeated="1024"/>
        </table:table-row>
        <table:table-row table:style-name="ro28">
          <table:table-cell table:style-name="ce6" office:value-type="string" calcext:value-type="string">
            <text:p><text:span text:style-name="T143">A010</text:span></text:p>
          </table:table-cell>
          <table:table-cell table:style-name="ce6" office:value-type="string" calcext:value-type="string">
            <text:p><text:span text:style-name="T144">Analyse</text:span></text:p>
          </table:table-cell>
          <table:table-cell table:style-name="ce6" office:value-type="string" calcext:value-type="string">
            <text:p><text:span text:style-name="T145">Output</text:span></text:p>
          </table:table-cell>
          <table:table-cell table:style-name="ce7" office:value-type="string" calcext:value-type="string">
            <text:p><text:span text:style-name="T146">Der User sieht eine Darstellung seines Gewichts und BMIs im zeitlichen Verlauf.</text:span></text:p>
          </table:table-cell>
          <table:table-cell table:style-name="ce6" table:content-validation-name="DataValidation_1" office:value-type="string" calcext:value-type="string">
            <text:p><text:span text:style-name="T147">Kann</text:span></text:p>
          </table:table-cell>
          <table:table-cell table:style-name="ce6" table:content-validation-name="DataValidation_2" office:value-type="string" calcext:value-type="string">
            <text:p><text:span text:style-name="T148">V 0.5</text:span></text:p>
          </table:table-cell>
          <table:table-cell table:number-columns-repeated="1024"/>
        </table:table-row>
        <table:table-row table:style-name="ro29">
          <table:table-cell table:style-name="ce6" office:value-type="string" calcext:value-type="string">
            <text:p><text:span text:style-name="T149">A011</text:span></text:p>
          </table:table-cell>
          <table:table-cell table:style-name="ce6" office:value-type="string" calcext:value-type="string">
            <text:p><text:span text:style-name="T150">Analyse</text:span></text:p>
          </table:table-cell>
          <table:table-cell table:style-name="ce6" office:value-type="string" calcext:value-type="string">
            <text:p><text:span text:style-name="T151">Output</text:span></text:p>
          </table:table-cell>
          <table:table-cell table:style-name="ce7" office:value-type="string" calcext:value-type="string">
            <text:p><text:span text:style-name="T152">Der User sieht eine Darstellung mit den Details der Makro- und Mikronährstoffe im zeitlichen Verlauf.</text:span></text:p>
          </table:table-cell>
          <table:table-cell table:style-name="ce6" table:content-validation-name="DataValidation_1" office:value-type="string" calcext:value-type="string">
            <text:p><text:span text:style-name="T153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30">
          <table:table-cell table:style-name="ce6" office:value-type="string" calcext:value-type="string">
            <text:p><text:span text:style-name="T154">A012</text:span></text:p>
          </table:table-cell>
          <table:table-cell table:style-name="ce6" office:value-type="string" calcext:value-type="string">
            <text:p><text:span text:style-name="T155">Analyse</text:span></text:p>
          </table:table-cell>
          <table:table-cell table:style-name="ce6" office:value-type="string" calcext:value-type="string">
            <text:p><text:span text:style-name="T156">Output</text:span></text:p>
          </table:table-cell>
          <table:table-cell table:style-name="ce7" office:value-type="string" calcext:value-type="string">
            <text:p><text:span text:style-name="T157">Der User sieht eine Darstellung seiner Wasseraufnahme im zeitlichen Verlauf.</text:span></text:p>
          </table:table-cell>
          <table:table-cell table:style-name="ce6" table:content-validation-name="DataValidation_1" office:value-type="string" calcext:value-type="string">
            <text:p><text:span text:style-name="T158">Kann</text:span></text:p>
          </table:table-cell>
          <table:table-cell table:style-name="ce6" table:content-validation-name="DataValidation_2" office:value-type="string" calcext:value-type="string">
            <text:p>V 0.5</text:p>
          </table:table-cell>
          <table:table-cell table:number-columns-repeated="1024"/>
        </table:table-row>
        <table:table-row table:style-name="ro31">
          <table:table-cell table:style-name="ce6" office:value-type="string" calcext:value-type="string">
            <text:p><text:span text:style-name="T159">I001</text:span></text:p>
          </table:table-cell>
          <table:table-cell table:style-name="ce6" office:value-type="string" calcext:value-type="string">
            <text:p><text:span text:style-name="T160">Interaktion</text:span></text:p>
          </table:table-cell>
          <table:table-cell table:style-name="ce6" office:value-type="string" calcext:value-type="string">
            <text:p><text:span text:style-name="T161">Output</text:span></text:p>
          </table:table-cell>
          <table:table-cell table:style-name="ce7" office:value-type="string" calcext:value-type="string">
            <text:p><text:span text:style-name="T162">Der User kann im System nach gesunden Rezepte suchen.</text:span></text:p>
          </table:table-cell>
          <table:table-cell table:style-name="ce6" table:content-validation-name="DataValidation_1" office:value-type="string" calcext:value-type="string">
            <text:p><text:span text:style-name="T163">Kann</text:span></text:p>
          </table:table-cell>
          <table:table-cell table:style-name="ce6" table:content-validation-name="DataValidation_2" office:value-type="string" calcext:value-type="string">
            <text:p>V 1.0</text:p>
          </table:table-cell>
          <table:table-cell table:number-columns-repeated="1024"/>
        </table:table-row>
        <table:table-row table:style-name="ro32">
          <table:table-cell table:style-name="ce6" office:value-type="string" calcext:value-type="string">
            <text:p><text:span text:style-name="T164">I002</text:span></text:p>
          </table:table-cell>
          <table:table-cell table:style-name="ce6" office:value-type="string" calcext:value-type="string">
            <text:p><text:span text:style-name="T165">Interaktion</text:span></text:p>
          </table:table-cell>
          <table:table-cell table:style-name="ce6" office:value-type="string" calcext:value-type="string">
            <text:p><text:span text:style-name="T166">Output</text:span></text:p>
          </table:table-cell>
          <table:table-cell table:style-name="ce7" office:value-type="string" calcext:value-type="string">
            <text:p><text:span text:style-name="T167">Der User kann seine eigenen Analysedaten mit Freunden teilen. </text:span></text:p>
          </table:table-cell>
          <table:table-cell table:style-name="ce6" table:content-validation-name="DataValidation_1" office:value-type="string" calcext:value-type="string">
            <text:p><text:span text:style-name="T168">Kann</text:span></text:p>
          </table:table-cell>
          <table:table-cell table:style-name="ce6" table:content-validation-name="DataValidation_2" office:value-type="string" calcext:value-type="string">
            <text:p>tbd</text:p>
          </table:table-cell>
          <table:table-cell table:number-columns-repeated="1024"/>
        </table:table-row>
        <table:table-row table:style-name="ro33">
          <table:table-cell table:style-name="ce6" office:value-type="string" calcext:value-type="string">
            <text:p><text:span text:style-name="T169">I003</text:span></text:p>
          </table:table-cell>
          <table:table-cell table:style-name="ce6" office:value-type="string" calcext:value-type="string">
            <text:p><text:span text:style-name="T170">Interaktion</text:span></text:p>
          </table:table-cell>
          <table:table-cell table:style-name="ce6" office:value-type="string" calcext:value-type="string">
            <text:p><text:span text:style-name="T171">Output</text:span></text:p>
          </table:table-cell>
          <table:table-cell table:style-name="ce7" office:value-type="string" calcext:value-type="string">
            <text:p><text:span text:style-name="T172">Der User erhält mittels eines Belohnungssystems Badges bei Erreichen von prozentualen Scores.</text:span></text:p>
          </table:table-cell>
          <table:table-cell table:style-name="ce6" table:content-validation-name="DataValidation_1" office:value-type="string" calcext:value-type="string">
            <text:p><text:span text:style-name="T173">Kann</text:span></text:p>
          </table:table-cell>
          <table:table-cell table:style-name="ce6" table:content-validation-name="DataValidation_2" office:value-type="string" calcext:value-type="string">
            <text:p><text:span text:style-name="T174">tbd</text:span></text:p>
          </table:table-cell>
          <table:table-cell table:style-name="ce9"/>
          <table:table-cell table:number-columns-repeated="1024"/>
        </table:table-row>
        <table:table-row table:style-name="ro34">
          <table:table-cell table:style-name="ce6" office:value-type="string" calcext:value-type="string">
            <text:p><text:span text:style-name="T175">I004</text:span></text:p>
          </table:table-cell>
          <table:table-cell table:style-name="ce6" office:value-type="string" calcext:value-type="string">
            <text:p><text:span text:style-name="T176">Interaktion</text:span></text:p>
          </table:table-cell>
          <table:table-cell table:style-name="ce6" office:value-type="string" calcext:value-type="string">
            <text:p><text:span text:style-name="T177">Output</text:span></text:p>
          </table:table-cell>
          <table:table-cell table:style-name="ce7" office:value-type="string" calcext:value-type="string">
            <text:p><text:span text:style-name="T178">Der User kann die Systemsprache zwischen Deutsch und Englisch umschalten.</text:span></text:p>
          </table:table-cell>
          <table:table-cell table:style-name="ce6" table:content-validation-name="DataValidation_1" office:value-type="string" calcext:value-type="string">
            <text:p><text:span text:style-name="T179">Muss</text:span></text:p>
          </table:table-cell>
          <table:table-cell table:style-name="ce6" table:content-validation-name="DataValidation_2" office:value-type="string" calcext:value-type="string">
            <text:p>V 0.5</text:p>
          </table:table-cell>
          <table:table-cell table:style-name="ce9"/>
          <table:table-cell table:number-columns-repeated="1024"/>
        </table:table-row>
        <table:table-row table:style-name="ro35">
          <table:table-cell table:style-name="ce6" office:value-type="string" calcext:value-type="string">
            <text:p><text:span text:style-name="T180">D001</text:span></text:p>
          </table:table-cell>
          <table:table-cell table:style-name="ce6" office:value-type="string" calcext:value-type="string">
            <text:p><text:span text:style-name="T181">Datenbank</text:span></text:p>
          </table:table-cell>
          <table:table-cell table:style-name="ce6" office:value-type="string" calcext:value-type="string">
            <text:p><text:span text:style-name="T182">Input</text:span></text:p>
          </table:table-cell>
          <table:table-cell table:style-name="ce7" office:value-type="string" calcext:value-type="string">
            <text:p><text:span text:style-name="T183">Das System hat Zugriff auf eine externe Lebensmitteldatenbank. Dort sind Lebensmittel mit ihrer Nähstoffzusammensetzung hinterlegt.</text:span></text:p>
          </table:table-cell>
          <table:table-cell table:style-name="ce6" table:content-validation-name="DataValidation_1" office:value-type="string" calcext:value-type="string">
            <text:p><text:span text:style-name="T184">Muss</text:span></text:p>
          </table:table-cell>
          <table:table-cell table:style-name="ce6" table:content-validation-name="DataValidation_2" office:value-type="string" calcext:value-type="string">
            <text:p><text:span text:style-name="T185">V 0.5</text:span></text:p>
          </table:table-cell>
          <table:table-cell table:number-columns-repeated="1024"/>
        </table:table-row>
        <table:table-row table:style-name="ro36">
          <table:table-cell table:style-name="ce6" office:value-type="string" calcext:value-type="string">
            <text:p><text:span text:style-name="T186">D002</text:span></text:p>
          </table:table-cell>
          <table:table-cell table:style-name="ce6" office:value-type="string" calcext:value-type="string">
            <text:p><text:span text:style-name="T187">Datenbank</text:span></text:p>
          </table:table-cell>
          <table:table-cell table:style-name="ce6" office:value-type="string" calcext:value-type="string">
            <text:p><text:span text:style-name="T188">Input</text:span></text:p>
          </table:table-cell>
          <table:table-cell table:style-name="ce7" office:value-type="string" calcext:value-type="string">
            <text:p><text:span text:style-name="T189">Das System hat Zugriff auf eine externe Rezeptdatenbank. Dort sind Rezepte anhand Suchwörtern für Zutaten hinterlegt. </text:span></text:p>
          </table:table-cell>
          <table:table-cell table:style-name="ce6" table:content-validation-name="DataValidation_1" office:value-type="string" calcext:value-type="string">
            <text:p><text:span text:style-name="T190">Kann</text:span></text:p>
          </table:table-cell>
          <table:table-cell table:style-name="ce6" table:content-validation-name="DataValidation_2" office:value-type="string" calcext:value-type="string">
            <text:p><text:span text:style-name="T191">tbd</text:span></text:p>
          </table:table-cell>
          <table:table-cell table:number-columns-repeated="1024"/>
        </table:table-row>
        <table:table-row table:style-name="ro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2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3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4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5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6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7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8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89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0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1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2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3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4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5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6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5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6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7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8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79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80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81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82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83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984">
          <table:table-cell table:style-name="ce6"/>
          <table:table-cell table:number-columns-repeated="2"/>
          <table:table-cell table:style-name="ce7"/>
          <table:table-cell table:style-name="ce6" table:content-validation-name="DataValidation_1"/>
          <table:table-cell table:content-validation-name="DataValidation_2"/>
          <table:table-cell table:number-columns-repeated="1023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V0.1.$A$1" table:cell-range-address="$V0.1.$A$1:$V0.1.$G$35"/>
        </table:named-expressions>
      </table:table>
      <table:named-expressions>
        <table:named-range table:name="Anforderungsanalyse" table:base-cell-address="$V01.$A$1" table:cell-range-address="V01.A1:V01.F983"/>
      </table:named-expressions>
      <table:database-ranges>
        <table:database-range table:name="__Anonymous_Sheet_DB__1" table:target-range-address="V0.1.A1:V0.1.G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2.655cm" fo:margin-bottom="2.655cm" fo:margin-left="1.778cm" fo:margin-right="1.778cm" style:print="charts drawings grid objects zero-values" style:scale-to="100%" style:table-centering="horizontal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